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Replacements/Object 8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6" manifest:media-type=""/>
  <manifest:file-entry manifest:full-path="ObjectReplacements/Object 18" manifest:media-type=""/>
  <manifest:file-entry manifest:full-path="ObjectReplacements/Object 142" manifest:media-type="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5" manifest:media-type=""/>
  <manifest:file-entry manifest:full-path="ObjectReplacements/Object 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6" manifest:media-type=""/>
  <manifest:file-entry manifest:full-path="ObjectReplacements/Object 78" manifest:media-type="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6" manifest:media-type=""/>
  <manifest:file-entry manifest:full-path="ObjectReplacements/Object 10" manifest:media-type=""/>
  <manifest:file-entry manifest:full-path="ObjectReplacements/Object 46" manifest:media-type="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9" manifest:media-type=""/>
  <manifest:file-entry manifest:full-path="ObjectReplacements/Object 55" manifest:media-type="application/x-openoffice-gdimetafile;windows_formatname=&quot;GDIMetaFile&quot;"/>
  <manifest:file-entry manifest:full-path="ObjectReplacements/Object 13" manifest:media-type=""/>
  <manifest:file-entry manifest:full-path="ObjectReplacements/Object 6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"/>
  <manifest:file-entry manifest:full-path="ObjectReplacements/Object 12" manifest:media-type="application/x-openoffice-gdimetafile;windows_formatname=&quot;GDIMetaFile&quot;"/>
  <manifest:file-entry manifest:full-path="ObjectReplacements/Object 76" manifest:media-type=""/>
  <manifest:file-entry manifest:full-path="ObjectReplacements/Object 1" manifest:media-type=""/>
  <manifest:file-entry manifest:full-path="ObjectReplacements/Object 10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0" manifest:media-type=""/>
  <manifest:file-entry manifest:full-path="ObjectReplacements/Object 11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1" manifest:media-type=""/>
  <manifest:file-entry manifest:full-path="ObjectReplacements/Object 9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52" manifest:media-type=""/>
  <manifest:file-entry manifest:full-path="ObjectReplacements/Object 53" manifest:media-type=""/>
  <manifest:file-entry manifest:full-path="ObjectReplacements/Object 25" manifest:media-type=""/>
  <manifest:file-entry manifest:full-path="ObjectReplacements/Object 12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8" manifest:media-type="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72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"/>
  <manifest:file-entry manifest:full-path="ObjectReplacements/Object 6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0" manifest:media-type=""/>
  <manifest:file-entry manifest:full-path="ObjectReplacements/Object 145" manifest:media-type="application/x-openoffice-gdimetafile;windows_formatname=&quot;GDIMetaFile&quot;"/>
  <manifest:file-entry manifest:full-path="ObjectReplacements/Object 144" manifest:media-type=""/>
  <manifest:file-entry manifest:full-path="ObjectReplacements/Object 7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4" manifest:media-type=""/>
  <manifest:file-entry manifest:full-path="ObjectReplacements/Object 77" manifest:media-type=""/>
  <manifest:file-entry manifest:full-path="ObjectReplacements/Object 6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8" manifest:media-type=""/>
  <manifest:file-entry manifest:full-path="ObjectReplacements/Object 99" manifest:media-type="application/x-openoffice-gdimetafile;windows_formatname=&quot;GDIMetaFile&quot;"/>
  <manifest:file-entry manifest:full-path="ObjectReplacements/Object 56" manifest:media-type=""/>
  <manifest:file-entry manifest:full-path="ObjectReplacements/Object 57" manifest:media-type=""/>
  <manifest:file-entry manifest:full-path="ObjectReplacements/Object 9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47" manifest:media-type=""/>
  <manifest:file-entry manifest:full-path="ObjectReplacements/Object 11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"/>
  <manifest:file-entry manifest:full-path="ObjectReplacements/Object 10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29" manifest:media-type=""/>
  <manifest:file-entry manifest:full-path="ObjectReplacements/Object 141" manifest:media-type=""/>
  <manifest:file-entry manifest:full-path="ObjectReplacements/Object 146" manifest:media-type=""/>
  <manifest:file-entry manifest:full-path="ObjectReplacements/Object 70" manifest:media-type="application/x-openoffice-gdimetafile;windows_formatname=&quot;GDIMetaFile&quot;"/>
  <manifest:file-entry manifest:full-path="ObjectReplacements/Object 130" manifest:media-type=""/>
  <manifest:file-entry manifest:full-path="ObjectReplacements/Object 143" manifest:media-type=""/>
  <manifest:file-entry manifest:full-path="ObjectReplacements/Object 82" manifest:media-type=""/>
  <manifest:file-entry manifest:full-path="ObjectReplacements/Object 108" manifest:media-type="application/x-openoffice-gdimetafile;windows_formatname=&quot;GDIMetaFile&quot;"/>
  <manifest:file-entry manifest:full-path="ObjectReplacements/Object 134" manifest:media-type=""/>
  <manifest:file-entry manifest:full-path="ObjectReplacements/Object 8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40" manifest:media-type=""/>
  <manifest:file-entry manifest:full-path="ObjectReplacements/Object 6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1556in" style:rel-column-width="58251*"/>
    </style:style>
    <style:style style:name="Table2.B" style:family="table-column">
      <style:table-column-properties style:column-width="0.7694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1556in" style:rel-column-width="58251*"/>
    </style:style>
    <style:style style:name="Table3.B" style:family="table-column">
      <style:table-column-properties style:column-width="0.769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1556in" style:rel-column-width="58251*"/>
    </style:style>
    <style:style style:name="Table1.B" style:family="table-column">
      <style:table-column-properties style:column-width="0.7694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1556in" style:rel-column-width="58251*"/>
    </style:style>
    <style:style style:name="Table4.B" style:family="table-column">
      <style:table-column-properties style:column-width="0.769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1556in" style:rel-column-width="58251*"/>
    </style:style>
    <style:style style:name="Table5.B" style:family="table-column">
      <style:table-column-properties style:column-width="0.7694in" style:rel-column-width="7284*"/>
    </style:style>
    <style:style style:name="Table5.A1" style:family="table-cell">
      <style:table-cell-properties style:vertical-align="middle" fo:padding="0.0382in" fo:border="none"/>
    </style:style>
    <style:style style:name="P1" style:family="paragraph" style:parent-style-name="Header">
      <style:text-properties fo:font-style="italic" officeooo:rsid="0039d3ab" officeooo:paragraph-rsid="0039d3ab" style:font-style-asian="italic" style:font-style-complex="italic"/>
    </style:style>
    <style:style style:name="P2" style:family="paragraph" style:parent-style-name="Header">
      <style:text-properties fo:font-style="italic" officeooo:rsid="0039d3ab" officeooo:paragraph-rsid="003d57c7" style:font-style-asian="italic" style:font-style-complex="italic"/>
    </style:style>
    <style:style style:name="P3" style:family="paragraph" style:parent-style-name="Standard">
      <style:text-properties officeooo:rsid="000c1738" officeooo:paragraph-rsid="000c1738"/>
    </style:style>
    <style:style style:name="P4" style:family="paragraph" style:parent-style-name="Standard">
      <style:text-properties officeooo:rsid="000c1738" officeooo:paragraph-rsid="002951f6"/>
    </style:style>
    <style:style style:name="P5" style:family="paragraph" style:parent-style-name="Standard">
      <style:text-properties officeooo:rsid="000f6f62" officeooo:paragraph-rsid="000f6f62"/>
    </style:style>
    <style:style style:name="P6" style:family="paragraph" style:parent-style-name="Standard">
      <style:text-properties officeooo:rsid="00162925" officeooo:paragraph-rsid="00162925"/>
    </style:style>
    <style:style style:name="P7" style:family="paragraph" style:parent-style-name="Standard">
      <style:text-properties officeooo:rsid="001dbdb7" officeooo:paragraph-rsid="001e323e"/>
    </style:style>
    <style:style style:name="P8" style:family="paragraph" style:parent-style-name="Standard">
      <style:text-properties officeooo:rsid="00227a4f" officeooo:paragraph-rsid="00227a4f"/>
    </style:style>
    <style:style style:name="P9" style:family="paragraph" style:parent-style-name="Standard">
      <style:text-properties fo:font-style="normal" officeooo:rsid="00137243" officeooo:paragraph-rsid="00137243" style:font-style-asian="normal" style:font-style-complex="normal"/>
    </style:style>
    <style:style style:name="P10" style:family="paragraph" style:parent-style-name="Standard">
      <style:text-properties fo:font-style="normal" officeooo:rsid="001dbdb7" officeooo:paragraph-rsid="001e323e" style:font-style-asian="normal" style:font-style-complex="normal"/>
    </style:style>
    <style:style style:name="P11" style:family="paragraph" style:parent-style-name="Standard">
      <style:text-properties fo:font-style="normal" officeooo:rsid="001dbdb7" officeooo:paragraph-rsid="0029e1ce" style:font-style-asian="normal" style:font-style-complex="normal"/>
    </style:style>
    <style:style style:name="P12" style:family="paragraph" style:parent-style-name="Standard">
      <style:text-properties fo:font-style="normal" officeooo:rsid="001dbdb7" officeooo:paragraph-rsid="0038340a" style:font-style-asian="normal" style:font-style-complex="normal"/>
    </style:style>
    <style:style style:name="P13" style:family="paragraph" style:parent-style-name="Standard">
      <style:text-properties fo:font-style="normal" officeooo:rsid="002b5a8e" officeooo:paragraph-rsid="002b5a8e" style:font-style-asian="normal" style:font-style-complex="normal"/>
    </style:style>
    <style:style style:name="P14" style:family="paragraph" style:parent-style-name="Standard">
      <style:text-properties fo:font-style="normal" fo:font-weight="normal" officeooo:rsid="00137243" officeooo:paragraph-rsid="00246fc5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212753" officeooo:paragraph-rsid="003045c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dbdb7" officeooo:paragraph-rsid="0033e1a7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officeooo:rsid="002b5a8e" officeooo:paragraph-rsid="002b5a8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Text_20_body">
      <style:text-properties officeooo:paragraph-rsid="003709a5"/>
    </style:style>
    <style:style style:name="P21" style:family="paragraph" style:parent-style-name="Text_20_body">
      <style:text-properties officeooo:paragraph-rsid="00389f90"/>
    </style:style>
    <style:style style:name="P22" style:family="paragraph" style:parent-style-name="Text_20_body">
      <style:text-properties officeooo:rsid="003ba0ec" officeooo:paragraph-rsid="003ba0ec"/>
    </style:style>
    <style:style style:name="P23" style:family="paragraph" style:parent-style-name="Text_20_body">
      <style:paragraph-properties fo:text-align="center" style:justify-single-word="false"/>
      <style:text-properties fo:font-size="13pt" officeooo:rsid="003d57c7" officeooo:paragraph-rsid="003d57c7" style:font-size-asian="13pt" style:font-size-complex="13pt"/>
    </style:style>
    <style:style style:name="P24" style:family="paragraph" style:parent-style-name="Text_20_body">
      <style:text-properties officeooo:rsid="00421829" officeooo:paragraph-rsid="00421829"/>
    </style:style>
    <style:style style:name="P25" style:family="paragraph" style:parent-style-name="Text_20_body">
      <style:paragraph-properties fo:text-align="center" style:justify-single-word="false"/>
      <style:text-properties officeooo:rsid="00421829" officeooo:paragraph-rsid="00421829"/>
    </style:style>
    <style:style style:name="P26" style:family="paragraph" style:parent-style-name="Text_20_body">
      <style:paragraph-properties fo:text-align="start" style:justify-single-word="false"/>
      <style:text-properties officeooo:rsid="00421829" officeooo:paragraph-rsid="00421829"/>
    </style:style>
    <style:style style:name="P27" style:family="paragraph" style:parent-style-name="Text_20_body">
      <style:text-properties style:font-name="Liberation Serif" fo:font-size="12pt" style:font-size-asian="12pt" style:font-size-complex="12pt"/>
    </style:style>
    <style:style style:name="P28" style:family="paragraph" style:parent-style-name="Text_20_body">
      <style:paragraph-properties fo:text-align="start" style:justify-single-word="false"/>
      <style:text-properties officeooo:rsid="0043431d" officeooo:paragraph-rsid="0043431d"/>
    </style:style>
    <style:style style:name="P29" style:family="paragraph" style:parent-style-name="Text_20_body">
      <style:text-properties officeooo:rsid="0043431d" officeooo:paragraph-rsid="0043431d"/>
    </style:style>
    <style:style style:name="P30" style:family="paragraph" style:parent-style-name="Text_20_body">
      <style:paragraph-properties fo:text-align="start" style:justify-single-word="false"/>
      <style:text-properties officeooo:rsid="00446680" officeooo:paragraph-rsid="00446680"/>
    </style:style>
    <style:style style:name="P31" style:family="paragraph" style:parent-style-name="Text_20_body">
      <style:text-properties officeooo:rsid="004637c6" officeooo:paragraph-rsid="004637c6"/>
    </style:style>
    <style:style style:name="P32" style:family="paragraph" style:parent-style-name="Text_20_body">
      <style:text-properties officeooo:rsid="0046c3a8" officeooo:paragraph-rsid="0046c3a8"/>
    </style:style>
    <style:style style:name="P33" style:family="paragraph" style:parent-style-name="Text_20_body">
      <style:text-properties officeooo:rsid="0047132f" officeooo:paragraph-rsid="0047132f"/>
    </style:style>
    <style:style style:name="P34" style:family="paragraph" style:parent-style-name="Footnote">
      <style:text-properties officeooo:rsid="0032bd7b" officeooo:paragraph-rsid="0032bd7b"/>
    </style:style>
    <style:style style:name="P35" style:family="paragraph" style:parent-style-name="Standard">
      <style:text-properties fo:font-weight="normal" officeooo:rsid="0030241f" officeooo:paragraph-rsid="0030241f" style:font-weight-asian="normal" style:font-weight-complex="normal"/>
    </style:style>
    <style:style style:name="P36" style:family="paragraph" style:parent-style-name="Standard" style:list-style-name="L4">
      <style:text-properties officeooo:paragraph-rsid="000c1738"/>
    </style:style>
    <style:style style:name="P37" style:family="paragraph" style:parent-style-name="Standard" style:list-style-name="L6">
      <style:text-properties officeooo:paragraph-rsid="000d93b5"/>
    </style:style>
    <style:style style:name="P38" style:family="paragraph" style:parent-style-name="Standard" style:list-style-name="L7">
      <style:text-properties officeooo:rsid="00162925" officeooo:paragraph-rsid="00162925"/>
    </style:style>
    <style:style style:name="P39" style:family="paragraph" style:parent-style-name="Standard" style:list-style-name="L8">
      <style:text-properties officeooo:rsid="00162925" officeooo:paragraph-rsid="00162925"/>
    </style:style>
    <style:style style:name="P40" style:family="paragraph" style:parent-style-name="Standard" style:list-style-name="L8">
      <style:text-properties officeooo:paragraph-rsid="0018ac74"/>
    </style:style>
    <style:style style:name="P41" style:family="paragraph" style:parent-style-name="Standard" style:list-style-name="L8">
      <style:text-properties officeooo:paragraph-rsid="002dd9cd"/>
    </style:style>
    <style:style style:name="P42" style:family="paragraph" style:parent-style-name="Standard" style:list-style-name="L8">
      <style:text-properties officeooo:rsid="0047132f" officeooo:paragraph-rsid="0047132f"/>
    </style:style>
    <style:style style:name="P43" style:family="paragraph" style:parent-style-name="Standard" style:list-style-name="L8">
      <style:text-properties officeooo:rsid="0016e34a" officeooo:paragraph-rsid="0016e34a"/>
    </style:style>
    <style:style style:name="P44" style:family="paragraph" style:parent-style-name="Standard" style:list-style-name="L8">
      <style:text-properties officeooo:rsid="0016e34a" officeooo:paragraph-rsid="001862ad"/>
    </style:style>
    <style:style style:name="P45" style:family="paragraph" style:parent-style-name="Standard" style:list-style-name="L8">
      <style:text-properties officeooo:rsid="0016e34a" officeooo:paragraph-rsid="001dbdb7"/>
    </style:style>
    <style:style style:name="P46" style:family="paragraph" style:parent-style-name="Standard">
      <style:text-properties fo:font-style="normal" officeooo:rsid="0032bd7b" officeooo:paragraph-rsid="0032bd7b" style:font-style-asian="normal" style:font-style-complex="normal"/>
    </style:style>
    <style:style style:name="P47" style:family="paragraph" style:parent-style-name="Standard">
      <style:text-properties fo:font-style="normal" officeooo:rsid="0032bd7b" officeooo:paragraph-rsid="0038340a" style:font-style-asian="normal" style:font-style-complex="normal"/>
    </style:style>
    <style:style style:name="P48" style:family="paragraph" style:parent-style-name="Standard" style:list-style-name="L9">
      <style:text-properties fo:font-style="normal" officeooo:rsid="0032bd7b" officeooo:paragraph-rsid="0038340a" style:font-style-asian="normal" style:font-style-complex="normal"/>
    </style:style>
    <style:style style:name="P49" style:family="paragraph" style:parent-style-name="Standard" style:list-style-name="L9">
      <style:text-properties officeooo:rsid="0032bd7b" officeooo:paragraph-rsid="0033e1a7"/>
    </style:style>
    <style:style style:name="P50" style:family="paragraph" style:parent-style-name="Standard" style:list-style-name="L9">
      <style:text-properties officeooo:rsid="0032bd7b" officeooo:paragraph-rsid="0038340a"/>
    </style:style>
    <style:style style:name="P51" style:family="paragraph" style:parent-style-name="Text_20_body" style:list-style-name="L1"/>
    <style:style style:name="P52" style:family="paragraph" style:parent-style-name="Text_20_body" style:list-style-name="L2"/>
    <style:style style:name="P53" style:family="paragraph" style:parent-style-name="Text_20_body" style:list-style-name="L3"/>
    <style:style style:name="P54" style:family="paragraph" style:parent-style-name="Text_20_body" style:list-style-name="L7"/>
    <style:style style:name="P55" style:family="paragraph" style:parent-style-name="Text_20_body" style:list-style-name="L10"/>
    <style:style style:name="P56" style:family="paragraph" style:parent-style-name="Text_20_body" style:list-style-name="L10">
      <style:text-properties officeooo:paragraph-rsid="0047132f"/>
    </style:style>
    <style:style style:name="P57" style:family="paragraph" style:parent-style-name="Text_20_body" style:list-style-name="L10">
      <style:text-properties officeooo:paragraph-rsid="003709a5"/>
    </style:style>
    <style:style style:name="P58" style:family="paragraph" style:parent-style-name="Text_20_body" style:list-style-name="L10">
      <style:text-properties officeooo:rsid="0047132f" officeooo:paragraph-rsid="0047132f"/>
    </style:style>
    <style:style style:name="P59" style:family="paragraph" style:parent-style-name="Text_20_body">
      <style:text-properties fo:font-style="normal" style:font-style-asian="normal" style:font-style-complex="normal"/>
    </style:style>
    <style:style style:name="P60" style:family="paragraph" style:parent-style-name="Text_20_body" style:list-style-name="L11"/>
    <style:style style:name="P61" style:family="paragraph" style:parent-style-name="Text_20_body" style:list-style-name="L12">
      <style:paragraph-properties fo:text-align="start" style:justify-single-word="false"/>
      <style:text-properties officeooo:rsid="0043431d" officeooo:paragraph-rsid="0043431d"/>
    </style:style>
    <style:style style:name="P62" style:family="paragraph" style:parent-style-name="Text_20_body" style:list-style-name="L13">
      <style:text-properties officeooo:rsid="004637c6" officeooo:paragraph-rsid="004637c6"/>
    </style:style>
    <style:style style:name="P63" style:family="paragraph" style:parent-style-name="Text_20_body" style:list-style-name="L13">
      <style:text-properties officeooo:rsid="004637c6" officeooo:paragraph-rsid="0046c3a8"/>
    </style:style>
    <style:style style:name="P64" style:family="paragraph" style:parent-style-name="Table_20_Contents" style:list-style-name="L5">
      <style:paragraph-properties fo:text-align="center" style:justify-single-word="false"/>
    </style:style>
    <style:style style:name="P65" style:family="paragraph" style:parent-style-name="Title">
      <style:text-properties fo:font-size="18pt" officeooo:rsid="003d57c7" style:font-size-asian="18pt" style:font-size-complex="18pt"/>
    </style:style>
    <style:style style:name="P66" style:family="paragraph" style:parent-style-name="Heading_20_1">
      <style:text-properties officeooo:paragraph-rsid="0030241f"/>
    </style:style>
    <style:style style:name="P67" style:family="paragraph" style:parent-style-name="Heading_20_1">
      <style:text-properties officeooo:rsid="0040481a" officeooo:paragraph-rsid="0040481a"/>
    </style:style>
    <style:style style:name="P68" style:family="paragraph" style:parent-style-name="Heading_20_2">
      <style:text-properties fo:font-weight="bold" officeooo:rsid="001e47aa" officeooo:paragraph-rsid="003045c1" style:font-weight-asian="bold" style:font-weight-complex="bold"/>
    </style:style>
    <style:style style:name="T1" style:family="text">
      <style:text-properties officeooo:rsid="003d57c7"/>
    </style:style>
    <style:style style:name="T2" style:family="text">
      <style:text-properties officeooo:rsid="00487b14"/>
    </style:style>
    <style:style style:name="T3" style:family="text">
      <style:text-properties officeooo:rsid="0039d3ab"/>
    </style:style>
    <style:style style:name="T4" style:family="text">
      <style:text-properties officeooo:rsid="000c173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c1738" style:font-style-asian="italic" style:font-style-complex="italic"/>
    </style:style>
    <style:style style:name="T7" style:family="text">
      <style:text-properties fo:font-style="italic" officeooo:rsid="000f6f62" style:font-style-asian="italic" style:font-style-complex="italic"/>
    </style:style>
    <style:style style:name="T8" style:family="text">
      <style:text-properties fo:font-style="italic" officeooo:rsid="00121868" style:font-style-asian="italic" style:font-style-complex="italic"/>
    </style:style>
    <style:style style:name="T9" style:family="text">
      <style:text-properties fo:font-style="italic" officeooo:rsid="00137243" style:font-style-asian="italic" style:font-style-complex="italic"/>
    </style:style>
    <style:style style:name="T10" style:family="text">
      <style:text-properties fo:font-style="italic" officeooo:rsid="00162925" style:font-style-asian="italic" style:font-style-complex="italic"/>
    </style:style>
    <style:style style:name="T11" style:family="text">
      <style:text-properties fo:font-style="italic" officeooo:rsid="0016e34a" style:font-style-asian="italic" style:font-style-complex="italic"/>
    </style:style>
    <style:style style:name="T12" style:family="text">
      <style:text-properties fo:font-style="italic" officeooo:rsid="0018ac74" style:font-style-asian="italic" style:font-style-complex="italic"/>
    </style:style>
    <style:style style:name="T13" style:family="text">
      <style:text-properties fo:font-style="italic" officeooo:rsid="001e47aa" style:font-style-asian="italic" style:font-style-complex="italic"/>
    </style:style>
    <style:style style:name="T14" style:family="text">
      <style:text-properties fo:font-style="italic" officeooo:rsid="00212753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1295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5287e" style:font-style-asian="italic" style:font-weight-asian="normal" style:font-style-complex="italic" style:font-weight-complex="normal"/>
    </style:style>
    <style:style style:name="T18" style:family="text">
      <style:text-properties officeooo:rsid="000d93b5"/>
    </style:style>
    <style:style style:name="T19" style:family="text">
      <style:text-properties officeooo:rsid="000f6f62"/>
    </style:style>
    <style:style style:name="T20" style:family="text">
      <style:text-properties officeooo:rsid="00107fce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21868" style:font-style-asian="normal" style:font-style-complex="normal"/>
    </style:style>
    <style:style style:name="T23" style:family="text">
      <style:text-properties fo:font-style="normal" officeooo:rsid="00137243" style:font-style-asian="normal" style:font-style-complex="normal"/>
    </style:style>
    <style:style style:name="T24" style:family="text">
      <style:text-properties fo:font-style="normal" officeooo:rsid="0013e0b4" style:font-style-asian="normal" style:font-style-complex="normal"/>
    </style:style>
    <style:style style:name="T25" style:family="text">
      <style:text-properties fo:font-style="normal" officeooo:rsid="0015adef" style:font-style-asian="normal" style:font-style-complex="normal"/>
    </style:style>
    <style:style style:name="T26" style:family="text">
      <style:text-properties fo:font-style="normal" officeooo:rsid="00162925" style:font-style-asian="normal" style:font-style-complex="normal"/>
    </style:style>
    <style:style style:name="T27" style:family="text">
      <style:text-properties fo:font-style="normal" officeooo:rsid="0016e34a" style:font-style-asian="normal" style:font-style-complex="normal"/>
    </style:style>
    <style:style style:name="T28" style:family="text">
      <style:text-properties fo:font-style="normal" officeooo:rsid="001862ad" style:font-style-asian="normal" style:font-style-complex="normal"/>
    </style:style>
    <style:style style:name="T29" style:family="text">
      <style:text-properties fo:font-style="normal" officeooo:rsid="0018ac74" style:font-style-asian="normal" style:font-style-complex="normal"/>
    </style:style>
    <style:style style:name="T30" style:family="text">
      <style:text-properties fo:font-style="normal" officeooo:rsid="000f6f62" style:font-style-asian="normal" style:font-style-complex="normal"/>
    </style:style>
    <style:style style:name="T31" style:family="text">
      <style:text-properties fo:font-style="normal" officeooo:rsid="001b7c8d" style:font-style-asian="normal" style:font-style-complex="normal"/>
    </style:style>
    <style:style style:name="T32" style:family="text">
      <style:text-properties fo:font-style="normal" officeooo:rsid="001dbdb7" style:font-style-asian="normal" style:font-style-complex="normal"/>
    </style:style>
    <style:style style:name="T33" style:family="text">
      <style:text-properties fo:font-style="normal" officeooo:rsid="001e47aa" style:font-style-asian="normal" style:font-style-complex="normal"/>
    </style:style>
    <style:style style:name="T34" style:family="text">
      <style:text-properties fo:font-style="normal" officeooo:rsid="0020351f" style:font-style-asian="normal" style:font-style-complex="normal"/>
    </style:style>
    <style:style style:name="T35" style:family="text">
      <style:text-properties fo:font-style="normal" officeooo:rsid="00227a4f" style:font-style-asian="normal" style:font-style-complex="normal"/>
    </style:style>
    <style:style style:name="T36" style:family="text">
      <style:text-properties fo:font-style="normal" officeooo:rsid="00246fc5" style:font-style-asian="normal" style:font-style-complex="normal"/>
    </style:style>
    <style:style style:name="T37" style:family="text">
      <style:text-properties fo:font-style="normal" officeooo:rsid="0026def0" style:font-style-asian="normal" style:font-style-complex="normal"/>
    </style:style>
    <style:style style:name="T38" style:family="text">
      <style:text-properties fo:font-style="normal" officeooo:rsid="002b5a8e" style:font-style-asian="normal" style:font-style-complex="normal"/>
    </style:style>
    <style:style style:name="T39" style:family="text">
      <style:text-properties fo:font-style="normal" officeooo:rsid="0032bd7b" style:font-style-asian="normal" style:font-style-complex="normal"/>
    </style:style>
    <style:style style:name="T40" style:family="text">
      <style:text-properties fo:font-style="normal" officeooo:rsid="0033e1a7" style:font-style-asian="normal" style:font-style-complex="normal"/>
    </style:style>
    <style:style style:name="T41" style:family="text">
      <style:text-properties fo:font-style="normal" officeooo:rsid="0035287e" style:font-style-asian="normal" style:font-style-complex="normal"/>
    </style:style>
    <style:style style:name="T42" style:family="text">
      <style:text-properties fo:font-style="normal" officeooo:rsid="003709a5" style:font-style-asian="normal" style:font-style-complex="normal"/>
    </style:style>
    <style:style style:name="T43" style:family="text">
      <style:text-properties fo:font-style="normal" officeooo:rsid="003ba0ec" style:font-style-asian="normal" style:font-style-complex="normal"/>
    </style:style>
    <style:style style:name="T44" style:family="text">
      <style:text-properties fo:font-style="normal" officeooo:rsid="003eab4e" style:font-style-asian="normal" style:font-style-complex="normal"/>
    </style:style>
    <style:style style:name="T45" style:family="text">
      <style:text-properties fo:font-style="normal" officeooo:rsid="0047132f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137243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1e323e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12753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5c46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246fc5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26def0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8ac74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5287e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0f6f6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3eab4e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421829" style:font-style-asian="normal" style:font-weight-asian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30241f" style:font-weight-asian="bold" style:font-weight-complex="bold"/>
    </style:style>
    <style:style style:name="T61" style:family="text">
      <style:text-properties fo:font-weight="bold" officeooo:rsid="002951f6" style:font-weight-asian="bold" style:font-weight-complex="bold"/>
    </style:style>
    <style:style style:name="T62" style:family="text">
      <style:text-properties fo:color="#000000" style:font-name="Liberation Serif" fo:font-size="12pt" fo:font-style="normal" officeooo:rsid="0013e0b4" fo:background-color="#ffffff" loext:char-shading-value="0" style:font-size-asian="12pt" style:font-style-asian="normal" style:font-size-complex="12pt" style:font-style-complex="normal"/>
    </style:style>
    <style:style style:name="T63" style:family="text">
      <style:text-properties style:font-name="Liberation Serif" fo:font-style="normal" style:font-style-asian="normal" style:font-style-complex="normal"/>
    </style:style>
    <style:style style:name="T64" style:family="text">
      <style:text-properties style:font-name="Liberation Serif" fo:font-style="normal" officeooo:rsid="0013e0b4" style:font-style-asian="normal" style:font-style-complex="normal"/>
    </style:style>
    <style:style style:name="T65" style:family="text">
      <style:text-properties officeooo:rsid="00162925"/>
    </style:style>
    <style:style style:name="T66" style:family="text">
      <style:text-properties officeooo:rsid="00212753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2d482f" style:font-weight-asian="normal" style:font-weight-complex="normal"/>
    </style:style>
    <style:style style:name="T69" style:family="text">
      <style:text-properties fo:font-weight="normal" officeooo:rsid="0030241f" style:font-weight-asian="normal" style:font-weight-complex="normal"/>
    </style:style>
    <style:style style:name="T70" style:family="text">
      <style:text-properties fo:font-weight="normal" officeooo:rsid="00312958" style:font-weight-asian="normal" style:font-weight-complex="normal"/>
    </style:style>
    <style:style style:name="T71" style:family="text">
      <style:text-properties fo:font-weight="normal" officeooo:rsid="003709a5" style:font-weight-asian="normal" style:font-weight-complex="normal"/>
    </style:style>
    <style:style style:name="T72" style:family="text">
      <style:text-properties officeooo:rsid="002951f6"/>
    </style:style>
    <style:style style:name="T73" style:family="text">
      <style:text-properties officeooo:rsid="0030241f"/>
    </style:style>
    <style:style style:name="T74" style:family="text">
      <style:text-properties officeooo:rsid="003045c1"/>
    </style:style>
    <style:style style:name="T75" style:family="text">
      <style:text-properties officeooo:rsid="0033e1a7"/>
    </style:style>
    <style:style style:name="T76" style:family="text">
      <style:text-properties officeooo:rsid="0035287e"/>
    </style:style>
    <style:style style:name="T77" style:family="text">
      <style:text-properties officeooo:rsid="003709a5"/>
    </style:style>
    <style:style style:name="T78" style:family="text">
      <style:text-properties officeooo:rsid="00389f90"/>
    </style:style>
    <style:style style:name="T79" style:family="text">
      <style:text-properties officeooo:rsid="003eab4e"/>
    </style:style>
    <style:style style:name="T80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81" style:family="text">
      <style:text-properties officeooo:rsid="00446680"/>
    </style:style>
    <style:style style:name="T82" style:family="text">
      <style:text-properties officeooo:rsid="004637c6"/>
    </style:style>
    <style:style style:name="T83" style:family="text">
      <style:text-properties officeooo:rsid="0046c3a8"/>
    </style:style>
    <style:style style:name="T84" style:family="text">
      <style:text-properties officeooo:rsid="0047132f"/>
    </style:style>
    <style:style style:name="T85" style:family="text">
      <style:text-properties officeooo:rsid="0049007a"/>
    </style:style>
    <style:style style:name="T86" style:family="text">
      <style:text-properties officeooo:rsid="0049a62f"/>
    </style:style>
    <style:style style:name="T87" style:family="text">
      <style:text-properties officeooo:rsid="0049b35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Towards Deterministic Rounding Behaviour in Quantized Convolutions</text:p>
      <text:p text:style-name="P23">(A design-note-in-progress) <text:span text:style-name="T2">9-Nov-2018</text:span></text:p>
      <text:p text:style-name="P23">Greg Smith smithg@qti.qualcomm.com</text:p>
      <text:h text:style-name="Heading_20_1" text:outline-level="1">Introduction</text:h>
      <text:p text:style-name="Text_20_body">This document discusses the specification of our 8-bit and 16-bit quantization mechanism, and propose<text:span text:style-name="T73">s</text:span> a minor adjustment which will support, under <text:span text:style-name="T73">a reasonable set of </text:span>conditions, bit-reproducible rounding in convolution operations <text:span text:style-name="T73">(i.e. exactly the same results can be reproduced by an independent implementation). This can be useful when network designers wish to include compensation for run-time rounding errors as part of network training, and thus need to model those errors exactly.</text:span></text:p>
      <text:p text:style-name="Text_20_body">To illustrate, consider an 8x8→8 convolution with <text:span text:style-name="T72">32</text:span>-bit biases, for the case where the output quantization range is predetermined <text:span text:style-name="T72">(and weights and biases are pre-quantized).</text:span></text:p>
      <text:p text:style-name="Text_20_body">This <text:span text:style-name="T73">operation</text:span> can be broken down as these steps:</text:p>
      <text:list xml:id="list8104527463297070565" text:style-name="L1">
        <text:list-item>
          <text:p text:style-name="P51">A convolution, <text:span text:style-name="T73">processed as integer operations on the quantized inputs</text:span></text:p>
        </text:list-item>
        <text:list-item>
          <text:p text:style-name="P51">Addition of bias values; the scaling of these depends on quantization</text:p>
        </text:list-item>
        <text:list-item>
          <text:p text:style-name="P51">An offset, scaling, saturation operation which generates the <text:span text:style-name="T73">final </text:span>output. The scaling and offset are functions of the <text:span text:style-name="T73">input and output</text:span> scaling, <text:span text:style-name="T73">and</text:span> the operation itself can be expressed in simple <text:span text:style-name="T73">integer calculation </text:span><text:s/>(add, multiply, right-shift, <text:span text:style-name="T73">saturate</text:span>).</text:p>
        </text:list-item>
      </text:list>
      <text:p text:style-name="Text_20_body">A goal of this <text:span text:style-name="T1">document is to develop a recommendation</text:span> <text:span text:style-name="T1">which</text:span> allow<text:span text:style-name="T1">s </text:span>the result of the process to <text:span text:style-name="T1">be</text:span> reproducible exactly in another implementation, provided:</text:p>
      <text:list xml:id="list3701753079837241523" text:style-name="L2">
        <text:list-item>
          <text:p text:style-name="P52">The quantization ranges of the input, output, and weights comply with the recommendations below <text:span text:style-name="T1">(and, of course, match exactly across the two implementations);</text:span></text:p>
        </text:list-item>
        <text:list-item>
          <text:p text:style-name="P52">The 32-bit bias values are encoding using a quantization step which matches in_step * weight_step * k (calculated as a floating point result) where in_step and weight_step are the quantization steps of those inputs, and k is a power of 2. This allows the scaling of the bias values to the operation to be reproducible <text:span text:style-name="T1">[This needs more work].</text:span></text:p>
        </text:list-item>
        <text:list-item>
          <text:p text:style-name="P52">The calculation and use of the scaling and offset values, for the convolution output, are done as described below [yet to be added].</text:p>
        </text:list-item>
      </text:list>
      <text:p text:style-name="P4"/>
      <text:h text:style-name="Heading_20_1" text:outline-level="1"><text:soft-page-break/>Terms</text:h>
      <text:list xml:id="list203822433087587175" text:style-name="L3">
        <text:list-item>
          <text:p text:style-name="P53"><text:span text:style-name="T59">Floating point</text:span><text:span text:style-name="T67"> </text:span><text:span text:style-name="T69">or </text:span><text:span text:style-name="T60">float </text:span>refers to 32-bit IEEE floating point.</text:p>
        </text:list-item>
        <text:list-item>
          <text:p text:style-name="P53"><text:span text:style-name="T61">Lossless</text:span><text:span text:style-name="T72"> <text:s/>refers to a computation done without no rounding, so that the actual result is the same as the mathematically exact result. Integer multiply and adds are lossless. Floating point overflow/underflow, and integer overflow, are not considered, and assumed not to occur by design.</text:span></text:p>
        </text:list-item>
        <text:list-item>
          <text:p text:style-name="P53"><text:span text:style-name="T59">Reproducible</text:span> describes a computation which may have rounding <text:span text:style-name="T73">errors</text:span>, but f<text:span text:style-name="T73">rom </text:span>which we can expect two implementations to produce identical results, provided the sequence of such operations is adequately specified. </text:p>
        </text:list-item>
      </text:list>
      <text:h text:style-name="P66" text:outline-level="1">Quantization Overview</text:h>
      <text:p text:style-name="Text_20_body"><text:span text:style-name="T69">When storing “Quantized” data we use a finite number ( e.g. </text:span><text:span text:style-name="T69"><draw:frame draw:style-name="fr1" draw:name="Object88" text:anchor-type="as-char" svg:y="-0.172in" svg:width="0.2154in" svg:height="0.2083in" draw:z-index="3"><draw:object xlink:href="./Object 88" xlink:type="simple" xlink:show="embed" xlink:actuate="onLoad"/><draw:image xlink:href="./ObjectReplacements/Object 88" xlink:type="simple" xlink:show="embed" xlink:actuate="onLoad"/></draw:frame></text:span><text:span text:style-name="T69"> or </text:span><text:span text:style-name="T69"><draw:frame draw:style-name="fr1" draw:name="Object89" text:anchor-type="as-char" svg:y="-0.172in" svg:width="0.2646in" svg:height="0.2083in" draw:z-index="4"><draw:object xlink:href="./Object 89" xlink:type="simple" xlink:show="embed" xlink:actuate="onLoad"/><draw:image xlink:href="./ObjectReplacements/Object 89" xlink:type="simple" xlink:show="embed" xlink:actuate="onLoad"/></draw:frame></text:span><text:span text:style-name="T69">) of integer codes to represent continuous data; <text:s/>for a given set quantized values </text:span><text:span text:style-name="T69"><draw:frame draw:style-name="fr1" draw:name="Object91" text:anchor-type="as-char" svg:y="-0.1484in" svg:width="0.1992in" svg:height="0.2098in" draw:z-index="10"><draw:object xlink:href="./Object 91" xlink:type="simple" xlink:show="embed" xlink:actuate="onLoad"/><draw:image xlink:href="./ObjectReplacements/Object 91" xlink:type="simple" xlink:show="embed" xlink:actuate="onLoad"/></draw:frame></text:span><text:span text:style-name="T69">, we need to known the quantization parameters in order to convert these to the 'dequantized' values </text:span><text:span text:style-name="T69"><draw:frame draw:style-name="fr1" draw:name="Object90" text:anchor-type="as-char" svg:y="-0.1484in" svg:width="0.2in" svg:height="0.2098in" draw:z-index="18"><draw:object xlink:href="./Object 90" xlink:type="simple" xlink:show="embed" xlink:actuate="onLoad"/><draw:image xlink:href="./ObjectReplacements/Object 90" xlink:type="simple" xlink:show="embed" xlink:actuate="onLoad"/></draw:frame></text:span><text:span text:style-name="T69"> they represent. </text:span></text:p>
      <text:p text:style-name="Text_20_body"><text:span text:style-name="T69">T</text:span><text:span text:style-name="T67">his is a simple linear relationship, and we have two ways to represent it:</text:span></text:p>
      <text:p text:style-name="P35"/>
      <text:list xml:id="list8995478059352010796" text:style-name="L4">
        <text:list-item>
          <text:p text:style-name="P36"><text:span text:style-name="T4">Scale and zero </text:span><text:span text:style-name="T6">s</text:span><text:span text:style-name="T4">, </text:span><text:span text:style-name="T6">z</text:span><text:span text:style-name="T4">: </text:span></text:p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list xml:id="list3182048186364069251" text:style-name="L5">
                <text:list-header>
                  <text:p text:style-name="P64"><draw:frame draw:style-name="fr1" draw:name="Object3" text:anchor-type="as-char" svg:y="-0.152in" svg:width="1.0547in" svg:height="0.212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  </text:list-header>
              </text:list>
            </table:table-cell>
            <table:table-cell table:style-name="Table2.A1" office:value-type="string">
              <text:p text:style-name="P19">(<text:sequence text:ref-name="refText0" text:name="Text" text:formula="ooow:Text+1" style:num-format="1">1</text:sequence>)</text:p>
            </table:table-cell>
          </table:table-row>
        </table:table-header-rows>
      </table:table>
      <text:list xml:id="list290887401746844098" text:style-name="L6">
        <text:list-item>
          <text:p text:style-name="P37"><text:span text:style-name="T74">Nominal min and max </text:span><text:span text:style-name="T74"><draw:frame draw:style-name="fr1" draw:name="Object4" text:anchor-type="as-char" svg:y="-0.1484in" svg:width="0.4083in" svg:height="0.1902in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74">:<text:line-break/> </text:span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8"><draw:frame draw:style-name="fr1" draw:name="Object5" text:anchor-type="as-char" svg:y="-0.2244in" svg:width="1.2957in" svg:height="0.3728in" draw:z-index="17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3.A1" office:value-type="string">
              <text:p text:style-name="P19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3"/>
      <text:p text:style-name="Text_20_body">Here, <draw:frame draw:style-name="fr1" draw:name="Object7" text:anchor-type="as-char" svg:y="-0.0846in" svg:width="0.2055in" svg:height="0.0953in" draw:z-index="5"><draw:object xlink:href="./Object 7" xlink:type="simple" xlink:show="embed" xlink:actuate="onLoad"/><draw:image xlink:href="./ObjectReplacements/Object 7" xlink:type="simple" xlink:show="embed" xlink:actuate="onLoad"/></draw:frame> is <text:span text:style-name="T74">simply </text:span>the <text:span text:style-name="T74">dequantized </text:span>value associated with quantized value <draw:frame draw:style-name="fr1" draw:name="Object8" text:anchor-type="as-char" svg:y="-0.1484in" svg:width="0.4252in" svg:height="0.2091in" draw:z-index="8"><draw:object xlink:href="./Object 8" xlink:type="simple" xlink:show="embed" xlink:actuate="onLoad"/><draw:image xlink:href="./ObjectReplacements/Object 8" xlink:type="simple" xlink:show="embed" xlink:actuate="onLoad"/></draw:frame>, and <draw:frame draw:style-name="fr1" draw:name="Object9" text:anchor-type="as-char" svg:y="-0.1228in" svg:width="0.2043in" svg:height="0.1646in" draw:z-index="20"><draw:object xlink:href="./Object 9" xlink:type="simple" xlink:show="embed" xlink:actuate="onLoad"/><draw:image xlink:href="./ObjectReplacements/Object 9" xlink:type="simple" xlink:show="embed" xlink:actuate="onLoad"/></draw:frame> is the value associated with <draw:frame draw:style-name="fr1" draw:name="Object6" text:anchor-type="as-char" svg:y="-0.1484in" svg:width="0.4744in" svg:height="0.2091in" draw:z-index="1"><draw:object xlink:href="./Object 6" xlink:type="simple" xlink:show="embed" xlink:actuate="onLoad"/><draw:image xlink:href="./ObjectReplacements/Object 6" xlink:type="simple" xlink:show="embed" xlink:actuate="onLoad"/></draw:frame>; for 8-bit data we use <text:span text:style-name="T5">N</text:span>=255, so that <draw:frame draw:style-name="fr1" draw:name="Object10" text:anchor-type="as-char" svg:y="-0.1484in" svg:width="0.4083in" svg:height="0.1902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represent the smallest and largest possible <text:span text:style-name="T5">x</text:span>.</text:p>
      <text:p text:style-name="Text_20_body">Conversions between the two forms may be made as follow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ext_20_body"><draw:frame draw:style-name="fr1" draw:name="Object11" text:anchor-type="as-char" svg:y="-0.2244in" svg:width="1.7098in" svg:height="0.3728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able:table-cell>
            <table:table-cell table:style-name="Table1.A1" office:value-type="string">
              <text:p text:style-name="Text_20_body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Text_20_body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ext_20_body"><draw:frame draw:style-name="fr1" draw:name="Object16" text:anchor-type="as-char" svg:y="-0.152in" svg:width="1.9374in" svg:height="0.1992in" draw:z-index="1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able:table-cell>
            <table:table-cell table:style-name="Table4.A1" office:value-type="string">
              <text:p text:style-name="Text_20_body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Text_20_body"><text:tab/></text:p>
      <text:p text:style-name="Text_20_body">For reasons of computational convenience, we <text:span text:style-name="T74">always </text:span>require: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office:value-type="string">
              <text:p text:style-name="Text_20_body"><draw:frame draw:style-name="fr1" draw:name="Object12" text:anchor-type="as-char" svg:y="-0.1484in" svg:width="1.6335in" svg:height="0.1839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able:table-cell>
            <table:table-cell table:style-name="Table5.A1" office:value-type="string">
              <text:p text:style-name="Text_20_body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Text_20_body"/>
      <text:p text:style-name="Text_20_body">… <text:span text:style-name="T18">which together imply: <text:s/></text:span><text:span text:style-name="T18"><draw:frame draw:style-name="fr1" draw:name="Object14" text:anchor-type="as-char" svg:y="-0.1484in" svg:width="1.2291in" svg:height="0.1902in" draw:z-index="6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Text_20_body">i.e. the range may not be <text:span text:style-name="T2">empty</text:span>, and must include zero.</text:p>
      <text:p text:style-name="P3"/>
      <text:h text:style-name="Heading_20_1" text:outline-level="1">Lossless <text:span text:style-name="T65">Conversion Between Representations </text:span></text:h>
      <text:p text:style-name="Text_20_body">It is possible to <text:span text:style-name="T74">restrict the allowed quantization parameters, in such a way as to guarantee that</text:span> the computations in <text:sequence-ref text:reference-format="text" text:ref-name="refText2">(3)</text:sequence-ref>and <text:sequence-ref text:reference-format="text" text:ref-name="refText3">(4)</text:sequence-ref> are lossless when performed in floating point. </text:p>
      <text:h text:style-name="Heading_20_2" text:outline-level="2">8-bit <text:span text:style-name="T87">Quantization</text:span>, <text:span text:style-name="T5">N</text:span>=255:</text:h>
      <text:p text:style-name="Text_20_body">B<text:span text:style-name="T20">y choosing a value of </text:span><text:span text:style-name="T7">s</text:span><text:span text:style-name="T19"> which can be expressed in at most 16 mantissa bits ( i.e. it can be expressed exactly as </text:span><text:span text:style-name="T19"><draw:frame draw:style-name="fr1" draw:name="Object13" text:anchor-type="as-char" svg:y="-0.172in" svg:width="0.5291in" svg:height="0.2075in" draw:z-index="21"><draw:object xlink:href="./Object 12" xlink:type="simple" xlink:show="embed" xlink:actuate="onLoad"/><draw:image xlink:href="./ObjectReplacements/Object 12" xlink:type="simple" xlink:show="embed" xlink:actuate="onLoad"/></draw:frame></text:span><text:span text:style-name="T19"> where <text:s/></text:span><text:span text:style-name="T19"><draw:frame draw:style-name="fr1" draw:name="Object15" text:anchor-type="as-char" svg:y="-0.1484in" svg:width="0.598in" svg:height="0.1839in" draw:z-index="22"><draw:object xlink:href="./Object 15" xlink:type="simple" xlink:show="embed" xlink:actuate="onLoad"/><draw:image xlink:href="./ObjectReplacements/Object 15" xlink:type="simple" xlink:show="embed" xlink:actuate="onLoad"/></draw:frame></text:span><text:span text:style-name="T19">, </text:span><text:span text:style-name="T19"><draw:frame draw:style-name="fr1" draw:name="Object17" text:anchor-type="as-char" svg:y="-0.1484in" svg:width="1.2846in" svg:height="0.1846in" draw:z-index="23"><draw:object xlink:href="./Object 17" xlink:type="simple" xlink:show="embed" xlink:actuate="onLoad"/><draw:image xlink:href="./ObjectReplacements/Object 17" xlink:type="simple" xlink:show="embed" xlink:actuate="onLoad"/></draw:frame></text:span><text:span text:style-name="T19">) the operations in </text:span><text:span text:style-name="T19"><text:sequence-ref text:reference-format="text" text:ref-name="refText3">(4)</text:sequence-ref></text:span><text:span text:style-name="T19"> are lossless </text:span>when done in single-precision floats,<text:span text:style-name="T19"> and the resulting</text:span><text:span text:style-name="T19"><draw:frame draw:style-name="fr1" draw:name="Object18" text:anchor-type="as-char" svg:y="-0.1484in" svg:width="0.4083in" svg:height="0.1902in" draw:z-index="24"><draw:object xlink:href="./Object 18" xlink:type="simple" xlink:show="embed" xlink:actuate="onLoad"/><draw:image xlink:href="./ObjectReplacements/Object 18" xlink:type="simple" xlink:show="embed" xlink:actuate="onLoad"/></draw:frame></text:span><text:span text:style-name="T19">are such that </text:span><text:span text:style-name="T19"><draw:frame draw:style-name="fr1" draw:name="Object19" text:anchor-type="as-char" svg:y="-0.1228in" svg:width="0.4646in" svg:height="0.1646in" draw:z-index="25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9">is lossless and yields exactly 255 </text:span><text:span text:style-name="T8">s; </text:span><text:span text:style-name="T22">thus </text:span><text:span text:style-name="T23">the formula</text:span><text:span text:style-name="T26">e</text:span><text:span text:style-name="T23"> for </text:span><text:span text:style-name="T9">s </text:span><text:span text:style-name="T26">and </text:span><text:span text:style-name="T10">z</text:span><text:span text:style-name="T23"> in </text:span><text:span text:style-name="T23"><text:sequence-ref text:reference-format="text" text:ref-name="refText2">(3)</text:sequence-ref></text:span><text:span text:style-name="T23"> will give the original value </text:span><text:span text:style-name="T26">exactly </text:span><text:span text:style-name="T43">(see section </text:span><text:span text:style-name="T43"><text:bookmark-ref text:reference-format="number" text:ref-name="__RefHeading__10941_697078146">7</text:bookmark-ref></text:span><text:span text:style-name="T43"> regarding division by 255).</text:span></text:p>
      <text:p text:style-name="Text_20_body"><text:span text:style-name="T41">Also</text:span><text:span text:style-name="T21">, with these constraints, it is possible to losslessly convert quantized data to float: either </text:span><text:span text:style-name="T21"><draw:frame draw:style-name="fr1" draw:name="Object84" text:anchor-type="as-char" svg:y="-0.152in" svg:width="0.9563in" svg:height="0.2126in" draw:z-index="26"><draw:object xlink:href="./Object 84" xlink:type="simple" xlink:show="embed" xlink:actuate="onLoad"/><draw:image xlink:href="./ObjectReplacements/Object 84" xlink:type="simple" xlink:show="embed" xlink:actuate="onLoad"/></draw:frame></text:span><text:span text:style-name="T21">or </text:span><text:span text:style-name="T21"><draw:frame draw:style-name="fr1" draw:name="Object85" text:anchor-type="as-char" svg:y="-0.1484in" svg:width="0.8291in" svg:height="0.2091in" draw:z-index="27"><draw:object xlink:href="./Object 85" xlink:type="simple" xlink:show="embed" xlink:actuate="onLoad"/><draw:image xlink:href="./ObjectReplacements/Object 85" xlink:type="simple" xlink:show="embed" xlink:actuate="onLoad"/></draw:frame></text:span><text:span text:style-name="T21">may be used, and the conversion will be exact </text:span><text:span text:style-name="T38">if done in IEEE floats.</text:span><text:span text:style-name="T21"> </text:span></text:p>
      <text:p text:style-name="Text_20_body">Conversion from float to quant is lossy, of course; it may be useful to define a <text:span text:style-name="T74">reproducible</text:span> method based on a given quantization specification, but currently I don’t have one and it may not be trivial to bring the existing code to comply to a <text:span text:style-name="T76">given</text:span> specification – <text:span text:style-name="T76">values which fall nearly or exactly halfway between two quantization levels are at risk of being quantized differently in different implementations.</text:span> <text:span text:style-name="T74">Furthermore, <text:s/>the process of finding a quantization spec to cover a given range of floats is not as yet defined in a reproducible form</text:span>.</text:p>
      <text:h text:style-name="P68" text:outline-level="2"><text:span text:style-name="T74">16</text:span>-bit <text:span text:style-name="T87">Quantization</text:span></text:h>
      <text:p text:style-name="Text_20_body">For the 16-bit case, it’s possible to use <draw:frame draw:style-name="fr1" draw:name="Object49" text:anchor-type="as-char" svg:y="-0.172in" svg:width="1.4516in" svg:height="0.2075in" draw:z-index="33"><draw:object xlink:href="./Object 1" xlink:type="simple" xlink:show="embed" xlink:actuate="onLoad"/><draw:image xlink:href="./ObjectReplacements/Object 1" xlink:type="simple" xlink:show="embed" xlink:actuate="onLoad"/><svg:desc>formula</svg:desc></draw:frame>, but in order to get the exact computations we would need to generate min/max values which are representable in floats as <text:span text:style-name="T77">differing by</text:span> exact multiples of 65535, which is a problematic constraint when only 24 mantissa bits are available.</text:p>
      <text:p text:style-name="Text_20_body">Instead we use <draw:frame draw:style-name="fr1" draw:name="Object50" text:anchor-type="as-char" svg:y="-0.172in" svg:width="1.2311in" svg:height="0.2075in" draw:z-index="40"><draw:object xlink:href="./Object 2" xlink:type="simple" xlink:show="embed" xlink:actuate="onLoad"/><draw:image xlink:href="./ObjectReplacements/Object 2" xlink:type="simple" xlink:show="embed" xlink:actuate="onLoad"/><svg:desc>formula</svg:desc></draw:frame>, <text:span text:style-name="T66">and continue to use </text:span><text:span text:style-name="T66"><text:sequence-ref text:reference-format="text" text:ref-name="refText2">(3)</text:sequence-ref></text:span><text:span text:style-name="T66"> and </text:span><text:span text:style-name="T66"><text:sequence-ref text:reference-format="text" text:ref-name="refText3">(4)</text:sequence-ref></text:span><text:span text:style-name="T66"> ; <text:s/>this means that </text:span><text:span text:style-name="T66"><draw:frame draw:style-name="fr1" draw:name="Object52" text:anchor-type="as-char" svg:y="-0.0846in" svg:width="0.2055in" svg:height="0.0953in" draw:z-index="43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66"> is still the minimum representable value (code 0) but </text:span><text:span text:style-name="T66"><draw:frame draw:style-name="fr1" draw:name="Object51" text:anchor-type="as-char" svg:y="-0.1228in" svg:width="0.2043in" svg:height="0.1646in" draw:z-index="44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66"> is the ‘nominal’ maximum: the value which </text:span><text:span text:style-name="T14">would</text:span><text:span text:style-name="T66"> be represented by code 65536.</text:span></text:p>
      <text:p text:style-name="P20"><text:span text:style-name="T67">If we choose values of </text:span><text:span text:style-name="T15">s</text:span><text:span text:style-name="T67"> which are representable in 22 mantissa bits, the multiplications in <text:s/></text:span><text:span text:style-name="T67"><text:sequence-ref text:reference-format="text" text:ref-name="refText3">(4)</text:sequence-ref></text:span><text:span text:style-name="T67"> to find </text:span><text:span text:style-name="T67"><draw:frame draw:style-name="fr1" draw:name="Object53" text:anchor-type="as-char" svg:y="-0.1484in" svg:width="0.4083in" svg:height="0.1902in" draw:z-index="46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67"> are generally not lossless, but if floating point operations are done with convergent rounding </text:span><text:span text:style-name="T68">(the default mode)</text:span><text:span text:style-name="T67"> the difference </text:span><text:span text:style-name="T67"><draw:frame draw:style-name="fr1" draw:name="Object55" text:anchor-type="as-char" svg:y="-0.1228in" svg:width="0.4646in" svg:height="0.1646in" draw:z-index="47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71">in </text:span><text:span text:style-name="T48"><text:s/></text:span><text:span text:style-name="T48"><text:sequence-ref text:reference-format="text" text:ref-name="refText2">(3)</text:sequence-ref></text:span><text:span text:style-name="T48"> </text:span><text:span text:style-name="T67"><text:s/>will always</text:span><text:span text:style-name="T67"><text:note text:id="ftn1" text:note-class="footnote"><text:note-citation>1</text:note-citation><text:note-body><text:p text:style-name="P34">I don't have a proof for this, but testing over all <draw:frame draw:style-name="fr1" draw:name="Object92" text:anchor-type="as-char" svg:y="-0.172in" svg:width="0.2654in" svg:height="0.2091in" draw:z-index="148"><draw:object xlink:href="./Object 92" xlink:type="simple" xlink:show="embed" xlink:actuate="onLoad"/><draw:image xlink:href="./ObjectReplacements/Object 92" xlink:type="simple" xlink:show="embed" xlink:actuate="onLoad"/></draw:frame>cases (all cases with a <text:span text:style-name="T76">specific</text:span> <text:span text:style-name="T5">s </text:span>exponent) found no failures.</text:p></text:note-body></text:note></text:span><text:span text:style-name="T67"> give exactly </text:span><text:span text:style-name="T67"><draw:frame draw:style-name="fr1" draw:name="Object54" text:anchor-type="as-char" svg:y="-0.1484in" svg:width="0.5902in" svg:height="0.1839in" draw:z-index="68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67">; <text:s/>the multiplication by (1/N) is lossless </text:span><text:soft-page-break/><text:span text:style-name="T67">and thus we can recover </text:span><text:span text:style-name="T15">s</text:span><text:span text:style-name="T67"> exactly. </text:span><text:span text:style-name="T70">The value of </text:span><text:span text:style-name="T16">z </text:span><text:span text:style-name="T70">found as </text:span><text:span text:style-name="T70"><draw:frame draw:style-name="fr1" draw:name="Object1" text:anchor-type="as-char" svg:y="-0.1484in" svg:width="0.6783in" svg:height="0.1839in" draw:z-index="70"><draw:object xlink:href="./Object 54" xlink:type="simple" xlink:show="embed" xlink:actuate="onLoad"/><draw:image xlink:href="./ObjectReplacements/Object 54" xlink:type="simple" xlink:show="embed" xlink:actuate="onLoad"/></draw:frame></text:span><text:span text:style-name="T70"> can be inexact, <text:s/>but the worst absolute error is about </text:span><text:span text:style-name="T70"><draw:frame draw:style-name="fr1" draw:name="Object2" text:anchor-type="as-char" svg:y="-0.172in" svg:width="0.4189in" svg:height="0.2083in" draw:z-index="81"><draw:object xlink:href="./Object 55" xlink:type="simple" xlink:show="embed" xlink:actuate="onLoad"/><draw:image xlink:href="./ObjectReplacements/Object 55" xlink:type="simple" xlink:show="embed" xlink:actuate="onLoad"/></draw:frame></text:span><text:span text:style-name="T70"> </text:span><text:span text:style-name="T71">so z</text:span><text:span text:style-name="T70"> <text:s/>can be easily corrected by rounding to the nearest integer.</text:span></text:p>
      <text:p text:style-name="P22"><text:span text:style-name="T70">D</text:span><text:span text:style-name="T67">equantization of 16-bit floats should be done as </text:span><text:span text:style-name="T67"><draw:frame draw:style-name="fr1" draw:name="Object109" text:anchor-type="as-char" svg:y="-0.152in" svg:width="0.889in" svg:height="0.2134in" draw:z-index="82"><draw:object xlink:href="./Object 109" xlink:type="simple" xlink:show="embed" xlink:actuate="onLoad"/><draw:image xlink:href="./ObjectReplacements/Object 109" xlink:type="simple" xlink:show="embed" xlink:actuate="onLoad"/></draw:frame></text:span><text:span text:style-name="T67">where the subtraction is an exact integer operation, the difference is converted losslessly to float, and the multiplication by </text:span><text:span text:style-name="T15">s</text:span><text:span text:style-name="T67"> is lossy but reproducible.</text:span></text:p>
      <text:p text:style-name="P15"/>
      <text:h text:style-name="Heading_20_1" text:outline-level="1">Determining Quantization For a Given Range <text:span text:style-name="T77">of Data</text:span></text:h>
      <text:h text:style-name="Heading_20_2" text:outline-level="2">8-bit <text:span text:style-name="T86">Quantization</text:span>, N=255</text:h>
      <text:p text:style-name="P6"><text:span text:style-name="T33">W</text:span><text:span text:style-name="T21">henever we need to quantize a given range of floating point values </text:span><text:span text:style-name="T21"><draw:frame draw:style-name="fr1" draw:name="Object25" text:anchor-type="as-char" svg:y="-0.1484in" svg:width="0.3307in" svg:height="0.2091in" draw:z-index="28"><draw:object xlink:href="./Object 25" xlink:type="simple" xlink:show="embed" xlink:actuate="onLoad"/><draw:image xlink:href="./ObjectReplacements/Object 25" xlink:type="simple" xlink:show="embed" xlink:actuate="onLoad"/></draw:frame></text:span><text:span text:style-name="T21">, the following process is recommended</text:span><text:span text:style-name="T29"> to find the quantization parameters:</text:span></text:p>
      <text:list xml:id="list6350489754706558472" text:style-name="L7">
        <text:list-item>
          <text:p text:style-name="P38"><text:span text:style-name="T21">Find the actual range </text:span><text:span text:style-name="T33">over </text:span><text:span text:style-name="T33"><draw:frame draw:style-name="fr1" draw:name="Object48" text:anchor-type="as-char" svg:y="-0.1484in" svg:width="0.3307in" svg:height="0.2091in" draw:z-index="84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33">, <text:s/>including zero:</text:span></text:p>
        </text:list-item>
      </text:list>
      <text:p text:style-name="P6"><text:span text:style-name="T21"><text:tab/></text:span><text:span text:style-name="T21"><draw:frame draw:style-name="fr1" draw:name="Object26" text:anchor-type="as-char" svg:y="-0.1484in" svg:width="1.8799in" svg:height="0.2091in" draw:z-index="29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6"><text:span text:style-name="T23"><text:tab/></text:span><text:span text:style-name="T23"><draw:frame draw:style-name="fr1" draw:name="Object27" text:anchor-type="as-char" svg:y="-0.1484in" svg:width="1.9335in" svg:height="0.2091in" draw:z-index="30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list xml:id="list1392346953378558905" text:style-name="L8">
        <text:list-item>
          <text:p text:style-name="P39"><text:span text:style-name="T23">I</text:span><text:span text:style-name="T21">n </text:span><text:span text:style-name="T33">the </text:span><text:span text:style-name="T21">case where </text:span><text:span text:style-name="T21"><draw:frame draw:style-name="fr1" draw:name="Object28" text:anchor-type="as-char" svg:y="-0.1484in" svg:width="0.548in" svg:height="0.2091in" draw:z-index="31"><draw:object xlink:href="./Object 28" xlink:type="simple" xlink:show="embed" xlink:actuate="onLoad"/><draw:image xlink:href="./ObjectReplacements/Object 28" xlink:type="simple" xlink:show="embed" xlink:actuate="onLoad"/></draw:frame></text:span><text:span text:style-name="T21">:</text:span></text:p>
          <text:list>
            <text:list-item>
              <text:p text:style-name="P40"><text:span text:style-name="T26">set </text:span><text:span text:style-name="T11">z </text:span><text:span text:style-name="T27">= 0, and</text:span><text:span text:style-name="T27"><draw:frame draw:style-name="fr1" draw:name="Object29" text:anchor-type="as-char" svg:y="-0.1484in" svg:width="0.9453in" svg:height="0.2091in" draw:z-index="85"><draw:object xlink:href="./Object 29" xlink:type="simple" xlink:show="embed" xlink:actuate="onLoad"/><draw:image xlink:href="./ObjectReplacements/Object 29" xlink:type="simple" xlink:show="embed" xlink:actuate="onLoad"/></draw:frame></text:span></text:p>
            </text:list-item>
            <text:list-item>
              <text:p text:style-name="P40"><text:span text:style-name="T27">If </text:span><text:span text:style-name="T27"><draw:frame draw:style-name="fr1" draw:name="Object31" text:anchor-type="as-char" svg:y="-0.1484in" svg:width="0.5681in" svg:height="0.2091in" draw:z-index="69"><draw:object xlink:href="./Object 31" xlink:type="simple" xlink:show="embed" xlink:actuate="onLoad"/><draw:image xlink:href="./ObjectReplacements/Object 31" xlink:type="simple" xlink:show="embed" xlink:actuate="onLoad"/></draw:frame></text:span><text:span text:style-name="T27">, all of the </text:span><text:span text:style-name="T27"><draw:frame draw:style-name="fr1" draw:name="Object30" text:anchor-type="as-char" svg:y="-0.1484in" svg:width="0.2in" svg:height="0.2091in" draw:z-index="32"><draw:object xlink:href="./Object 30" xlink:type="simple" xlink:show="embed" xlink:actuate="onLoad"/><draw:image xlink:href="./ObjectReplacements/Object 30" xlink:type="simple" xlink:show="embed" xlink:actuate="onLoad"/></draw:frame></text:span><text:span text:style-name="T27"> are zero and we can use a</text:span><text:span text:style-name="T29">n arbitrary</text:span><text:span text:style-name="T27"> value such as </text:span><text:span text:style-name="T27"><draw:frame draw:style-name="fr1" draw:name="Object32" text:anchor-type="as-char" svg:y="-0.172in" svg:width="0.5035in" svg:height="0.2075in" draw:z-index="34"><draw:object xlink:href="./Object 32" xlink:type="simple" xlink:show="embed" xlink:actuate="onLoad"/><draw:image xlink:href="./ObjectReplacements/Object 32" xlink:type="simple" xlink:show="embed" xlink:actuate="onLoad"/></draw:frame></text:span></text:p>
            </text:list-item>
          </text:list>
        </text:list-item>
        <text:list-item>
          <text:p text:style-name="P42"><text:span text:style-name="T21">Otherwise if </text:span><text:span text:style-name="T21"><draw:frame draw:style-name="fr1" draw:name="Object144" text:anchor-type="as-char" svg:y="-0.1484in" svg:width="0.5689in" svg:height="0.2098in" draw:z-index="86"><draw:object xlink:href="./Object 144" xlink:type="simple" xlink:show="embed" xlink:actuate="onLoad"/><draw:image xlink:href="./ObjectReplacements/Object 144" xlink:type="simple" xlink:show="embed" xlink:actuate="onLoad"/></draw:frame></text:span><text:span text:style-name="T21">:</text:span></text:p>
          <text:list>
            <text:list-item>
              <text:p text:style-name="P42"><text:span text:style-name="T26">set </text:span><text:span text:style-name="T11">z </text:span><text:span text:style-name="T27">= </text:span><text:span text:style-name="T21">255</text:span><text:span text:style-name="T27">, and</text:span><text:span text:style-name="T27"><draw:frame draw:style-name="fr1" draw:name="Object145" text:anchor-type="as-char" svg:y="-0.1484in" svg:width="1.0492in" svg:height="0.2098in" draw:z-index="87"><draw:object xlink:href="./Object 145" xlink:type="simple" xlink:show="embed" xlink:actuate="onLoad"/><draw:image xlink:href="./ObjectReplacements/Object 145" xlink:type="simple" xlink:show="embed" xlink:actuate="onLoad"/><svg:desc>formula</svg:desc></draw:frame></text:span></text:p>
            </text:list-item>
          </text:list>
        </text:list-item>
        <text:list-item>
          <text:p text:style-name="P41"><text:span text:style-name="T27">Otherwise we need to find an integer zero point </text:span><text:span text:style-name="T45">in 1...254,</text:span><text:span text:style-name="T27"> and scale which encompass the desired range. </text:span><text:span text:style-name="T33">This method finds the smallest </text:span><text:span text:style-name="T39">feasible </text:span><text:span text:style-name="T13">s</text:span><text:span text:style-name="T33">:</text:span></text:p>
          <text:list>
            <text:list-item>
              <text:p text:style-name="P41"><text:span text:style-name="T27">Find </text:span><text:span text:style-name="T42">approximate</text:span><text:span text:style-name="T33"> value for the zero point,</text:span><text:span text:style-name="T27"> </text:span><text:span text:style-name="T27"><draw:frame draw:style-name="fr1" draw:name="Object35" text:anchor-type="as-char" svg:y="-0.2693in" svg:width="1.2661in" svg:height="0.4437in" draw:z-index="83"><draw:object xlink:href="./Object 35" xlink:type="simple" xlink:show="embed" xlink:actuate="onLoad"/><draw:image xlink:href="./ObjectReplacements/Object 35" xlink:type="simple" xlink:show="embed" xlink:actuate="onLoad"/></draw:frame></text:span><text:span text:style-name="T27"> </text:span><text:span text:style-name="T36">in range [0,255]<text:line-break/></text:span></text:p>
            </text:list-item>
            <text:list-item>
              <text:p text:style-name="P43"><text:span text:style-name="T21">Two candidate </text:span><text:span text:style-name="T5">z</text:span><text:span text:style-name="T21"> values are </text:span><text:span text:style-name="T28">the nearest integers</text:span><text:span text:style-name="T21"> </text:span><text:span text:style-name="T21"><draw:frame draw:style-name="fr1" draw:name="Object36" text:anchor-type="as-char" svg:y="-0.1484in" svg:width="1.4319in" svg:height="0.2091in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21"> <text:line-break/></text:span></text:p>
            </text:list-item>
            <text:list-item>
              <text:p text:style-name="P44"><text:span text:style-name="T21">Corresponding </text:span><text:span text:style-name="T34">minimal </text:span><text:span text:style-name="T5">s</text:span><text:span text:style-name="T21"> values are </text:span><text:span text:style-name="T28"><draw:frame draw:style-name="fr1" draw:name="Object37" text:anchor-type="as-char" svg:y="-0.2689in" svg:width="2.0508in" svg:height="0.4425in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28">; <text:line-break/></text:span></text:p>
            </text:list-item>
            <text:list-item>
              <text:p text:style-name="P45"><text:span text:style-name="T28">use </text:span><text:span text:style-name="T28"><draw:frame draw:style-name="fr1" draw:name="Object33" text:anchor-type="as-char" svg:y="-0.152in" svg:width="1.1602in" svg:height="0.2126in" draw:z-index="37"><draw:object xlink:href="./Object 33" xlink:type="simple" xlink:show="embed" xlink:actuate="onLoad"/><draw:image xlink:href="./ObjectReplacements/Object 33" xlink:type="simple" xlink:show="embed" xlink:actuate="onLoad"/></draw:frame></text:span><text:span text:style-name="T28">if </text:span><text:span text:style-name="T28"><draw:frame draw:style-name="fr1" draw:name="Object43" text:anchor-type="as-char" svg:y="-0.1484in" svg:width="0.4154in" svg:height="0.2098in" draw:z-index="71"><draw:object xlink:href="./Object 43" xlink:type="simple" xlink:show="embed" xlink:actuate="onLoad"/><draw:image xlink:href="./ObjectReplacements/Object 43" xlink:type="simple" xlink:show="embed" xlink:actuate="onLoad"/></draw:frame></text:span><text:span text:style-name="T32"> and ( </text:span><text:span text:style-name="T32"><draw:frame draw:style-name="fr1" draw:name="Object44" text:anchor-type="as-char" svg:y="-0.1484in" svg:width="0.6008in" svg:height="0.2091in" draw:z-index="72"><draw:object xlink:href="./Object 44" xlink:type="simple" xlink:show="embed" xlink:actuate="onLoad"/><draw:image xlink:href="./ObjectReplacements/Object 44" xlink:type="simple" xlink:show="embed" xlink:actuate="onLoad"/></draw:frame></text:span><text:span text:style-name="T32"> or </text:span><text:span text:style-name="T28"><draw:frame draw:style-name="fr1" draw:name="Object34" text:anchor-type="as-char" svg:y="-0.1484in" svg:width="0.4437in" svg:height="0.2091in" draw:z-index="38"><draw:object xlink:href="./Object 34" xlink:type="simple" xlink:show="embed" xlink:actuate="onLoad"/><draw:image xlink:href="./ObjectReplacements/Object 34" xlink:type="simple" xlink:show="embed" xlink:actuate="onLoad"/></draw:frame></text:span><text:span text:style-name="T32">)</text:span><text:span text:style-name="T28">, otherwise use </text:span><text:span text:style-name="T28"><draw:frame draw:style-name="fr1" draw:name="Object40" text:anchor-type="as-char" svg:y="-0.152in" svg:width="1.1571in" svg:height="0.2126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      </text:list-item>
          </text:list>
        </text:list-item>
        <text:list-item>
          <text:p text:style-name="P40"><text:span text:style-name="T31">In any case r</text:span><text:span text:style-name="T29">ound the </text:span><text:span text:style-name="T12">s</text:span><text:span text:style-name="T29"> value upward, if needed, to the next value which may be expressed in 16 mantissa bits.</text:span></text:p>
        </text:list-item>
        <text:list-item>
          <text:p text:style-name="P40"><text:span text:style-name="T23"><draw:frame draw:style-name="fr1" draw:name="Object41" text:anchor-type="as-char" svg:y="-0.1484in" svg:width="0.4083in" svg:height="0.1902in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9">can be then found via </text:span><text:span text:style-name="T30"><text:sequence-ref text:reference-format="text" text:ref-name="refText3">(4)</text:sequence-ref></text:span><text:span text:style-name="T30">; </text:span><text:span text:style-name="T29">and it is guaranteed that the conditions in </text:span><text:span text:style-name="T29"><text:sequence-ref text:reference-format="text" text:ref-name="refText4">(5)</text:sequence-ref></text:span><text:span text:style-name="T29"> are met, and that </text:span><text:span text:style-name="T29"><draw:frame draw:style-name="fr1" draw:name="Object42" text:anchor-type="as-char" svg:y="-0.1484in" svg:width="1.2252in" svg:height="0.2091in" draw:z-index="42"><draw:object xlink:href="./Object 42" xlink:type="simple" xlink:show="embed" xlink:actuate="onLoad"/><draw:image xlink:href="./ObjectReplacements/Object 42" xlink:type="simple" xlink:show="embed" xlink:actuate="onLoad"/></draw:frame></text:span><text:span text:style-name="T29">; </text:span><text:span text:style-name="T33">no solution with a smaller </text:span><text:span text:style-name="T13">s</text:span><text:span text:style-name="T33"> exists.</text:span></text:p>
        </text:list-item>
      </text:list>
      <text:p text:style-name="P9"/>
      <text:p text:style-name="P7"><text:span text:style-name="T23">N</text:span><text:span text:style-name="T21">ote that the conditi</text:span><text:span text:style-name="T36">on</text:span><text:span text:style-name="T28"><draw:frame draw:style-name="fr1" draw:name="Object47" text:anchor-type="as-char" svg:y="-0.1484in" svg:width="0.4437in" svg:height="0.2091in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1"> can be evaluated as </text:span><text:span text:style-name="T21"><draw:frame draw:style-name="fr1" draw:name="Object39" text:anchor-type="as-char" svg:y="-0.152in" svg:width="1.5799in" svg:height="0.2126in" draw:z-index="48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10"/>
      <text:p text:style-name="P8"><text:span text:style-name="T21">This procedure can be used to “correct” a possibly </text:span><text:span text:style-name="T38">unreliable</text:span><text:span text:style-name="T21"><draw:frame draw:style-name="fr1" draw:name="Object74" text:anchor-type="as-char" svg:y="-0.152in" svg:width="0.5299in" svg:height="0.1992in" draw:z-index="49"><draw:object xlink:href="./Object 74" xlink:type="simple" xlink:show="embed" xlink:actuate="onLoad"/><draw:image xlink:href="./ObjectReplacements/Object 74" xlink:type="simple" xlink:show="embed" xlink:actuate="onLoad"/></draw:frame></text:span><text:span text:style-name="T21"> range </text:span><text:span text:style-name="T38">to a similar one which meets the critera</text:span><text:span text:style-name="T21">: if the </text:span><text:span text:style-name="T21"><draw:frame draw:style-name="fr1" draw:name="Object75" text:anchor-type="as-char" svg:y="-0.152in" svg:width="0.7882in" svg:height="0.2126in" draw:z-index="50"><draw:object xlink:href="./Object 75" xlink:type="simple" xlink:show="embed" xlink:actuate="onLoad"/><draw:image xlink:href="./ObjectReplacements/Object 75" xlink:type="simple" xlink:show="embed" xlink:actuate="onLoad"/></draw:frame></text:span><text:span text:style-name="T21"> are set to the given </text:span><text:span text:style-name="T21"><draw:frame draw:style-name="fr1" draw:name="Object76" text:anchor-type="as-char" svg:y="-0.152in" svg:width="0.5299in" svg:height="0.1992in" draw:z-index="89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21">, the new</text:span><text:span text:style-name="T21"><draw:frame draw:style-name="fr1" draw:name="Object77" text:anchor-type="as-char" svg:y="-0.152in" svg:width="0.5299in" svg:height="0.1992in" draw:z-index="90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21">resulting will </text:span><text:soft-page-break/><text:span text:style-name="T21">include the or</text:span><text:span text:style-name="T38">i</text:span><text:span text:style-name="T21">ginal range; and should be identical to the original range when </text:span><text:span text:style-name="T38">that already</text:span><text:span text:style-name="T21"> meets the criteria (i.e. the process is idempotent). </text:span></text:p>
      <text:p text:style-name="P13"/>
      <text:p text:style-name="P17"><text:span text:style-name="T21">However, the procedure is not considered to reproducible for arbitrary </text:span><text:span text:style-name="T21"><draw:frame draw:style-name="fr1" draw:name="Object86" text:anchor-type="as-char" svg:y="-0.152in" svg:width="0.7882in" svg:height="0.2126in" draw:z-index="91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21">; in some cases, slight differences in the way the computation is done could produce different choice of z, for instance, when the </text:span><text:span text:style-name="T21"><draw:frame draw:style-name="fr1" draw:name="Object87" text:anchor-type="as-char" svg:y="-0.1484in" svg:width="0.4071in" svg:height="0.2091in" draw:z-index="92"><draw:object xlink:href="./Object 87" xlink:type="simple" xlink:show="embed" xlink:actuate="onLoad"/><draw:image xlink:href="./ObjectReplacements/Object 87" xlink:type="simple" xlink:show="embed" xlink:actuate="onLoad"/></draw:frame></text:span><text:span text:style-name="T21"> are very similar or identical.</text:span></text:p>
      <text:p text:style-name="P17"/>
      <text:p text:style-name="P46">Examples:</text:p>
      <text:list xml:id="list2904959760897084032" text:style-name="L9">
        <text:list-item>
          <text:p text:style-name="P49"><text:span text:style-name="T21"><draw:frame draw:style-name="fr1" draw:name="Object93" text:anchor-type="as-char" svg:y="-0.152in" svg:width="5.2591in" svg:height="0.2134in" draw:z-index="93"><draw:object xlink:href="./Object 93" xlink:type="simple" xlink:show="embed" xlink:actuate="onLoad"/><draw:image xlink:href="./ObjectReplacements/Object 93" xlink:type="simple" xlink:show="embed" xlink:actuate="onLoad"/></draw:frame></text:span><text:span text:style-name="T21"> <text:line-break/></text:span><text:span text:style-name="T40">Here, <text:s/></text:span><text:span text:style-name="T40"><draw:frame draw:style-name="fr1" draw:name="Object94" text:anchor-type="as-char" svg:y="-0.172in" svg:width="1.1917in" svg:height="0.2091in" draw:z-index="94"><draw:object xlink:href="./Object 94" xlink:type="simple" xlink:show="embed" xlink:actuate="onLoad"/><draw:image xlink:href="./ObjectReplacements/Object 94" xlink:type="simple" xlink:show="embed" xlink:actuate="onLoad"/></draw:frame></text:span><text:span text:style-name="T40"> and </text:span><text:span text:style-name="T40"><draw:frame draw:style-name="fr1" draw:name="Object95" text:anchor-type="as-char" svg:y="-0.172in" svg:width="1.3866in" svg:height="0.2154in" draw:z-index="95"><draw:object xlink:href="./Object 95" xlink:type="simple" xlink:show="embed" xlink:actuate="onLoad"/><draw:image xlink:href="./ObjectReplacements/Object 95" xlink:type="simple" xlink:show="embed" xlink:actuate="onLoad"/></draw:frame></text:span><text:span text:style-name="T40">exactly.</text:span></text:p>
        </text:list-item>
      </text:list>
      <text:p text:style-name="P11"/>
      <text:list xml:id="list153301433150969" text:continue-numbering="true" text:style-name="L9">
        <text:list-item>
          <text:p text:style-name="P49"><text:span text:style-name="T21"><draw:frame draw:style-name="fr1" draw:name="Object96" text:anchor-type="as-char" svg:y="-0.152in" svg:width="6.3728in" svg:height="0.2134in" draw:z-index="96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21"> <text:line-break/></text:span><text:span text:style-name="T40">Here, <text:s/></text:span><text:span text:style-name="T40"><draw:frame draw:style-name="fr1" draw:name="Object97" text:anchor-type="as-char" svg:y="-0.1728in" svg:width="1.1925in" svg:height="0.2091in" draw:z-index="97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40"> and </text:span><text:span text:style-name="T40"><draw:frame draw:style-name="fr1" draw:name="Object98" text:anchor-type="as-char" svg:y="-0.1728in" svg:width="2.7925in" svg:height="0.2154in" draw:z-index="98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40">exactly. It's also possible to use the same value of s, and z=127.</text:span></text:p>
        </text:list-item>
      </text:list>
      <text:p text:style-name="P16"/>
      <text:h text:style-name="Heading_20_2" text:outline-level="2"><text:span text:style-name="T76">16</text:span>-bit <text:span text:style-name="T85">Quantization</text:span>, <text:span text:style-name="T5">N</text:span>=<text:span text:style-name="T78">65536</text:span></text:h>
      <text:p text:style-name="P21">The method for finding scaling over a given range is below. This assumes that we don’t want <draw:frame draw:style-name="fr1" draw:name="Object99" text:anchor-type="as-char" svg:y="-0.1484in" svg:width="0.3425in" svg:height="0.2098in" draw:z-index="99"><draw:object xlink:href="./Object 99" xlink:type="simple" xlink:show="embed" xlink:actuate="onLoad"/><draw:image xlink:href="./ObjectReplacements/Object 99" xlink:type="simple" xlink:show="embed" xlink:actuate="onLoad"/></draw:frame> <text:span text:style-name="T76">to </text:span>map t<text:span text:style-name="T79">o at most code 65535; we don't want it to map to </text:span><text:s/>65536 and <text:span text:style-name="T79">then </text:span>be truncated to 65535. <text:span text:style-name="T76">So we want a quantization specification for which </text:span><text:span text:style-name="T76"><draw:frame draw:style-name="fr1" draw:name="Object100" text:anchor-type="as-char" svg:y="-0.152in" svg:width="1.5575in" svg:height="0.2126in" draw:z-index="100"><draw:object xlink:href="./Object 100" xlink:type="simple" xlink:show="embed" xlink:actuate="onLoad"/><draw:image xlink:href="./ObjectReplacements/Object 100" xlink:type="simple" xlink:show="embed" xlink:actuate="onLoad"/></draw:frame></text:span><text:span text:style-name="T76">.</text:span></text:p>
      <text:list xml:id="list153301994814395" text:continue-list="list6350489754706558472" text:style-name="L7">
        <text:list-item>
          <text:p text:style-name="P54"><text:span text:style-name="T21">Find the actual range </text:span><text:span text:style-name="T33">over </text:span><text:span text:style-name="T33"><draw:frame draw:style-name="fr1" draw:name="Object56" text:anchor-type="as-char" svg:y="-0.1484in" svg:width="0.3307in" svg:height="0.2091in" draw:z-index="51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33">, <text:s/>including zero:</text:span></text:p>
        </text:list-item>
      </text:list>
      <text:p text:style-name="Text_20_body"><text:span text:style-name="T21"><text:tab/></text:span><text:span text:style-name="T21"><draw:frame draw:style-name="fr1" draw:name="Object57" text:anchor-type="as-char" svg:y="-0.1484in" svg:width="1.8799in" svg:height="0.2091in" draw:z-index="52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<text:p text:style-name="Text_20_body"><text:span text:style-name="T23"><text:tab/></text:span><text:span text:style-name="T23"><draw:frame draw:style-name="fr1" draw:name="Object58" text:anchor-type="as-char" svg:y="-0.1484in" svg:width="1.9335in" svg:height="0.2091in" draw:z-index="53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p>
      <text:list xml:id="list4229714516889043961" text:style-name="L10">
        <text:list-item>
          <text:p text:style-name="P55"><text:span text:style-name="T23">I</text:span><text:span text:style-name="T21">n </text:span><text:span text:style-name="T33">the </text:span><text:span text:style-name="T21">case where </text:span><text:span text:style-name="T21"><draw:frame draw:style-name="fr1" draw:name="Object59" text:anchor-type="as-char" svg:y="-0.1484in" svg:width="0.548in" svg:height="0.2091in" draw:z-index="54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21">:</text:span></text:p>
          <text:list>
            <text:list-item>
              <text:p text:style-name="P55"><text:span text:style-name="T26">set </text:span><text:span text:style-name="T11">z </text:span><text:span text:style-name="T27">= 0, and</text:span><text:span text:style-name="T27"><draw:frame draw:style-name="fr1" draw:name="Object60" text:anchor-type="as-char" svg:y="-0.1484in" svg:width="1.111in" svg:height="0.2091in" draw:z-index="55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      </text:list-item>
            <text:list-item>
              <text:p text:style-name="P55"><text:span text:style-name="T27">If </text:span><text:span text:style-name="T27"><draw:frame draw:style-name="fr1" draw:name="Object61" text:anchor-type="as-char" svg:y="-0.1484in" svg:width="0.5681in" svg:height="0.2091in" draw:z-index="56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27">, all of the </text:span><text:span text:style-name="T27"><draw:frame draw:style-name="fr1" draw:name="Object62" text:anchor-type="as-char" svg:y="-0.1484in" svg:width="0.2in" svg:height="0.2091in" draw:z-index="57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27"> are zero and we can use a</text:span><text:span text:style-name="T29">n arbitrary</text:span><text:span text:style-name="T27"> value such as </text:span><text:span text:style-name="T27"><draw:frame draw:style-name="fr1" draw:name="Object63" text:anchor-type="as-char" svg:y="-0.172in" svg:width="0.5535in" svg:height="0.2075in" draw:z-index="58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
            </text:list-item>
          </text:list>
        </text:list-item>
        <text:list-item>
          <text:p text:style-name="P58"><text:span text:style-name="T27">O</text:span><text:span text:style-name="T21">therwise if </text:span><text:span text:style-name="T21"><draw:frame draw:style-name="fr1" draw:name="Object148" text:anchor-type="as-char" svg:y="-0.1484in" svg:width="0.5681in" svg:height="0.2091in" draw:z-index="108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21">:</text:span></text:p>
          <text:list>
            <text:list-item>
              <text:p text:style-name="P56"><text:span text:style-name="T45">set </text:span><text:span text:style-name="T11">z </text:span><text:span text:style-name="T27">= </text:span><text:span text:style-name="T45">65535</text:span><text:span text:style-name="T27">, and</text:span><text:span text:style-name="T27"><draw:frame draw:style-name="fr1" draw:name="Object149" text:anchor-type="as-char" svg:y="-0.1484in" svg:width="1.2165in" svg:height="0.2098in" draw:z-index="109"><draw:object xlink:href="./Object 149" xlink:type="simple" xlink:show="embed" xlink:actuate="onLoad"/><draw:image xlink:href="./ObjectReplacements/Object 149" xlink:type="simple" xlink:show="embed" xlink:actuate="onLoad"/><svg:desc>formula</svg:desc></draw:frame></text:span></text:p>
            </text:list-item>
          </text:list>
        </text:list-item>
        <text:list-item>
          <text:p text:style-name="P55"><text:span text:style-name="T21">Otherwise we need to find an integer zero point </text:span><text:span text:style-name="T45">in 1..65534,</text:span><text:span text:style-name="T21"> and scale which encompass the desired range. </text:span><text:span text:style-name="T33">This method finds the smallest </text:span><text:span text:style-name="T13">s</text:span><text:span text:style-name="T33">:</text:span></text:p>
          <text:list>
            <text:list-item>
              <text:p text:style-name="P57"><text:span text:style-name="T21">Find </text:span><text:span text:style-name="T42">approximate</text:span><text:span text:style-name="T33"> value for the zero point,</text:span><text:span text:style-name="T21"> </text:span><text:span text:style-name="T21"><draw:frame draw:style-name="fr1" draw:name="Object64" text:anchor-type="as-char" svg:y="-0.2689in" svg:width="1.3339in" svg:height="0.4425in" draw:z-index="88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35">( in range [0,65535])</text:span></text:p>
            </text:list-item>
            <text:list-item>
              <text:p text:style-name="P55"><text:span text:style-name="T21">Two candidate </text:span><text:span text:style-name="T5">z</text:span><text:span text:style-name="T21"> values are </text:span><text:span text:style-name="T28">the nearest integers</text:span><text:span text:style-name="T21"> </text:span><text:span text:style-name="T21"><draw:frame draw:style-name="fr1" draw:name="Object65" text:anchor-type="as-char" svg:y="-0.1484in" svg:width="1.4319in" svg:height="0.2091in" draw:z-index="59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21"> </text:span></text:p>
            </text:list-item>
            <text:list-item>
              <text:p text:style-name="P55"><text:soft-page-break/><text:span text:style-name="T21">Corresponding </text:span><text:span text:style-name="T34">minimal </text:span><text:span text:style-name="T5">s</text:span><text:span text:style-name="T21"> values are </text:span><text:span text:style-name="T28"><draw:frame draw:style-name="fr1" draw:name="Object66" text:anchor-type="as-char" svg:y="-0.2689in" svg:width="2.2173in" svg:height="0.4425in" draw:z-index="60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28">; </text:span></text:p>
            </text:list-item>
            <text:list-item>
              <text:p text:style-name="P55"><text:span text:style-name="T28">use </text:span><text:span text:style-name="T28"><draw:frame draw:style-name="fr1" draw:name="Object67" text:anchor-type="as-char" svg:y="-0.152in" svg:width="1.1602in" svg:height="0.2126in" draw:z-index="6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8">if </text:span><text:span text:style-name="T28"><draw:frame draw:style-name="fr1" draw:name="Object68" text:anchor-type="as-char" svg:y="-0.1484in" svg:width="0.4154in" svg:height="0.2098in" draw:z-index="62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32"> and ( </text:span><text:span text:style-name="T32"><draw:frame draw:style-name="fr1" draw:name="Object69" text:anchor-type="as-char" svg:y="-0.1484in" svg:width="0.7673in" svg:height="0.2091in" draw:z-index="63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32"> or </text:span><text:span text:style-name="T28"><draw:frame draw:style-name="fr1" draw:name="Object70" text:anchor-type="as-char" svg:y="-0.1484in" svg:width="0.4437in" svg:height="0.2091in" draw:z-index="64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2">)</text:span><text:span text:style-name="T28">, otherwise use </text:span><text:span text:style-name="T28"><draw:frame draw:style-name="fr1" draw:name="Object71" text:anchor-type="as-char" svg:y="-0.152in" svg:width="1.1571in" svg:height="0.2126in" draw:z-index="65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p>
            </text:list-item>
          </text:list>
        </text:list-item>
        <text:list-item>
          <text:p text:style-name="P55"><text:span text:style-name="T31">In any case r</text:span><text:span text:style-name="T29">ound the </text:span><text:span text:style-name="T12">s</text:span><text:span text:style-name="T29"> value upward, if needed, to the next value which may be expressed in </text:span><text:span text:style-name="T35">22</text:span><text:span text:style-name="T29"> mantissa bits.</text:span></text:p>
        </text:list-item>
        <text:list-item>
          <text:p text:style-name="P55"><text:span text:style-name="T23"><draw:frame draw:style-name="fr1" draw:name="Object72" text:anchor-type="as-char" svg:y="-0.1484in" svg:width="0.4083in" svg:height="0.1902in" draw:z-index="66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9">can be then found via </text:span><text:span text:style-name="T30"><text:sequence-ref text:reference-format="text" text:ref-name="refText3">(4)</text:sequence-ref></text:span><text:span text:style-name="T30">; </text:span><text:span text:style-name="T29">and it is guaranteed that the conditions in </text:span><text:span text:style-name="T29"><text:sequence-ref text:reference-format="text" text:ref-name="refText4">(5)</text:sequence-ref></text:span><text:span text:style-name="T29"> are met, and that </text:span><text:span text:style-name="T29"><draw:frame draw:style-name="fr1" draw:name="Object73" text:anchor-type="as-char" svg:y="-0.152in" svg:width="1.5575in" svg:height="0.2126in" draw:z-index="67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29">; </text:span><text:span text:style-name="T33">no solution with a smaller </text:span><text:span text:style-name="T13">s</text:span><text:span text:style-name="T33"> exists.</text:span></text:p>
        </text:list-item>
      </text:list>
      <text:p text:style-name="P14"/>
      <text:p text:style-name="Text_20_body"><text:span text:style-name="T36">T</text:span><text:span text:style-name="T21">he conditi</text:span><text:span text:style-name="T36">on</text:span><text:span text:style-name="T28"><draw:frame draw:style-name="fr1" draw:name="Object38" text:anchor-type="as-char" svg:y="-0.1484in" svg:width="0.4437in" svg:height="0.2091in" draw:z-index="73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21"> can be evaluated as </text:span><text:span text:style-name="T21"><draw:frame draw:style-name="fr1" draw:name="Object45" text:anchor-type="as-char" svg:y="-0.152in" svg:width="1.7465in" svg:height="0.2126in" draw:z-index="74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<text:p text:style-name="P33">For the 8-bit case it is possible to have <draw:frame draw:style-name="fr1" draw:name="Object146" text:anchor-type="as-char" svg:y="-0.1484in" svg:width="0.7957in" svg:height="0.1902in" draw:z-index="111"><draw:object xlink:href="./Object 146" xlink:type="simple" xlink:show="embed" xlink:actuate="onLoad"/><draw:image xlink:href="./ObjectReplacements/Object 146" xlink:type="simple" xlink:show="embed" xlink:actuate="onLoad"/></draw:frame> ; but for the 16-bit case z &lt;=65535, so <draw:frame draw:style-name="fr1" draw:name="Object147" text:anchor-type="as-char" svg:y="-0.1484in" svg:width="0.3839in" svg:height="0.1902in" draw:z-index="113"><draw:object xlink:href="./Object 147" xlink:type="simple" xlink:show="embed" xlink:actuate="onLoad"/><draw:image xlink:href="./ObjectReplacements/Object 147" xlink:type="simple" xlink:show="embed" xlink:actuate="onLoad"/></draw:frame></text:p>
      <text:p text:style-name="P59"/>
      <text:p text:style-name="Text_20_body"><text:span text:style-name="T49">U</text:span><text:span text:style-name="T47">nlike the </text:span><text:span text:style-name="T15">N</text:span><text:span text:style-name="T47">=255 process, this is </text:span><text:span text:style-name="T15">not</text:span><text:span text:style-name="T47"> idempotent – if resulting </text:span><text:span text:style-name="T47"><draw:frame draw:style-name="fr1" draw:name="Object46" text:anchor-type="as-char" svg:y="-0.152in" svg:width="0.5299in" svg:height="0.1992in" draw:z-index="75"><draw:object xlink:href="./Object 46" xlink:type="simple" xlink:show="embed" xlink:actuate="onLoad"/><draw:image xlink:href="./ObjectReplacements/Object 46" xlink:type="simple" xlink:show="embed" xlink:actuate="onLoad"/></draw:frame></text:span><text:span text:style-name="T47"> are used as </text:span><text:span text:style-name="T47"><draw:frame draw:style-name="fr1" draw:name="Object78" text:anchor-type="as-char" svg:y="-0.152in" svg:width="0.7882in" svg:height="0.2126in" draw:z-index="76"><draw:object xlink:href="./Object 78" xlink:type="simple" xlink:show="embed" xlink:actuate="onLoad"/><draw:image xlink:href="./ObjectReplacements/Object 78" xlink:type="simple" xlink:show="embed" xlink:actuate="onLoad"/></draw:frame></text:span><text:span text:style-name="T47"> and <text:s/>the process is run again, the </text:span><text:span text:style-name="T57">new </text:span><text:span text:style-name="T47">range will be larger.</text:span></text:p>
      <text:p text:style-name="Text_20_body"><text:span text:style-name="T47">Thus it should only be used to find a “new” </text:span><text:span text:style-name="T53">nominal </text:span><text:span text:style-name="T47">range to cover a given range of values, not to ‘correct’ existing </text:span><text:span text:style-name="T53">nominal </text:span><text:span text:style-name="T47">ranges.</text:span></text:p>
      <text:p text:style-name="Text_20_body"><text:span text:style-name="T47">Correcting </text:span><text:span text:style-name="T55">an </text:span><text:span text:style-name="T47">existing </text:span><text:span text:style-name="T53">nominal </text:span><text:span text:style-name="T47">range </text:span><text:span text:style-name="T53">(i.e. </text:span><text:span text:style-name="T55">modifying it as little as possible </text:span><text:span text:style-name="T53">to meet conditions in </text:span><text:span text:style-name="T54"><text:sequence-ref text:reference-format="text" text:ref-name="refText4">(5)</text:sequence-ref></text:span><text:span text:style-name="T54">, </text:span><text:span text:style-name="T55">and the constraint on</text:span><text:span text:style-name="T17"> s</text:span><text:span text:style-name="T53"> ) </text:span><text:span text:style-name="T47">can be done by the following idempotent method:</text:span></text:p>
      <text:list xml:id="list2166933912541276862" text:style-name="L11">
        <text:list-item>
          <text:p text:style-name="P60"><text:span text:style-name="T47">find </text:span><text:span text:style-name="T15">s,z</text:span><text:span text:style-name="T47"> using </text:span><text:span text:style-name="T50"><text:sequence-ref text:reference-format="text" text:ref-name="refText2">(3)</text:sequence-ref></text:span><text:span text:style-name="T50">;</text:span></text:p>
        </text:list-item>
        <text:list-item>
          <text:p text:style-name="P60"><text:span text:style-name="T50">r</text:span><text:span text:style-name="T47">ound </text:span><text:span text:style-name="T15">z</text:span><text:span text:style-name="T47"> to the nearest integer, limiting it to range 0..65535</text:span></text:p>
        </text:list-item>
        <text:list-item>
          <text:p text:style-name="P60"><text:span text:style-name="T47">round </text:span><text:span text:style-name="T15">s</text:span><text:span text:style-name="T47"> to the </text:span><text:span text:style-name="T15">nearest</text:span><text:span text:style-name="T47"> </text:span><text:span text:style-name="T51">value which can be expressed in 22 mantissa bits.</text:span></text:p>
        </text:list-item>
        <text:list-item>
          <text:p text:style-name="P60"><text:span text:style-name="T51">C</text:span><text:span text:style-name="T47">onvert back to </text:span><text:span text:style-name="T47"><draw:frame draw:style-name="fr1" draw:name="Object101" text:anchor-type="as-char" svg:y="-0.152in" svg:width="0.5299in" svg:height="0.1992in" draw:z-index="112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47">using </text:span><text:span text:style-name="T54"><text:s/></text:span><text:span text:style-name="T56"><text:sequence-ref text:reference-format="text" text:ref-name="refText3">(4)</text:sequence-ref></text:span></text:p>
        </text:list-item>
      </text:list>
      <text:p text:style-name="Text_20_body"><text:span text:style-name="T37">Applying </text:span><text:span text:style-name="T21">this correction </text:span><text:span text:style-name="T37">to an arbitrary </text:span><text:span text:style-name="T21"><draw:frame draw:style-name="fr1" draw:name="Object150" text:anchor-type="as-char" svg:y="-0.152in" svg:width="0.5299in" svg:height="0.1992in" draw:z-index="117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37">range </text:span><text:span text:style-name="T44">may</text:span><text:span text:style-name="T21"> produce only a small change in the interpretation of the quantized codes; mostly due to the rounding of z, which produces a</text:span><text:span text:style-name="T37">n </text:span><text:span text:style-name="T21"><text:s/>of</text:span><text:span text:style-name="T37">fset of</text:span><text:span text:style-name="T21"> </text:span><text:span text:style-name="T41">at most</text:span><text:span text:style-name="T21"><draw:frame draw:style-name="fr1" draw:name="Object80" text:anchor-type="as-char" svg:y="-0.1728in" svg:width="0.9984in" svg:height="0.2193in" draw:z-index="77"><draw:object xlink:href="./Object 80" xlink:type="simple" xlink:show="embed" xlink:actuate="onLoad"/><draw:image xlink:href="./ObjectReplacements/Object 80" xlink:type="simple" xlink:show="embed" xlink:actuate="onLoad"/></draw:frame></text:span><text:span text:style-name="T21"> . </text:span></text:p>
      <text:p text:style-name="Text_20_body"><text:span text:style-name="T21">In the special case where </text:span><text:span text:style-name="T21"><draw:frame draw:style-name="fr1" draw:name="Object81" text:anchor-type="as-char" svg:y="-0.1484in" svg:width="0.4311in" svg:height="0.1839in" draw:z-index="78"><draw:object xlink:href="./Object 81" xlink:type="simple" xlink:show="embed" xlink:actuate="onLoad"/><draw:image xlink:href="./ObjectReplacements/Object 81" xlink:type="simple" xlink:show="embed" xlink:actuate="onLoad"/></draw:frame></text:span><text:span text:style-name="T21">, the correction can be done by simply rounding</text:span><text:span text:style-name="T21"><draw:frame draw:style-name="fr1" draw:name="Object82" text:anchor-type="as-char" svg:y="-0.1228in" svg:width="0.2043in" svg:height="0.1646in" draw:z-index="79"><draw:object xlink:href="./Object 82" xlink:type="simple" xlink:show="embed" xlink:actuate="onLoad"/><draw:image xlink:href="./ObjectReplacements/Object 82" xlink:type="simple" xlink:show="embed" xlink:actuate="onLoad"/></draw:frame></text:span><text:span text:style-name="T21"> </text:span><text:span text:style-name="T52">to the nearest </text:span><text:span text:style-name="T47">value which can be expressed in 22 mantissa bits, since in this case </text:span><text:span text:style-name="T15">z</text:span><text:span text:style-name="T47">=0 and </text:span><text:span text:style-name="T47"><draw:frame draw:style-name="fr1" draw:name="Object83" text:anchor-type="as-char" svg:y="-0.1728in" svg:width="0.6193in" svg:height="0.2138in" draw:z-index="80"><draw:object xlink:href="./Object 83" xlink:type="simple" xlink:show="embed" xlink:actuate="onLoad"/><draw:image xlink:href="./ObjectReplacements/Object 83" xlink:type="simple" xlink:show="embed" xlink:actuate="onLoad"/></draw:frame></text:span></text:p>
      <text:p text:style-name="P47">Examples:</text:p>
      <text:list xml:id="list153302138223567" text:continue-list="list153301433150969" text:style-name="L9">
        <text:list-item>
          <text:p text:style-name="P50"><text:span text:style-name="T21"><draw:frame draw:style-name="fr1" draw:name="Object105" text:anchor-type="as-char" svg:y="-0.1728in" svg:width="5.5472in" svg:height="0.2339in" draw:z-index="101"><draw:object xlink:href="./Object 105" xlink:type="simple" xlink:show="embed" xlink:actuate="onLoad"/><draw:image xlink:href="./ObjectReplacements/Object 105" xlink:type="simple" xlink:show="embed" xlink:actuate="onLoad"/><svg:desc>formula</svg:desc></draw:frame></text:span><text:span text:style-name="T21"> <text:line-break/></text:span><text:span text:style-name="T40">Here, <text:s/></text:span><text:span text:style-name="T40"><draw:frame draw:style-name="fr1" draw:name="Object106" text:anchor-type="as-char" svg:y="-0.1728in" svg:width="1.3583in" svg:height="0.2091in" draw:z-index="102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40"> and </text:span><text:span text:style-name="T40"><draw:frame draw:style-name="fr1" draw:name="Object107" text:anchor-type="as-char" svg:y="-0.1728in" svg:width="1.3736in" svg:height="0.2154in" draw:z-index="103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T40">exactly.</text:span></text:p>
        </text:list-item>
      </text:list>
      <text:p text:style-name="P12"/>
      <text:list xml:id="list153302415195677" text:continue-numbering="true" text:style-name="L9">
        <text:list-item>
          <text:p text:style-name="P48"><text:soft-page-break/><draw:frame draw:style-name="fr1" draw:name="Object102" text:anchor-type="as-char" svg:y="-0.1728in" svg:width="4.102in" svg:height="0.2339in" draw:z-index="104"><draw:object xlink:href="./Object 102" xlink:type="simple" xlink:show="embed" xlink:actuate="onLoad"/><draw:image xlink:href="./ObjectReplacements/Object 102" xlink:type="simple" xlink:show="embed" xlink:actuate="onLoad"/></draw:frame><draw:frame draw:style-name="fr1" draw:name="Object108" text:anchor-type="as-char" svg:y="-0.152in" svg:width="2.711in" svg:height="0.2008in" draw:z-index="105"><draw:object xlink:href="./Object 108" xlink:type="simple" xlink:show="embed" xlink:actuate="onLoad"/><draw:image xlink:href="./ObjectReplacements/Object 108" xlink:type="simple" xlink:show="embed" xlink:actuate="onLoad"/></draw:frame> <text:line-break/><text:span text:style-name="T75">Here, <text:s/></text:span><text:span text:style-name="T75"><draw:frame draw:style-name="fr1" draw:name="Object103" text:anchor-type="as-char" svg:y="-0.1728in" svg:width="1.3583in" svg:height="0.2091in" draw:z-index="106"><draw:object xlink:href="./Object 103" xlink:type="simple" xlink:show="embed" xlink:actuate="onLoad"/><draw:image xlink:href="./ObjectReplacements/Object 103" xlink:type="simple" xlink:show="embed" xlink:actuate="onLoad"/></draw:frame></text:span><text:span text:style-name="T75"> and </text:span><text:span text:style-name="T75"><draw:frame draw:style-name="fr1" draw:name="Object104" text:anchor-type="as-char" svg:y="-0.1728in" svg:width="1.6811in" svg:height="0.2154in" draw:z-index="107"><draw:object xlink:href="./Object 104" xlink:type="simple" xlink:show="embed" xlink:actuate="onLoad"/><draw:image xlink:href="./ObjectReplacements/Object 104" xlink:type="simple" xlink:show="embed" xlink:actuate="onLoad"/></draw:frame></text:span><text:span text:style-name="T75">exactly. </text:span></text:p>
        </text:list-item>
      </text:list>
      <text:p text:style-name="P9"/>
      <text:h text:style-name="P67" text:outline-level="1">Final Rounding in Convolutions</text:h>
      <text:p text:style-name="P24">For a convolution, or a matrix multiply, we want to find</text:p>
      <text:p text:style-name="P25"><draw:frame draw:style-name="fr1" draw:name="Object111" text:anchor-type="as-char" svg:y="-0.1484in" svg:width="1.1047in" svg:height="0.1846in" draw:z-index="114"><draw:object xlink:href="./Object 111" xlink:type="simple" xlink:show="embed" xlink:actuate="onLoad"/><draw:image xlink:href="./ObjectReplacements/Object 111" xlink:type="simple" xlink:show="embed" xlink:actuate="onLoad"/></draw:frame></text:p>
      <text:p text:style-name="P24">where the input values are actually <text:s/>represented by quantized values <text:s/><draw:frame draw:style-name="fr1" draw:name="Object114" text:anchor-type="as-char" svg:y="-0.1819in" svg:width="0.5693in" svg:height="0.2181in" draw:z-index="131"><draw:object xlink:href="./Object 114" xlink:type="simple" xlink:show="embed" xlink:actuate="onLoad"/><draw:image xlink:href="./ObjectReplacements/Object 114" xlink:type="simple" xlink:show="embed" xlink:actuate="onLoad"/></draw:frame>, defined by quantization parameters</text:p>
      <text:p text:style-name="P24"><draw:frame draw:style-name="fr1" draw:name="Object112" text:anchor-type="as-char" svg:y="-0.152in" svg:width="1.1228in" svg:height="0.2134in" draw:z-index="115"><draw:object xlink:href="./Object 112" xlink:type="simple" xlink:show="embed" xlink:actuate="onLoad"/><draw:image xlink:href="./ObjectReplacements/Object 112" xlink:type="simple" xlink:show="embed" xlink:actuate="onLoad"/></draw:frame><text:span text:style-name="T80"><draw:frame draw:style-name="fr1" draw:name="Object113" text:anchor-type="as-char" svg:y="-0.152in" svg:width="1.2339in" svg:height="0.2134in" draw:z-index="116"><draw:object xlink:href="./Object 113" xlink:type="simple" xlink:show="embed" xlink:actuate="onLoad"/><draw:image xlink:href="./ObjectReplacements/Object 113" xlink:type="simple" xlink:show="embed" xlink:actuate="onLoad"/></draw:frame></text:span><text:span text:style-name="T80"><draw:frame draw:style-name="fr1" draw:name="Object115" text:anchor-type="as-char" svg:y="-0.1819in" svg:width="1.1244in" svg:height="0.2429in" draw:z-index="118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p>
      <text:p text:style-name="P27"><text:span text:style-name="T46">...and we </text:span><text:span text:style-name="T58">want the output as </text:span><text:span text:style-name="T58"><draw:frame draw:style-name="fr1" draw:name="Object116" text:anchor-type="as-char" svg:y="-0.1484in" svg:width="0.1756in" svg:height="0.1846in" draw:z-index="119"><draw:object xlink:href="./Object 116" xlink:type="simple" xlink:show="embed" xlink:actuate="onLoad"/><draw:image xlink:href="./ObjectReplacements/Object 116" xlink:type="simple" xlink:show="embed" xlink:actuate="onLoad"/></draw:frame></text:span><text:span text:style-name="T58">such that </text:span><text:span text:style-name="T58"><draw:frame draw:style-name="fr1" draw:name="Object117" text:anchor-type="as-char" svg:y="-0.152in" svg:width="1.1362in" svg:height="0.2134in" draw:z-index="120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58">. All of the </text:span><text:span text:style-name="T58"><draw:frame draw:style-name="fr1" draw:name="Object118" text:anchor-type="as-char" svg:y="-0.1484in" svg:width="0.2043in" svg:height="0.2098in" draw:z-index="121"><draw:object xlink:href="./Object 118" xlink:type="simple" xlink:show="embed" xlink:actuate="onLoad"/><draw:image xlink:href="./ObjectReplacements/Object 118" xlink:type="simple" xlink:show="embed" xlink:actuate="onLoad"/></draw:frame></text:span><text:span text:style-name="T58">and </text:span><text:span text:style-name="T58"><draw:frame draw:style-name="fr1" draw:name="Object119" text:anchor-type="as-char" svg:y="-0.1484in" svg:width="0.2102in" svg:height="0.2098in" draw:z-index="122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58">are given.</text:span></text:p>
      <text:p text:style-name="P24">(the details of the convolution subscripts and summation are omitted, since the discussion applies to any sum-of-products operation).</text:p>
      <text:p text:style-name="P29">Also, for now this discussion applies only to operations with 8-bit inputs and outputs.</text:p>
      <text:p text:style-name="P24">First, we will find a integer convolution result as follows:</text:p>
      <text:p text:style-name="P25"><draw:frame draw:style-name="fr1" draw:name="Object120" text:anchor-type="as-char" svg:y="-0.152in" svg:width="1.6335in" svg:height="0.2134in" draw:z-index="123"><draw:object xlink:href="./Object 120" xlink:type="simple" xlink:show="embed" xlink:actuate="onLoad"/><draw:image xlink:href="./ObjectReplacements/Object 120" xlink:type="simple" xlink:show="embed" xlink:actuate="onLoad"/></draw:frame></text:p>
      <text:p text:style-name="P26">This is a lossless integer operation, and it is clear that </text:p>
      <text:p text:style-name="P25"><draw:frame draw:style-name="fr1" draw:name="Object121" text:anchor-type="as-char" svg:y="-0.822in" svg:width="3.2728in" svg:height="1.6335in" draw:z-index="124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<text:p text:style-name="P30">(where <draw:frame draw:style-name="fr1" draw:name="Object128" text:anchor-type="as-char" svg:y="-0.1244in" svg:width="0.1819in" svg:height="0.1339in" draw:z-index="132"><draw:object xlink:href="./Object 128" xlink:type="simple" xlink:show="embed" xlink:actuate="onLoad"/><draw:image xlink:href="./ObjectReplacements/Object 128" xlink:type="simple" xlink:show="embed" xlink:actuate="onLoad"/></draw:frame> is a scaling constant to be discussed below)</text:p>
      <text:p text:style-name="P28">So the rest of the computation consists of:</text:p>
      <text:list xml:id="list5362016432553204051" text:style-name="L12">
        <text:list-item>
          <text:p text:style-name="P61">Scaling the bias: i.e. finding <draw:frame draw:style-name="fr1" draw:name="Object122" text:anchor-type="as-char" svg:y="-0.2693in" svg:width="1.3862in" svg:height="0.4437in" draw:z-index="125"><draw:object xlink:href="./Object 122" xlink:type="simple" xlink:show="embed" xlink:actuate="onLoad"/><draw:image xlink:href="./ObjectReplacements/Object 122" xlink:type="simple" xlink:show="embed" xlink:actuate="onLoad"/></draw:frame> , rounding to nearest integer;</text:p>
        </text:list-item>
        <text:list-item>
          <text:p text:style-name="P61">Finding the output offset, <draw:frame draw:style-name="fr1" draw:name="Object123" text:anchor-type="as-char" svg:y="-0.2693in" svg:width="0.9598in" svg:height="0.4437in" draw:z-index="126"><draw:object xlink:href="./Object 123" xlink:type="simple" xlink:show="embed" xlink:actuate="onLoad"/><draw:image xlink:href="./ObjectReplacements/Object 123" xlink:type="simple" xlink:show="embed" xlink:actuate="onLoad"/><svg:desc>formula</svg:desc></draw:frame>, and rounding it to the nearest integer</text:p>
        </text:list-item>
        <text:list-item>
          <text:p text:style-name="P61"><text:soft-page-break/>Finding the overall scale <draw:frame draw:style-name="fr1" draw:name="Object124" text:anchor-type="as-char" svg:y="-0.2693in" svg:width="0.7862in" svg:height="0.4437in" draw:z-index="127"><draw:object xlink:href="./Object 124" xlink:type="simple" xlink:show="embed" xlink:actuate="onLoad"/><draw:image xlink:href="./ObjectReplacements/Object 124" xlink:type="simple" xlink:show="embed" xlink:actuate="onLoad"/><svg:desc>formula</svg:desc></draw:frame>in some fixed-point format.</text:p>
        </text:list-item>
        <text:list-item>
          <text:p text:style-name="P61">The result is then <draw:frame draw:style-name="fr1" draw:name="Object125" text:anchor-type="as-char" svg:y="-0.1953in" svg:width="1.8638in" svg:height="0.2693in" draw:z-index="128"><draw:object xlink:href="./Object 125" xlink:type="simple" xlink:show="embed" xlink:actuate="onLoad"/><draw:image xlink:href="./ObjectReplacements/Object 125" xlink:type="simple" xlink:show="embed" xlink:actuate="onLoad"/></draw:frame></text:p>
        </text:list-item>
      </text:list>
      <text:p text:style-name="P30"><draw:frame draw:style-name="fr1" draw:name="Object129" text:anchor-type="as-char" svg:y="-0.1244in" svg:width="0.1819in" svg:height="0.1339in" draw:z-index="133"><draw:object xlink:href="./Object 129" xlink:type="simple" xlink:show="embed" xlink:actuate="onLoad"/><draw:image xlink:href="./ObjectReplacements/Object 129" xlink:type="simple" xlink:show="embed" xlink:actuate="onLoad"/></draw:frame>is chosen as a power of 2, and is usually 1; <text:span text:style-name="T82">so the multiplication by </text:span><text:span text:style-name="T82"><draw:frame draw:style-name="fr1" draw:name="Object141" text:anchor-type="as-char" svg:y="-0.1244in" svg:width="0.1819in" svg:height="0.1339in" draw:z-index="144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2">is actually a shift.</text:span></text:p>
      <text:p text:style-name="Text_20_body">In most cases, <draw:frame draw:style-name="fr1" draw:name="Object126" text:anchor-type="as-char" svg:y="-0.1484in" svg:width="0.2366in" svg:height="0.2098in" draw:z-index="129"><draw:object xlink:href="./Object 126" xlink:type="simple" xlink:show="embed" xlink:actuate="onLoad"/><draw:image xlink:href="./ObjectReplacements/Object 126" xlink:type="simple" xlink:show="embed" xlink:actuate="onLoad"/></draw:frame>is considerably less than zero <text:span text:style-name="T83">even</text:span> <text:span text:style-name="T81">when </text:span><text:span text:style-name="T81"><draw:frame draw:style-name="fr1" draw:name="Object130" text:anchor-type="as-char" svg:y="-0.1484in" svg:width="0.4043in" svg:height="0.1839in" draw:z-index="135"><draw:object xlink:href="./Object 130" xlink:type="simple" xlink:show="embed" xlink:actuate="onLoad"/><draw:image xlink:href="./ObjectReplacements/Object 130" xlink:type="simple" xlink:show="embed" xlink:actuate="onLoad"/></draw:frame></text:span><text:span text:style-name="T81">,</text:span> so the process of rounding <draw:frame draw:style-name="fr1" draw:name="Object127" text:anchor-type="as-char" svg:y="-0.2453in" svg:width="0.8244in" svg:height="0.4193in" draw:z-index="130"><draw:object xlink:href="./Object 127" xlink:type="simple" xlink:show="embed" xlink:actuate="onLoad"/><draw:image xlink:href="./ObjectReplacements/Object 127" xlink:type="simple" xlink:show="embed" xlink:actuate="onLoad"/><svg:desc>formula</svg:desc></draw:frame> <text:span text:style-name="T81">and </text:span><text:span text:style-name="T81"><draw:frame draw:style-name="fr1" draw:name="Object133" text:anchor-type="as-char" svg:y="-0.1819in" svg:width="0.2425in" svg:height="0.2429in" draw:z-index="143"><draw:object xlink:href="./Object 133" xlink:type="simple" xlink:show="embed" xlink:actuate="onLoad"/><draw:image xlink:href="./ObjectReplacements/Object 133" xlink:type="simple" xlink:show="embed" xlink:actuate="onLoad"/></draw:frame></text:span>to integer produces rounding error<text:span text:style-name="T81">s</text:span> which <text:span text:style-name="T81">are small relative to </text:span><text:s/>the <text:span text:style-name="T81">final rounding.</text:span> In situations where this is not true, it may be necessary to use a larger <draw:frame draw:style-name="fr1" draw:name="Object131" text:anchor-type="as-char" svg:y="-0.1244in" svg:width="0.1819in" svg:height="0.1339in" draw:z-index="134"><draw:object xlink:href="./Object 131" xlink:type="simple" xlink:show="embed" xlink:actuate="onLoad"/><draw:image xlink:href="./ObjectReplacements/Object 131" xlink:type="simple" xlink:show="embed" xlink:actuate="onLoad"/></draw:frame>value to <text:span text:style-name="T81">obtain a smaller </text:span><text:span text:style-name="T81"><draw:frame draw:style-name="fr1" draw:name="Object132" text:anchor-type="as-char" svg:y="-0.1484in" svg:width="0.298in" svg:height="0.2098in" draw:z-index="136"><draw:object xlink:href="./Object 132" xlink:type="simple" xlink:show="embed" xlink:actuate="onLoad"/><draw:image xlink:href="./ObjectReplacements/Object 132" xlink:type="simple" xlink:show="embed" xlink:actuate="onLoad"/></draw:frame></text:span><text:span text:style-name="T81">thus diminishing the visibility of those rounding errors. </text:span></text:p>
      <text:p text:style-name="P31">In order for this to be reproducible, we need to define the following in a way which makes them reproducible:</text:p>
      <text:list xml:id="list3455379642021392868" text:style-name="L13">
        <text:list-item>
          <text:p text:style-name="P62">How <draw:frame draw:style-name="fr1" draw:name="Object134" text:anchor-type="as-char" svg:y="-0.1244in" svg:width="0.1819in" svg:height="0.1339in" draw:z-index="137"><draw:object xlink:href="./Object 134" xlink:type="simple" xlink:show="embed" xlink:actuate="onLoad"/><draw:image xlink:href="./ObjectReplacements/Object 134" xlink:type="simple" xlink:show="embed" xlink:actuate="onLoad"/></draw:frame> is chosen;</text:p>
        </text:list-item>
        <text:list-item>
          <text:p text:style-name="P63">How <draw:frame draw:style-name="fr1" draw:name="Object136" text:anchor-type="as-char" svg:y="-0.1484in" svg:width="0.2366in" svg:height="0.2098in" draw:z-index="145"><draw:object xlink:href="./Object 136" xlink:type="simple" xlink:show="embed" xlink:actuate="onLoad"/><draw:image xlink:href="./ObjectReplacements/Object 136" xlink:type="simple" xlink:show="embed" xlink:actuate="onLoad"/><svg:desc>formula</svg:desc></draw:frame>is calculated and rounded;</text:p>
        </text:list-item>
        <text:list-item>
          <text:p text:style-name="P62">How <draw:frame draw:style-name="fr1" draw:name="Object135" text:anchor-type="as-char" svg:y="-0.1819in" svg:width="0.5244in" svg:height="0.2429in" draw:z-index="138"><draw:object xlink:href="./Object 135" xlink:type="simple" xlink:show="embed" xlink:actuate="onLoad"/><draw:image xlink:href="./ObjectReplacements/Object 135" xlink:type="simple" xlink:show="embed" xlink:actuate="onLoad"/><svg:desc>formula</svg:desc></draw:frame>are calculated and rounded; <text:span text:style-name="T83">and</text:span></text:p>
        </text:list-item>
        <text:list-item>
          <text:p text:style-name="P62">How the multiplication by <draw:frame draw:style-name="fr1" draw:name="Object137" text:anchor-type="as-char" svg:y="-0.1484in" svg:width="0.2366in" svg:height="0.2098in" draw:z-index="139"><draw:object xlink:href="./Object 137" xlink:type="simple" xlink:show="embed" xlink:actuate="onLoad"/><draw:image xlink:href="./ObjectReplacements/Object 137" xlink:type="simple" xlink:show="embed" xlink:actuate="onLoad"/><svg:desc>formula</svg:desc></draw:frame>is to be done.</text:p>
        </text:list-item>
      </text:list>
      <text:p text:style-name="P32">[note – currently we <text:span text:style-name="T84">support</text:span> a <draw:frame draw:style-name="fr1" draw:name="Object143" text:anchor-type="as-char" svg:y="-0.1244in" svg:width="0.1819in" svg:height="0.1339in" draw:z-index="146"><draw:object xlink:href="./Object 143" xlink:type="simple" xlink:show="embed" xlink:actuate="onLoad"/><draw:image xlink:href="./ObjectReplacements/Object 143" xlink:type="simple" xlink:show="embed" xlink:actuate="onLoad"/><svg:desc>formula</svg:desc></draw:frame> in some of the convolutions, but it can't be used to control rounding errors as above since it's applied to the full sum, not just the <text:span text:style-name="T59">p</text:span> term. It is used only to <text:span text:style-name="T84">ensure</text:span><draw:frame draw:style-name="fr1" draw:name="Object142" text:anchor-type="as-char" svg:y="-0.1484in" svg:width="0.4339in" svg:height="0.2098in" draw:z-index="147"><draw:object xlink:href="./Object 142" xlink:type="simple" xlink:show="embed" xlink:actuate="onLoad"/><draw:image xlink:href="./ObjectReplacements/Object 142" xlink:type="simple" xlink:show="embed" xlink:actuate="onLoad"/></draw:frame>]</text:p>
      <text:p text:style-name="P24">… <text:span text:style-name="T84">In progress....</text:span></text:p>
      <text:p text:style-name="P31">The multiplication by <draw:frame draw:style-name="fr1" draw:name="Object138" text:anchor-type="as-char" svg:y="-0.1484in" svg:width="0.2366in" svg:height="0.2098in" draw:z-index="140"><draw:object xlink:href="./Object 138" xlink:type="simple" xlink:show="embed" xlink:actuate="onLoad"/><draw:image xlink:href="./ObjectReplacements/Object 138" xlink:type="simple" xlink:show="embed" xlink:actuate="onLoad"/><svg:desc>formula</svg:desc></draw:frame>is done by finding the full 64-bit product of the fixed-bit <draw:frame draw:style-name="fr1" draw:name="Object139" text:anchor-type="as-char" svg:y="-0.1484in" svg:width="0.2366in" svg:height="0.2098in" draw:z-index="141"><draw:object xlink:href="./Object 139" xlink:type="simple" xlink:show="embed" xlink:actuate="onLoad"/><draw:image xlink:href="./ObjectReplacements/Object 139" xlink:type="simple" xlink:show="embed" xlink:actuate="onLoad"/><svg:desc>formula</svg:desc></draw:frame>value and the final sum; adding a rounding bias of<draw:frame draw:style-name="fr1" draw:name="Object140" text:anchor-type="as-char" svg:y="-0.172in" svg:width="0.2638in" svg:height="0.2083in" draw:z-index="142"><draw:object xlink:href="./Object 140" xlink:type="simple" xlink:show="embed" xlink:actuate="onLoad"/><draw:image xlink:href="./ObjectReplacements/Object 140" xlink:type="simple" xlink:show="embed" xlink:actuate="onLoad"/></draw:frame>, and then shifting the result right 31 bits. The result is saturated so as not to exceed the range 0...255.</text:p>
      <text:h text:style-name="Heading_20_1" text:outline-level="1"><text:bookmark-start text:name="__RefHeading__10941_697078146"/><text:span text:style-name="T76">Note: </text:span>Division by 255 in floats<text:bookmark-end text:name="__RefHeading__10941_697078146"/></text:h>
      <text:p text:style-name="Text_20_body"><text:span text:style-name="T21">If </text:span><text:span text:style-name="T5">a,b </text:span><text:span text:style-name="T21">are floating-point values such that the float product </text:span><text:span text:style-name="T21"><draw:frame draw:style-name="fr1" draw:name="Object20" text:anchor-type="as-char" svg:y="-0.1484in" svg:width="0.7165in" svg:height="0.1839in" draw:z-index="12"><draw:object xlink:href="./Object 20" xlink:type="simple" xlink:show="embed" xlink:actuate="onLoad"/><draw:image xlink:href="./ObjectReplacements/Object 20" xlink:type="simple" xlink:show="embed" xlink:actuate="onLoad"/></draw:frame></text:span><text:span text:style-name="T21"> is </text:span><text:span text:style-name="T24">lossless</text:span><text:span text:style-name="T21">, and </text:span><text:span text:style-name="T5">a</text:span><text:span text:style-name="T21">=</text:span><text:span text:style-name="T5">p</text:span><text:span text:style-name="T21">, then the floating-division </text:span><text:span text:style-name="T5">a</text:span><text:span text:style-name="T21">/(float)255.0 will yield exactly </text:span><text:span text:style-name="T5">b</text:span><text:span text:style-name="T21">, </text:span><text:span text:style-name="T43">we rely on this to have exact conversion from </text:span><text:span text:style-name="T43"><draw:frame draw:style-name="fr1" draw:name="Object110" text:anchor-type="as-char" svg:y="-0.152in" svg:width="0.4819in" svg:height="0.1992in" draw:z-index="110"><draw:object xlink:href="./Object 110" xlink:type="simple" xlink:show="embed" xlink:actuate="onLoad"/><draw:image xlink:href="./ObjectReplacements/Object 110" xlink:type="simple" xlink:show="embed" xlink:actuate="onLoad"/></draw:frame></text:span><text:span text:style-name="T43"> to s in the 8-bit case.</text:span></text:p>
      <text:p text:style-name="Text_20_body"><text:span text:style-name="T21">If we choose instead to find a*(float)(1./255.0), to reduce compu</text:span><text:span text:style-name="T24">t</text:span><text:span text:style-name="T21">ation time, the exac</text:span><text:span text:style-name="T25">t</text:span><text:span text:style-name="T21"> result is </text:span><text:span text:style-name="T5">not</text:span><text:span text:style-name="T21"> guaranteed, since </text:span><text:span text:style-name="T24">(1/255.</text:span><text:span text:style-name="T26">0</text:span><text:span text:style-name="T24">) fall</text:span><text:span text:style-name="T25">s</text:span><text:span text:style-name="T24"> about midway between two representable values. T</text:span><text:span text:style-name="T21">he nearest float representation of (1/255.</text:span><text:span text:style-name="T26">0</text:span><text:span text:style-name="T21">) is too large by </text:span><text:span text:style-name="T21"><draw:frame draw:style-name="fr1" draw:name="Object21" text:anchor-type="as-char" svg:y="-0.172in" svg:width="0.9398in" svg:height="0.2075in" draw:z-index="13"><draw:object xlink:href="./Object 21" xlink:type="simple" xlink:show="embed" xlink:actuate="onLoad"/><draw:image xlink:href="./ObjectReplacements/Object 21" xlink:type="simple" xlink:show="embed" xlink:actuate="onLoad"/></draw:frame></text:span><text:span text:style-name="T21">; so if </text:span><text:span text:style-name="T24">it </text:span><text:span text:style-name="T64">happens that</text:span><text:span text:style-name="T63"> the multiplication rounds upwards, the result can be inexact even </text:span><text:span text:style-name="T64">though</text:span><text:span text:style-name="T63"> an exact quotient is representable. </text:span><text:span text:style-name="T64">This can be avoided by doing the calculation as </text:span><text:span text:style-name="T64"><draw:frame draw:style-name="fr1" draw:name="Object22" text:anchor-type="as-char" svg:y="-0.1484in" svg:width="0.952in" svg:height="0.2098in" draw:z-index="14"><draw:object xlink:href="./Object 22" xlink:type="simple" xlink:show="embed" xlink:actuate="onLoad"/><draw:image xlink:href="./ObjectReplacements/Object 22" xlink:type="simple" xlink:show="embed" xlink:actuate="onLoad"/></draw:frame></text:span><text:span text:style-name="T64">, where</text:span><text:span text:style-name="T64"><draw:frame draw:style-name="fr1" draw:name="Object24" text:anchor-type="as-char" svg:y="-0.172in" svg:width="1.6535in" svg:height="0.2327in" draw:z-index="19"><draw:object xlink:href="./Object 24" xlink:type="simple" xlink:show="embed" xlink:actuate="onLoad"/><draw:image xlink:href="./ObjectReplacements/Object 24" xlink:type="simple" xlink:show="embed" xlink:actuate="onLoad"/></draw:frame></text:span><text:span text:style-name="T64">,</text:span><text:span text:style-name="T62"> </text:span><text:span text:style-name="T62"><draw:frame draw:style-name="fr1" draw:name="Object23" text:anchor-type="as-char" svg:y="-0.172in" svg:width="1.661in" svg:height="0.2327in" draw:z-index="15"><draw:object xlink:href="./Object 23" xlink:type="simple" xlink:show="embed" xlink:actuate="onLoad"/><draw:image xlink:href="./ObjectReplacements/Object 23" xlink:type="simple" xlink:show="embed" xlink:actuate="onLoad"/></draw:frame></text:span><text:span text:style-name="T62">; <text:s/>the operation should </text:span><text:soft-page-break/><text:span text:style-name="T62">be done using a ‘fused multiply-add’ so the larger product is not fully rounded before the smaller is added.</text:span></text:p>
      <text:p text:style-name="P5"/>
      <text:p text:style-name="P5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3pt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.5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.5pt" fo:font-style="italic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officeooo:rsid="0039d3ab" officeooo:paragraph-rsid="0039d3ab" style:font-style-asian="italic" style:font-style-complex="italic"/>
    </style:style>
    <style:style style:name="MP2" style:family="paragraph" style:parent-style-name="Header">
      <style:text-properties fo:font-style="italic" officeooo:rsid="0039d3ab" officeooo:paragraph-rsid="003d57c7" style:font-style-asian="italic" style:font-style-complex="italic"/>
    </style:style>
    <style:style style:name="MT1" style:family="text">
      <style:text-properties officeooo:rsid="003d57c7"/>
    </style:style>
    <style:style style:name="MT2" style:family="text">
      <style:text-properties officeooo:rsid="00487b14"/>
    </style:style>
    <style:style style:name="MT3" style:family="text">
      <style:text-properties officeooo:rsid="0039d3a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Towards </text:span>Determinisitic Rounding in Quantized Convolutions<text:tab/><text:span text:style-name="MT2">9-Nov-2018</text:span></text:p>
      </style:header>
      <style:header-first>
        <text:p text:style-name="MP2"><text:tab/></text:p>
      </style:header-first>
      <style:footer>
        <text:p text:style-name="Footer"><text:tab/><text:span text:style-name="MT3">Confidential Qualcomm Inc<text:tab/>Page </text:span><text:span text:style-name="MT3"><text:page-number style:num-format="1" text:select-page="current">9</text:page-number></text:span><text:span text:style-name="MT3"> of </text:span><text:span text:style-name="MT3"><text:page-count>9</text:page-count></text:span></text:p>
      </style:footer>
      <style:footer-first>
        <text:p text:style-name="Footer"><text:tab/><text:span text:style-name="MT3">Confidential Qualcomm Inc<text:tab/>Page </text:span><text:span text:style-name="MT3"><text:page-number style:num-format="1" text:select-page="current">1</text:page-number></text:span><text:span text:style-name="MT3"> of </text:span><text:span text:style-name="MT3"><text:page-count>9</text:page-count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1:03:52.037000000</meta:creation-date>
    <dc:date>2018-11-09T15:33:00.966494943</dc:date>
    <meta:editing-duration>P1DT3H21M47S</meta:editing-duration>
    <meta:editing-cycles>19</meta:editing-cycles>
    <meta:generator>LibreOffice/4.2.8.2$Linux_X86_64 LibreOffice_project/420m0$Build-2</meta:generator>
    <meta:document-statistic meta:table-count="5" meta:image-count="0" meta:object-count="149" meta:page-count="9" meta:paragraph-count="142" meta:word-count="2276" meta:character-count="12979" meta:non-whitespace-character-count="10768"/>
  </office:meta>
</office:document-meta>
</file>

<file path=Object 1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row>
        <msup>
          <mn>2</mn>
          <mn>16</mn>
        </msup>
        <mo stretchy="false">−</mo>
        <mn>1</mn>
      </mrow>
      <mrow>
        <mspace width="0.5em"/>
        <mo stretchy="false">=</mo>
        <mspace width="0.5em"/>
      </mrow>
      <mn>65535</mn>
    </mrow>
    <annotation encoding="StarMath 5.0">N`=`2^16-1`=`65535</annotation>
  </semantics>
</math>
</file>

<file path=Object 10/content.xml><?xml version="1.0" encoding="utf-8"?>
<math xmlns="http://www.w3.org/1998/Math/MathML" display="block">
  <semantics>
    <mrow>
      <mi>α</mi>
      <mi>,</mi>
      <mi>β</mi>
    </mrow>
    <annotation encoding="StarMath 5.0">%alpha, %beta</annotation>
  </semantics>
</math>
</file>

<file path=Object 100/content.xml><?xml version="1.0" encoding="utf-8"?>
<math xmlns="http://www.w3.org/1998/Math/MathML" display="block">
  <semantics>
    <mrow>
      <mrow>
        <mi>α</mi>
        <mo stretchy="false">≤</mo>
        <msub>
          <mi>x</mi>
          <mi mathvariant="italic">min</mi>
        </msub>
      </mrow>
      <mi>,</mi>
      <mspace width="0.5em"/>
      <mrow>
        <msub>
          <mi>x</mi>
          <mi mathvariant="italic">max</mi>
        </msub>
        <mo stretchy="false">≤</mo>
        <mrow>
          <mo fence="true" stretchy="false">(</mo>
          <mrow>
            <mrow>
              <mi>β</mi>
              <mo stretchy="false">−</mo>
              <mi>s</mi>
            </mrow>
          </mrow>
          <mo fence="true" stretchy="false">)</mo>
        </mrow>
      </mrow>
    </mrow>
    <annotation encoding="StarMath 5.0">%alpha &lt;= x_min, ` x_max &lt;= (%beta-s)</annotation>
  </semantics>
</math>
</file>

<file path=Object 101/content.xml><?xml version="1.0" encoding="utf-8"?>
<math xmlns="http://www.w3.org/1998/Math/MathML" display="block">
  <semantics>
    <mrow>
      <mo fence="true" stretchy="false">(</mo>
      <mrow>
        <mrow>
          <mi mathvariant="normal">α</mi>
          <mi>,</mi>
          <mi mathvariant="normal">β</mi>
        </mrow>
      </mrow>
      <mo fence="true" stretchy="false">)</mo>
    </mrow>
    <annotation encoding="StarMath 5.0">(%alpha,%beta)</annotation>
  </semantics>
</math>
</file>

<file path=Object 102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x</mi>
                <mi mathvariant="italic">min</mi>
              </msub>
              <mi>,</mi>
              <mspace width="0.5em"/>
              <msub>
                <mi>x</mi>
                <mi mathvariant="italic">max</mi>
              </msub>
            </mrow>
          </mrow>
          <mo fence="true" stretchy="false">)</mo>
        </mrow>
        <mo stretchy="false">=</mo>
        <mrow>
          <mo fence="true" stretchy="false">(</mo>
          <mrow>
            <mrow>
              <mrow>
                <mo stretchy="false">−</mo>
                <mn>1,</mn>
              </mrow>
              <mspace width="0.5em"/>
              <mn>1</mn>
            </mrow>
          </mrow>
          <mo fence="true" stretchy="false">)</mo>
        </mrow>
      </mrow>
      <mspace width="2em"/>
      <mo stretchy="false">⇒</mo>
      <mspace width="2em"/>
      <mrow>
        <mrow>
          <mo fence="true" stretchy="false">(</mo>
          <mrow>
            <mrow>
              <mi>s</mi>
              <mi>,</mi>
              <mspace width="0.5em"/>
              <mi>z</mi>
            </mrow>
          </mrow>
          <mo fence="true" stretchy="false">)</mo>
        </mrow>
        <mo stretchy="false">=</mo>
        <mrow>
          <mo fence="true" stretchy="false">(</mo>
          <mrow>
            <mrow>
              <mrow>
                <mn>3.0518524</mn>
                <mo stretchy="false">×</mo>
                <msup>
                  <mn>10</mn>
                  <mrow>
                    <mo stretchy="false">−</mo>
                    <mn>5</mn>
                  </mrow>
                </msup>
              </mrow>
              <mi>,</mi>
              <mspace width="0.5em"/>
              <mn>32768</mn>
            </mrow>
          </mrow>
          <mo fence="true" stretchy="false">)</mo>
        </mrow>
      </mrow>
    </mrow>
    <annotation encoding="StarMath 5.0">(x_min,`x_max) = (-1,`1) ~drarrow~  (s,`z) = (3.0518524 times 10^-5 ,`32768) </annotation>
  </semantics>
</math>
</file>

<file path=Object 103/content.xml><?xml version="1.0" encoding="utf-8"?>
<math xmlns="http://www.w3.org/1998/Math/MathML" display="block">
  <semantics>
    <mrow>
      <mi>s</mi>
      <mo stretchy="false">=</mo>
      <mrow>
        <mtext>0x200041</mtext>
        <mo stretchy="false">×</mo>
        <msup>
          <mn>2</mn>
          <mrow>
            <mo stretchy="false">−</mo>
            <mn>36</mn>
          </mrow>
        </msup>
      </mrow>
    </mrow>
    <annotation encoding="StarMath 5.0">s = "0x200041" times 2^-36</annotation>
  </semantics>
</math>
</file>

<file path=Object 104/content.xml><?xml version="1.0" encoding="utf-8"?>
<math xmlns="http://www.w3.org/1998/Math/MathML" display="block">
  <semantics>
    <mrow>
      <mi mathvariant="normal">α</mi>
      <mi>,</mi>
      <mrow>
        <mi mathvariant="normal">β</mi>
        <mo stretchy="false">=</mo>
        <mrow>
          <mrow>
            <mo stretchy="false">∓</mo>
            <mtext>0x200041</mtext>
          </mrow>
          <mo stretchy="false">×</mo>
          <msup>
            <mn>2</mn>
            <mrow>
              <mo stretchy="false">−</mo>
              <mn>21</mn>
            </mrow>
          </msup>
        </mrow>
      </mrow>
    </mrow>
    <annotation encoding="StarMath 5.0">%alpha , %beta = -+ "0x200041" times 2^-21 </annotation>
  </semantics>
</math>
</file>

<file path=Object 105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x</mi>
                <mi mathvariant="italic">min</mi>
              </msub>
              <mi>,</mi>
              <mspace width="0.5em"/>
              <msub>
                <mi>x</mi>
                <mi mathvariant="italic">max</mi>
              </msub>
            </mrow>
          </mrow>
          <mo fence="true" stretchy="false">)</mo>
        </mrow>
        <mo stretchy="false">=</mo>
        <mrow>
          <mo fence="true" stretchy="false">(</mo>
          <mrow>
            <mrow>
              <mn>0,</mn>
              <mspace width="0.5em"/>
              <mn>1</mn>
            </mrow>
          </mrow>
          <mo fence="true" stretchy="false">)</mo>
        </mrow>
      </mrow>
      <mspace width="2em"/>
      <mo stretchy="false">⇒</mo>
      <mspace width="2em"/>
      <mrow>
        <mrow>
          <mo fence="true" stretchy="false">(</mo>
          <mrow>
            <mrow>
              <mi>s</mi>
              <mi>,</mi>
              <mspace width="0.5em"/>
              <mi>z</mi>
            </mrow>
          </mrow>
          <mo fence="true" stretchy="false">)</mo>
        </mrow>
        <mo stretchy="false">=</mo>
        <mrow>
          <mo fence="true" stretchy="false">(</mo>
          <mrow>
            <mrow>
              <mrow>
                <mn>1.5259029</mn>
                <mo stretchy="false">×</mo>
                <msup>
                  <mn>10</mn>
                  <mrow>
                    <mo stretchy="false">−</mo>
                    <mn>5</mn>
                  </mrow>
                </msup>
              </mrow>
              <mi>,</mi>
              <mspace width="0.5em"/>
              <mn>0</mn>
            </mrow>
          </mrow>
          <mo fence="true" stretchy="false">)</mo>
        </mrow>
      </mrow>
      <mspace width="2em"/>
      <mo stretchy="false">⇒</mo>
      <mspace width="2em"/>
      <mrow>
        <mrow>
          <mo fence="true" stretchy="false">(</mo>
          <mrow>
            <mrow>
              <mi mathvariant="normal">α</mi>
              <mi>,</mi>
              <mspace width="0.5em"/>
              <mi mathvariant="normal">β</mi>
            </mrow>
          </mrow>
          <mo fence="true" stretchy="false">)</mo>
        </mrow>
        <mo stretchy="false">=</mo>
        <mrow>
          <mo fence="true" stretchy="false">(</mo>
          <mrow>
            <mrow>
              <mn>0,</mn>
              <mspace width="0.5em"/>
              <mn>1.0000157</mn>
            </mrow>
          </mrow>
          <mo fence="true" stretchy="false">)</mo>
        </mrow>
      </mrow>
    </mrow>
    <annotation encoding="StarMath 5.0">(x_min,`x_max) = (0,`1) ~drarrow~  (s,`z) = (1.5259029 times 10^-5 ,`0) ~drarrow~ (%alpha,`%beta)=(0,`1.0000157)</annotation>
  </semantics>
</math>
</file>

<file path=Object 106/content.xml><?xml version="1.0" encoding="utf-8"?>
<math xmlns="http://www.w3.org/1998/Math/MathML" display="block">
  <semantics>
    <mrow>
      <mi>s</mi>
      <mo stretchy="false">=</mo>
      <mrow>
        <mtext>0x200021</mtext>
        <mo stretchy="false">×</mo>
        <msup>
          <mn>2</mn>
          <mrow>
            <mo stretchy="false">−</mo>
            <mn>37</mn>
          </mrow>
        </msup>
      </mrow>
    </mrow>
    <annotation encoding="StarMath 5.0">s = "0x200021" times 2^-37</annotation>
  </semantics>
</math>
</file>

<file path=Object 107/content.xml><?xml version="1.0" encoding="utf-8"?>
<math xmlns="http://www.w3.org/1998/Math/MathML" display="block">
  <semantics>
    <mrow>
      <mi mathvariant="normal">β</mi>
      <mo stretchy="false">=</mo>
      <mrow>
        <mtext>0x200021</mtext>
        <mo stretchy="false">×</mo>
        <msup>
          <mn>2</mn>
          <mrow>
            <mo stretchy="false">−</mo>
            <mn>21</mn>
          </mrow>
        </msup>
      </mrow>
    </mrow>
    <annotation encoding="StarMath 5.0">%beta = "0x200021" times 2^-21 </annotation>
  </semantics>
</math>
</file>

<file path=Object 108/content.xml><?xml version="1.0" encoding="utf-8"?>
<math xmlns="http://www.w3.org/1998/Math/MathML" display="block">
  <semantics>
    <mrow>
      <mspace width="2em"/>
      <mo stretchy="false">⇒</mo>
      <mspace width="2em"/>
      <mrow>
        <mrow>
          <mo fence="true" stretchy="false">(</mo>
          <mrow>
            <mrow>
              <mi mathvariant="normal">α</mi>
              <mi>,</mi>
              <mspace width="0.5em"/>
              <mi mathvariant="normal">β</mi>
            </mrow>
          </mrow>
          <mo fence="true" stretchy="false">)</mo>
        </mrow>
        <mo stretchy="false">=</mo>
        <mrow>
          <mo fence="true" stretchy="false">(</mo>
          <mrow>
            <mrow>
              <mrow>
                <mo stretchy="false">−</mo>
                <mn>1.0000305,</mn>
              </mrow>
              <mspace width="0.5em"/>
              <mn>1.0000305</mn>
            </mrow>
          </mrow>
          <mo fence="true" stretchy="false">)</mo>
        </mrow>
      </mrow>
    </mrow>
    <annotation encoding="StarMath 5.0">~drarrow~ (%alpha,`%beta)=(-1.0000305,`1.0000305)</annotation>
  </semantics>
</math>
</file>

<file path=Object 109/content.xml><?xml version="1.0" encoding="utf-8"?>
<math xmlns="http://www.w3.org/1998/Math/MathML" display="block">
  <semantics>
    <mrow>
      <mrow>
        <msub>
          <mi>x</mi>
          <mi>i</mi>
        </msub>
        <mo stretchy="false">=</mo>
        <mi>s</mi>
      </mrow>
      <mrow>
        <mo fence="true" stretchy="false">(</mo>
        <mrow>
          <mrow>
            <msub>
              <mi>q</mi>
              <mi>i</mi>
            </msub>
            <mi>–</mi>
            <mi>z</mi>
          </mrow>
        </mrow>
        <mo fence="true" stretchy="false">)</mo>
      </mrow>
    </mrow>
    <annotation encoding="StarMath 5.0">x_i = s ( q_i – z )</annotation>
  </semantics>
</math>
</file>

<file path=Object 11/content.xml><?xml version="1.0" encoding="utf-8"?>
<math xmlns="http://www.w3.org/1998/Math/MathML" display="block">
  <semantics>
    <mrow>
      <mi>s</mi>
      <mrow>
        <mspace width="2em"/>
        <mo stretchy="false">=</mo>
        <mspace width="2em"/>
      </mrow>
      <mfrac>
        <mrow>
          <mi>β</mi>
          <mo stretchy="false">−</mo>
          <mi>α</mi>
        </mrow>
        <mi>N</mi>
      </mfrac>
      <mi>;</mi>
      <mspace width="2em"/>
      <mi>z</mi>
      <mrow>
        <mspace width="2em"/>
        <mo stretchy="false">=</mo>
        <mrow>
          <mspace width="2em"/>
          <mo stretchy="false">−</mo>
          <mfrac>
            <mi>α</mi>
            <mi>s</mi>
          </mfrac>
        </mrow>
      </mrow>
    </mrow>
    <annotation encoding="StarMath 5.0">s~=~ {%beta-%alpha} over N; ~ z ~=~ - {%alpha over s}</annotation>
  </semantics>
</math>
</file>

<file path=Object 110/content.xml><?xml version="1.0" encoding="utf-8"?>
<math xmlns="http://www.w3.org/1998/Math/MathML" display="block">
  <semantics>
    <mrow>
      <mo fence="true" stretchy="false">(</mo>
      <mrow>
        <mrow>
          <mi mathvariant="normal">α</mi>
          <mi>,</mi>
          <mi mathvariant="normal">β</mi>
        </mrow>
      </mrow>
      <mo fence="true" stretchy="false">)</mo>
    </mrow>
    <annotation encoding="StarMath 5.0">(%alpha,%beta)</annotation>
  </semantics>
</math>
</file>

<file path=Object 111/content.xml><?xml version="1.0" encoding="utf-8"?>
<math xmlns="http://www.w3.org/1998/Math/MathML" display="block">
  <semantics>
    <mrow>
      <mstyle mathvariant="bold">
        <mtext>y</mtext>
      </mstyle>
      <mrow>
        <mspace width="2em"/>
        <mo stretchy="false">=</mo>
        <mspace width="2em"/>
      </mrow>
      <mrow>
        <mstyle mathvariant="bold">
          <mtext>x</mtext>
        </mstyle>
        <mo stretchy="false">∗</mo>
        <mstyle mathvariant="bold">
          <mtext>w</mtext>
        </mstyle>
      </mrow>
      <mrow>
        <mspace width="0.5em"/>
        <mo stretchy="false">+</mo>
        <mspace width="0.5em"/>
      </mrow>
      <mstyle mathvariant="bold">
        <mtext>b</mtext>
      </mstyle>
    </mrow>
    <annotation encoding="StarMath 5.0">{  bold "y" } ~=~ { bold "x" }  *  {  bold "w" }`+` { bold "b" }</annotation>
  </semantics>
</math>
</file>

<file path=Object 112/content.xml><?xml version="1.0" encoding="utf-8"?>
<math xmlns="http://www.w3.org/1998/Math/MathML" display="block"/>
</file>

<file path=Object 113/content.xml><?xml version="1.0" encoding="utf-8"?>
<math xmlns="http://www.w3.org/1998/Math/MathML" display="block">
  <semantics>
    <mrow>
      <mstyle mathvariant="bold">
        <mtext>w</mtext>
      </mstyle>
      <mrow>
        <mspace width="2em"/>
        <mo stretchy="false">=</mo>
        <mspace width="2em"/>
      </mrow>
      <msub>
        <mi>s</mi>
        <mi>w</mi>
      </msub>
      <mrow>
        <mo fence="true" stretchy="false">(</mo>
        <mrow>
          <mrow>
            <mstyle mathvariant="bold">
              <mover accent="true">
                <mtext>w</mtext>
                <mo stretchy="false">^</mo>
              </mover>
            </mstyle>
            <mo stretchy="false">−</mo>
            <msub>
              <mi>z</mi>
              <mi>w</mi>
            </msub>
          </mrow>
        </mrow>
        <mo fence="true" stretchy="false">)</mo>
      </mrow>
    </mrow>
    <annotation encoding="StarMath 5.0">{ bold "w" }~=~ s_w ({  bold hat "w" }-z_w)</annotation>
  </semantics>
</math>
</file>

<file path=Object 114/content.xml><?xml version="1.0" encoding="utf-8"?>
<math xmlns="http://www.w3.org/1998/Math/MathML" display="block">
  <semantics>
    <mrow>
      <mstyle mathvariant="bold">
        <mover accent="true">
          <mtext>x</mtext>
          <mo stretchy="false">^</mo>
        </mover>
      </mstyle>
      <mi>,</mi>
      <mstyle mathvariant="bold">
        <mover accent="true">
          <mtext>w</mtext>
          <mo stretchy="false">^</mo>
        </mover>
      </mstyle>
      <mi>,</mi>
      <mstyle mathvariant="bold">
        <mover accent="true">
          <mtext>b</mtext>
          <mo stretchy="false">^</mo>
        </mover>
      </mstyle>
    </mrow>
    <annotation encoding="StarMath 5.0">{ bold hat "x" },{ bold hat "w" },{ bold hat "b" }</annotation>
  </semantics>
</math>
</file>

<file path=Object 115/content.xml><?xml version="1.0" encoding="utf-8"?>
<math xmlns="http://www.w3.org/1998/Math/MathML" display="block">
  <semantics>
    <mrow>
      <mstyle mathvariant="bold">
        <mtext>b</mtext>
      </mstyle>
      <mrow>
        <mspace width="2em"/>
        <mo stretchy="false">=</mo>
        <mspace width="2em"/>
      </mrow>
      <msub>
        <mi>s</mi>
        <mi>b</mi>
      </msub>
      <mrow>
        <mo fence="true" stretchy="false">(</mo>
        <mrow>
          <mrow>
            <mstyle mathvariant="bold">
              <mover accent="true">
                <mtext>b</mtext>
                <mo stretchy="false">^</mo>
              </mover>
            </mstyle>
            <mo stretchy="false">−</mo>
            <msub>
              <mi>z</mi>
              <mi>b</mi>
            </msub>
          </mrow>
        </mrow>
        <mo fence="true" stretchy="false">)</mo>
      </mrow>
    </mrow>
    <annotation encoding="StarMath 5.0">{ bold "b" }~=~ s_b ({  bold hat "b" }-z_b)</annotation>
  </semantics>
</math>
</file>

<file path=Object 116/content.xml><?xml version="1.0" encoding="utf-8"?>
<math xmlns="http://www.w3.org/1998/Math/MathML" display="block">
  <semantics>
    <mstyle mathvariant="bold">
      <mover accent="true">
        <mtext>y</mtext>
        <mo stretchy="false">^</mo>
      </mover>
    </mstyle>
    <annotation encoding="StarMath 5.0">{ bold hat "y" }</annotation>
  </semantics>
</math>
</file>

<file path=Object 117/content.xml><?xml version="1.0" encoding="utf-8"?>
<math xmlns="http://www.w3.org/1998/Math/MathML" display="block">
  <semantics>
    <mrow>
      <mstyle mathvariant="bold">
        <mtext>y</mtext>
      </mstyle>
      <mrow>
        <mspace width="2em"/>
        <mo stretchy="false">=</mo>
        <mspace width="2em"/>
      </mrow>
      <msub>
        <mi>s</mi>
        <mi>y</mi>
      </msub>
      <mrow>
        <mo fence="true" stretchy="false">(</mo>
        <mrow>
          <mrow>
            <mstyle mathvariant="bold">
              <mover accent="true">
                <mtext>y</mtext>
                <mo stretchy="false">^</mo>
              </mover>
            </mstyle>
            <mo stretchy="false">−</mo>
            <msub>
              <mi>z</mi>
              <mi>y</mi>
            </msub>
          </mrow>
        </mrow>
        <mo fence="true" stretchy="false">)</mo>
      </mrow>
    </mrow>
    <annotation encoding="StarMath 5.0">{ bold "y" }~=~ s_y ({  bold hat "y" }-z_y)</annotation>
  </semantics>
</math>
</file>

<file path=Object 118/content.xml><?xml version="1.0" encoding="utf-8"?>
<math xmlns="http://www.w3.org/1998/Math/MathML" display="block">
  <semantics>
    <msub>
      <mi>s</mi>
      <mtext>*</mtext>
    </msub>
    <annotation encoding="StarMath 5.0">s_"*"</annotation>
  </semantics>
</math>
</file>

<file path=Object 119/content.xml><?xml version="1.0" encoding="utf-8"?>
<math xmlns="http://www.w3.org/1998/Math/MathML" display="block">
  <semantics>
    <msub>
      <mi>z</mi>
      <mtext>*</mtext>
    </msub>
    <annotation encoding="StarMath 5.0">z_"*"</annotation>
  </semantics>
</math>
</file>

<file path=Object 12/content.xml><?xml version="1.0" encoding="utf-8"?>
<math xmlns="http://www.w3.org/1998/Math/MathML" display="block">
  <semantics>
    <mrow>
      <mrow>
        <mi>s</mi>
        <mo stretchy="false">=</mo>
        <mi>k</mi>
      </mrow>
      <msup>
        <mn>2</mn>
        <mi>e</mi>
      </msup>
    </mrow>
    <annotation encoding="StarMath 5.0">s=k 2^e</annotation>
  </semantics>
</math>
</file>

<file path=Object 120/content.xml><?xml version="1.0" encoding="utf-8"?>
<math xmlns="http://www.w3.org/1998/Math/MathML" display="block">
  <semantics>
    <mrow>
      <mstyle mathvariant="bold">
        <mover accent="true">
          <mtext>p</mtext>
          <mo stretchy="false">^</mo>
        </mover>
      </mstyle>
      <mrow>
        <mspace width="2em"/>
        <mo stretchy="false">=</mo>
        <mspace width="2em"/>
      </mrow>
      <mrow>
        <mrow>
          <mo fence="true" stretchy="false">(</mo>
          <mrow>
            <mrow>
              <mstyle mathvariant="bold">
                <mover accent="true">
                  <mtext>x</mtext>
                  <mo stretchy="false">^</mo>
                </mover>
              </mstyle>
              <mo stretchy="false">−</mo>
              <msub>
                <mi>z</mi>
                <mi>x</mi>
              </msub>
            </mrow>
          </mrow>
          <mo fence="true" stretchy="false">)</mo>
        </mrow>
        <mo stretchy="false">∗</mo>
        <mrow>
          <mo fence="true" stretchy="false">(</mo>
          <mrow>
            <mrow>
              <mstyle mathvariant="bold">
                <mover accent="true">
                  <mtext>w</mtext>
                  <mo stretchy="false">^</mo>
                </mover>
              </mstyle>
              <mo stretchy="false">−</mo>
              <msub>
                <mi>z</mi>
                <mi>w</mi>
              </msub>
            </mrow>
          </mrow>
          <mo fence="true" stretchy="false">)</mo>
        </mrow>
      </mrow>
    </mrow>
    <annotation encoding="StarMath 5.0">{ bold hat "p" } ~=~ ( {bold hat "x" } - z_x ) * ( {bold hat "w" } - z_w )</annotation>
  </semantics>
</math>
</file>

<file path=Object 121/content.xml><?xml version="1.0" encoding="utf-8"?>
<math xmlns="http://www.w3.org/1998/Math/MathML" display="block">
  <semantics>
    <mtable>
      <mtr>
        <mtd>
          <mrow>
            <mstyle mathvariant="bold">
              <mtext>y</mtext>
            </mstyle>
            <mrow>
              <mspace width="2em"/>
              <mo stretchy="false">=</mo>
              <mspace width="2em"/>
            </mrow>
            <msub>
              <mi>s</mi>
              <mi>x</mi>
            </msub>
            <msub>
              <mi>s</mi>
              <mi>w</mi>
            </msub>
            <mstyle mathvariant="bold">
              <mover accent="true">
                <mtext>p</mtext>
                <mo stretchy="false">^</mo>
              </mover>
            </mstyle>
            <mrow>
              <mspace width="0.5em"/>
              <mo stretchy="false">+</mo>
              <mspace width="0.5em"/>
            </mrow>
            <mstyle mathvariant="bold">
              <mtext>b</mtext>
            </mstyle>
          </mrow>
        </mtd>
      </mtr>
      <mtr>
        <mtd>
          <mrow>
            <mspace width="2em"/>
            <mo stretchy="false">⇒</mo>
            <mspace width="2em"/>
            <mrow>
              <mstyle mathvariant="bold">
                <mover accent="true">
                  <mtext>y</mtext>
                  <mo stretchy="false">^</mo>
                </mover>
              </mstyle>
              <mo stretchy="false">−</mo>
              <msub>
                <mi>z</mi>
                <mi>y</mi>
              </msub>
            </mrow>
            <mrow>
              <mspace width="2em"/>
              <mo stretchy="false">=</mo>
              <mspace width="2em"/>
            </mrow>
            <mfrac>
              <mrow>
                <msub>
                  <mi>s</mi>
                  <mi>x</mi>
                </msub>
                <msub>
                  <mi>s</mi>
                  <mi>w</mi>
                </msub>
              </mrow>
              <msub>
                <mi>s</mi>
                <mi>y</mi>
              </msub>
            </mfrac>
            <mstyle mathvariant="bold">
              <mover accent="true">
                <mtext>p</mtext>
                <mo stretchy="false">^</mo>
              </mover>
            </mstyle>
            <mrow>
              <mspace width="0.5em"/>
              <mo stretchy="false">+</mo>
              <mspace width="0.5em"/>
            </mrow>
            <mfrac>
              <mn>1</mn>
              <msub>
                <mi>s</mi>
                <mi>y</mi>
              </msub>
            </mfrac>
            <mstyle mathvariant="bold">
              <mtext>b</mtext>
            </mstyle>
          </mrow>
        </mtd>
      </mtr>
      <mtr>
        <mtd>
          <mrow>
            <mspace width="2em"/>
            <mo stretchy="false">⇒</mo>
            <mrow>
              <mstyle mathvariant="bold">
                <mover accent="true">
                  <mtext>y</mtext>
                  <mo stretchy="false">^</mo>
                </mover>
              </mstyle>
              <mo stretchy="false">−</mo>
              <msub>
                <mi>z</mi>
                <mi>y</mi>
              </msub>
            </mrow>
            <mrow>
              <mspace width="2em"/>
              <mo stretchy="false">=</mo>
              <mspace width="2em"/>
            </mrow>
            <mfrac>
              <mrow>
                <msub>
                  <mi>s</mi>
                  <mi>x</mi>
                </msub>
                <msub>
                  <mi>s</mi>
                  <mi>w</mi>
                </msub>
              </mrow>
              <msub>
                <mi>s</mi>
                <mi>y</mi>
              </msub>
            </mfrac>
            <mrow>
              <mo fence="true" stretchy="true">(</mo>
              <mrow>
                <mrow>
                  <mstyle mathvariant="bold">
                    <mover accent="true">
                      <mtext>p</mtext>
                      <mo stretchy="false">^</mo>
                    </mover>
                  </mstyle>
                  <mrow>
                    <mspace width="2em"/>
                    <mo stretchy="false">+</mo>
                    <mspace width="2em"/>
                  </mrow>
                  <mfrac>
                    <mn>1</mn>
                    <mrow>
                      <msub>
                        <mi>s</mi>
                        <mi>x</mi>
                      </msub>
                      <msub>
                        <mi>s</mi>
                        <mi>w</mi>
                      </msub>
                    </mrow>
                  </mfrac>
                  <mstyle mathvariant="bold">
                    <mi>b</mi>
                  </mstyle>
                </mrow>
              </mrow>
              <mo fence="true" stretchy="true">)</mo>
            </mrow>
          </mrow>
        </mtd>
      </mtr>
      <mtr>
        <mtd>
          <mrow>
            <mspace width="2em"/>
            <mo stretchy="false">⇒</mo>
            <mstyle mathvariant="bold">
              <mover accent="true">
                <mtext>y</mtext>
                <mo stretchy="false">^</mo>
              </mover>
            </mstyle>
            <mrow>
              <mspace width="2em"/>
              <mo stretchy="false">=</mo>
              <mspace width="2em"/>
            </mrow>
            <mfrac>
              <mrow>
                <msub>
                  <mi>s</mi>
                  <mi>x</mi>
                </msub>
                <msub>
                  <mi>s</mi>
                  <mi>w</mi>
                </msub>
              </mrow>
              <mrow>
                <mi mathvariant="normal">λ</mi>
                <msub>
                  <mi>s</mi>
                  <mi>y</mi>
                </msub>
              </mrow>
            </mfrac>
            <mrow>
              <mo fence="true" stretchy="true">(</mo>
              <mrow>
                <mrow>
                  <mi mathvariant="normal">λ</mi>
                  <mstyle mathvariant="bold">
                    <mover accent="true">
                      <mtext>p</mtext>
                      <mo stretchy="false">^</mo>
                    </mover>
                  </mstyle>
                  <mrow>
                    <mspace width="2em"/>
                    <mo stretchy="false">+</mo>
                    <mspace width="2em"/>
                  </mrow>
                  <mfrac>
                    <mrow>
                      <mi mathvariant="normal">λ</mi>
                      <msub>
                        <mi>s</mi>
                        <mi>b</mi>
                      </msub>
                    </mrow>
                    <mrow>
                      <msub>
                        <mi>s</mi>
                        <mi>x</mi>
                      </msub>
                      <msub>
                        <mi>s</mi>
                        <mi>w</mi>
                      </msub>
                    </mrow>
                  </mfrac>
                  <mrow>
                    <mo fence="true" stretchy="false">(</mo>
                    <mrow>
                      <mrow>
                        <mover accent="true">
                          <mstyle mathvariant="bold">
                            <mi>b</mi>
                          </mstyle>
                          <mo stretchy="false">^</mo>
                        </mover>
                        <mo stretchy="false">−</mo>
                        <msub>
                          <mi>z</mi>
                          <mi>b</mi>
                        </msub>
                      </mrow>
                    </mrow>
                    <mo fence="true" stretchy="false">)</mo>
                  </mrow>
                  <mrow>
                    <mspace width="2em"/>
                    <mo stretchy="false">+</mo>
                    <mspace width="2em"/>
                  </mrow>
                  <mfrac>
                    <mrow>
                      <mi mathvariant="normal">λ</mi>
                      <msub>
                        <mi>s</mi>
                        <mi>y</mi>
                      </msub>
                    </mrow>
                    <mrow>
                      <msub>
                        <mi>s</mi>
                        <mi>x</mi>
                      </msub>
                      <msub>
                        <mi>s</mi>
                        <mi>w</mi>
                      </msub>
                    </mrow>
                  </mfrac>
                  <msub>
                    <mi>z</mi>
                    <mi>y</mi>
                  </msub>
                </mrow>
              </mrow>
              <mo fence="true" stretchy="true">)</mo>
            </mrow>
          </mrow>
        </mtd>
      </mtr>
    </mtable>
    <annotation encoding="StarMath 5.0">{  bold "y" } ~=~ s_x s_w {bold hat "p"}`+` { bold "b" }
newline ~drarrow~
{  bold hat "y" } - z_y ~=~ {s_x s_w} over s_y {bold hat "p"}`+` { 1 over s_y}{ bold "b" } 
newline ~drarrow
{  bold hat "y" } - z_y ~=~  {s_x s_w} over s_y  left (
{bold hat "p"} ~+~ {1 over {s_x s_w} }{ bold b } 
right )

newline ~drarrow
{  bold hat "y" } ~=~  {s_x s_w} over {%lambda  s_y }left (
%lambda
{bold hat "p"} ~+~ {{%lambda s_b} over {s_x s_w} }( { hat bold b } - z_b )
~+~ { %lambda s_y} over {  s_x s_w } z_y 
right ) </annotation>
  </semantics>
</math>
</file>

<file path=Object 122/content.xml><?xml version="1.0" encoding="utf-8"?>
<math xmlns="http://www.w3.org/1998/Math/MathML" display="block">
  <semantics>
    <mrow>
      <msub>
        <mstyle mathvariant="bold">
          <mover accent="true">
            <mtext>b</mtext>
            <mo stretchy="false">^</mo>
          </mover>
        </mstyle>
        <mi>p</mi>
      </msub>
      <mrow>
        <mspace width="2em"/>
        <mo stretchy="false">=</mo>
        <mspace width="2em"/>
      </mrow>
      <mfrac>
        <mrow>
          <mi mathvariant="normal">λ</mi>
          <msub>
            <mi>s</mi>
            <mi>b</mi>
          </msub>
        </mrow>
        <mrow>
          <msub>
            <mi>s</mi>
            <mi>x</mi>
          </msub>
          <msub>
            <mi>s</mi>
            <mi>w</mi>
          </msub>
        </mrow>
      </mfrac>
      <mrow>
        <mo fence="true" stretchy="false">(</mo>
        <mrow>
          <mrow>
            <mstyle mathvariant="bold">
              <mover accent="true">
                <mtext>b</mtext>
                <mo stretchy="false">^</mo>
              </mover>
            </mstyle>
            <mo stretchy="false">−</mo>
            <msub>
              <mi>z</mi>
              <mi>b</mi>
            </msub>
          </mrow>
        </mrow>
        <mo fence="true" stretchy="false">)</mo>
      </mrow>
    </mrow>
    <annotation encoding="StarMath 5.0">{bold hat "b"}_p ~=~ {{%lambda s_b} over {s_x s_w }} (  {bold hat "b"} - z_b )</annotation>
  </semantics>
</math>
</file>

<file path=Object 123/content.xml><?xml version="1.0" encoding="utf-8"?>
<math xmlns="http://www.w3.org/1998/Math/MathML" display="block">
  <semantics>
    <mrow>
      <msub>
        <mi>Z</mi>
        <mi>p</mi>
      </msub>
      <mrow>
        <mspace width="2em"/>
        <mo stretchy="false">=</mo>
        <mfrac>
          <mrow>
            <mi mathvariant="normal">λ</mi>
            <msub>
              <mi>s</mi>
              <mi>y</mi>
            </msub>
          </mrow>
          <mrow>
            <msub>
              <mi>s</mi>
              <mi>x</mi>
            </msub>
            <msub>
              <mi>s</mi>
              <mi>w</mi>
            </msub>
          </mrow>
        </mfrac>
      </mrow>
      <msub>
        <mi>z</mi>
        <mi>y</mi>
      </msub>
    </mrow>
    <annotation encoding="StarMath 5.0">Z_p ~= { {%lambda s_y} over {s_x s_w }} z_y</annotation>
  </semantics>
</math>
</file>

<file path=Object 124/content.xml><?xml version="1.0" encoding="utf-8"?>
<math xmlns="http://www.w3.org/1998/Math/MathML" display="block">
  <semantics>
    <mrow>
      <msub>
        <mi>S</mi>
        <mi>p</mi>
      </msub>
      <mrow>
        <mspace width="2em"/>
        <mo stretchy="false">=</mo>
        <mfrac>
          <mrow>
            <msub>
              <mi>s</mi>
              <mi>x</mi>
            </msub>
            <msub>
              <mi>s</mi>
              <mi>w</mi>
            </msub>
          </mrow>
          <mrow>
            <mi mathvariant="normal">λ</mi>
            <msub>
              <mi>s</mi>
              <mi>y</mi>
            </msub>
          </mrow>
        </mfrac>
      </mrow>
    </mrow>
    <annotation encoding="StarMath 5.0">S_p ~= {  {s_x s_w } over { %lambda s_y}} </annotation>
  </semantics>
</math>
</file>

<file path=Object 125/content.xml><?xml version="1.0" encoding="utf-8"?>
<math xmlns="http://www.w3.org/1998/Math/MathML" display="block">
  <semantics>
    <mrow>
      <mstyle mathvariant="bold">
        <mover accent="true">
          <mtext>y</mtext>
          <mo stretchy="false">^</mo>
        </mover>
      </mstyle>
      <mrow>
        <mspace width="2em"/>
        <mo stretchy="false">=</mo>
        <mspace width="2em"/>
      </mrow>
      <msub>
        <mi>S</mi>
        <mi>p</mi>
      </msub>
      <mrow>
        <mo fence="true" stretchy="true">(</mo>
        <mrow>
          <mrow>
            <mi mathvariant="normal">λ</mi>
            <mstyle mathvariant="bold">
              <mover accent="true">
                <mtext>p</mtext>
                <mo stretchy="false">^</mo>
              </mover>
            </mstyle>
            <mrow>
              <mspace width="2em"/>
              <mo stretchy="false">+</mo>
              <mspace width="2em"/>
            </mrow>
            <msub>
              <mstyle mathvariant="bold">
                <mover accent="true">
                  <mtext>b</mtext>
                  <mo stretchy="false">^</mo>
                </mover>
              </mstyle>
              <mi>p</mi>
            </msub>
            <mrow>
              <mspace width="2em"/>
              <mo stretchy="false">+</mo>
              <mspace width="2em"/>
            </mrow>
            <msub>
              <mi>Z</mi>
              <mi>p</mi>
            </msub>
          </mrow>
        </mrow>
        <mo fence="true" stretchy="true">)</mo>
      </mrow>
    </mrow>
    <annotation encoding="StarMath 5.0">{ bold hat "y" } ~=~ S_p left (  %lambda { bold hat "p" } ~+~ { bold hat "b" }_p ~+~ Z_p right) </annotation>
  </semantics>
</math>
</file>

<file path=Object 126/content.xml><?xml version="1.0" encoding="utf-8"?>
<math xmlns="http://www.w3.org/1998/Math/MathML" display="block">
  <semantics>
    <msub>
      <mi>S</mi>
      <mi>p</mi>
    </msub>
    <annotation encoding="StarMath 5.0">S_p </annotation>
  </semantics>
</math>
</file>

<file path=Object 127/content.xml><?xml version="1.0" encoding="utf-8"?>
<math xmlns="http://www.w3.org/1998/Math/MathML" display="block">
  <semantics>
    <mrow>
      <msub>
        <mi>Z</mi>
        <mi>p</mi>
      </msub>
      <mrow>
        <mspace width="2em"/>
        <mo stretchy="false">=</mo>
        <mfrac>
          <mn>1</mn>
          <msub>
            <mi>S</mi>
            <mi>p</mi>
          </msub>
        </mfrac>
      </mrow>
      <msub>
        <mi>z</mi>
        <mi>y</mi>
      </msub>
    </mrow>
    <annotation encoding="StarMath 5.0">Z_p ~= { 1 over {S_p }} z_y</annotation>
  </semantics>
</math>
</file>

<file path=Object 128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29/content.xml><?xml version="1.0" encoding="utf-8"?>
<math xmlns="http://www.w3.org/1998/Math/MathML" display="block">
  <semantics>
    <mi mathvariant="normal">λ</mi>
    <annotation encoding="StarMath 5.0">%lambda </annotation>
  </semantics>
</math>
</file>

<file path=Object 13/content.xml><?xml version="1.0" encoding="utf-8"?>
<math xmlns="http://www.w3.org/1998/Math/MathML" display="block">
  <semantics>
    <mrow>
      <mrow>
        <mi>s</mi>
        <mo stretchy="false">&gt;</mo>
        <mn>0</mn>
      </mrow>
      <mi>;</mi>
      <mspace width="2em"/>
      <mrow>
        <mi>z</mi>
        <mo stretchy="false">∈</mo>
        <mi mathvariant="normal">ℤ</mi>
      </mrow>
      <mi>;</mi>
      <mspace width="2em"/>
      <mrow>
        <mn>0</mn>
        <mo stretchy="false">≤</mo>
        <mi>z</mi>
        <mo stretchy="false">≤</mo>
        <mi>N</mi>
      </mrow>
    </mrow>
    <annotation encoding="StarMath 5.0">s &gt; 0;~ z in setZ  ;~ 0 &lt;= z &lt;= N</annotation>
  </semantics>
</math>
</file>

<file path=Object 130/content.xml><?xml version="1.0" encoding="utf-8"?>
<math xmlns="http://www.w3.org/1998/Math/MathML" display="block">
  <semantics>
    <mrow>
      <mi mathvariant="normal">λ</mi>
      <mo stretchy="false">=</mo>
      <mn>1</mn>
    </mrow>
    <annotation encoding="StarMath 5.0">%lambda=1</annotation>
  </semantics>
</math>
</file>

<file path=Object 131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32/content.xml><?xml version="1.0" encoding="utf-8"?>
<math xmlns="http://www.w3.org/1998/Math/MathML" display="block">
  <semantics>
    <mrow>
      <msub>
        <mi>S</mi>
        <mi>p</mi>
      </msub>
      <mi>,</mi>
    </mrow>
    <annotation encoding="StarMath 5.0">S_p ,</annotation>
  </semantics>
</math>
</file>

<file path=Object 133/content.xml><?xml version="1.0" encoding="utf-8"?>
<math xmlns="http://www.w3.org/1998/Math/MathML" display="block">
  <semantics>
    <msub>
      <mstyle mathvariant="bold">
        <mover accent="true">
          <mtext>b</mtext>
          <mo stretchy="false">^</mo>
        </mover>
      </mstyle>
      <mi>p</mi>
    </msub>
    <annotation encoding="StarMath 5.0">{ bold hat "b" }_p</annotation>
  </semantics>
</math>
</file>

<file path=Object 134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35/content.xml><?xml version="1.0" encoding="utf-8"?>
<math xmlns="http://www.w3.org/1998/Math/MathML" display="block">
  <semantics>
    <mrow>
      <msub>
        <mstyle mathvariant="bold">
          <mover accent="true">
            <mtext>b</mtext>
            <mo stretchy="false">^</mo>
          </mover>
        </mstyle>
        <mi>p</mi>
      </msub>
      <mi>,</mi>
      <mspace width="0.5em"/>
      <msub>
        <mi>Z</mi>
        <mi>p</mi>
      </msub>
    </mrow>
    <annotation encoding="StarMath 5.0">{bold hat "b"}_p ,  ` Z_p</annotation>
  </semantics>
</math>
</file>

<file path=Object 136/content.xml><?xml version="1.0" encoding="utf-8"?>
<math xmlns="http://www.w3.org/1998/Math/MathML" display="block">
  <semantics>
    <msub>
      <mi>S</mi>
      <mi>p</mi>
    </msub>
    <annotation encoding="StarMath 5.0"> S_p</annotation>
  </semantics>
</math>
</file>

<file path=Object 137/content.xml><?xml version="1.0" encoding="utf-8"?>
<math xmlns="http://www.w3.org/1998/Math/MathML" display="block">
  <semantics>
    <msub>
      <mi>S</mi>
      <mi>p</mi>
    </msub>
    <annotation encoding="StarMath 5.0"> S_p</annotation>
  </semantics>
</math>
</file>

<file path=Object 138/content.xml><?xml version="1.0" encoding="utf-8"?>
<math xmlns="http://www.w3.org/1998/Math/MathML" display="block">
  <semantics>
    <msub>
      <mi>S</mi>
      <mi>p</mi>
    </msub>
    <annotation encoding="StarMath 5.0"> S_p</annotation>
  </semantics>
</math>
</file>

<file path=Object 139/content.xml><?xml version="1.0" encoding="utf-8"?>
<math xmlns="http://www.w3.org/1998/Math/MathML" display="block">
  <semantics>
    <msub>
      <mi>S</mi>
      <mi>p</mi>
    </msub>
    <annotation encoding="StarMath 5.0"> S_p</annotation>
  </semantics>
</math>
</file>

<file path=Object 14/content.xml><?xml version="1.0" encoding="utf-8"?>
<math xmlns="http://www.w3.org/1998/Math/MathML" display="block">
  <semantics>
    <mrow>
      <mrow>
        <mi>α</mi>
        <mo stretchy="false">≤</mo>
        <mn>0</mn>
        <mo stretchy="false">≤</mo>
        <mi>β</mi>
      </mrow>
      <mi>;</mi>
      <mspace width="2em"/>
      <mrow>
        <mi>α</mi>
        <mo stretchy="false">&lt;</mo>
        <mi>β</mi>
      </mrow>
    </mrow>
    <annotation encoding="StarMath 5.0">%alpha &lt;= 0 &lt;= %beta;~  %alpha &lt; %beta</annotation>
  </semantics>
</math>
</file>

<file path=Object 140/content.xml><?xml version="1.0" encoding="utf-8"?>
<math xmlns="http://www.w3.org/1998/Math/MathML" display="block">
  <semantics>
    <msup>
      <mn>2</mn>
      <mn>30</mn>
    </msup>
    <annotation encoding="StarMath 5.0"> 2^30</annotation>
  </semantics>
</math>
</file>

<file path=Object 141/content.xml><?xml version="1.0" encoding="utf-8"?>
<math xmlns="http://www.w3.org/1998/Math/MathML" display="block">
  <semantics>
    <mi mathvariant="normal">λ</mi>
    <annotation encoding="StarMath 5.0">%lambda </annotation>
  </semantics>
</math>
</file>

<file path=Object 142/content.xml><?xml version="1.0" encoding="utf-8"?>
<math xmlns="http://www.w3.org/1998/Math/MathML" display="block">
  <semantics>
    <mrow>
      <msub>
        <mi>S</mi>
        <mi>p</mi>
      </msub>
      <mo stretchy="false">&lt;</mo>
      <mn>1</mn>
    </mrow>
    <annotation encoding="StarMath 5.0"> S_p &lt; 1</annotation>
  </semantics>
</math>
</file>

<file path=Object 143/content.xml><?xml version="1.0" encoding="utf-8"?>
<math xmlns="http://www.w3.org/1998/Math/MathML" display="block">
  <semantics>
    <mi mathvariant="normal">λ</mi>
    <annotation encoding="StarMath 5.0">%lambda </annotation>
  </semantics>
</math>
</file>

<file path=Object 144/content.xml><?xml version="1.0" encoding="utf-8"?>
<math xmlns="http://www.w3.org/1998/Math/MathML" display="block">
  <semantics>
    <mrow>
      <msub>
        <mi>x</mi>
        <mi mathvariant="italic">max</mi>
      </msub>
      <mo stretchy="false">=</mo>
      <mn>0</mn>
    </mrow>
    <annotation encoding="StarMath 5.0">x_max=0</annotation>
  </semantics>
</math>
</file>

<file path=Object 145/content.xml><?xml version="1.0" encoding="utf-8"?>
<math xmlns="http://www.w3.org/1998/Math/MathML" display="block">
  <semantics>
    <mrow>
      <mi>s</mi>
      <mrow>
        <mspace width="0.5em"/>
        <mo stretchy="false">=</mo>
        <mrow>
          <mspace width="0.5em"/>
          <mo stretchy="false">−</mo>
          <mrow>
            <msub>
              <mi>x</mi>
              <mi mathvariant="italic">min</mi>
            </msub>
            <mo stretchy="false">/</mo>
            <mn>255</mn>
          </mrow>
        </mrow>
      </mrow>
    </mrow>
    <annotation encoding="StarMath 5.0">s` =` -x_min /255</annotation>
  </semantics>
</math>
</file>

<file path=Object 146/content.xml><?xml version="1.0" encoding="utf-8"?>
<math xmlns="http://www.w3.org/1998/Math/MathML" display="block">
  <semantics>
    <mrow>
      <mrow>
        <mi mathvariant="normal">α</mi>
        <mo stretchy="false">&lt;</mo>
        <mn>0,</mn>
      </mrow>
      <mspace width="0.5em"/>
      <mrow>
        <mi mathvariant="normal">β</mi>
        <mo stretchy="false">=</mo>
        <mn>0</mn>
      </mrow>
    </mrow>
    <annotation encoding="StarMath 5.0">%alpha &lt; 0, `%beta=0</annotation>
  </semantics>
</math>
</file>

<file path=Object 147/content.xml><?xml version="1.0" encoding="utf-8"?>
<math xmlns="http://www.w3.org/1998/Math/MathML" display="block">
  <semantics>
    <mrow>
      <mi mathvariant="normal">β</mi>
      <mo stretchy="false">≥</mo>
      <mi>s</mi>
    </mrow>
    <annotation encoding="StarMath 5.0">%beta &gt;=s</annotation>
  </semantics>
</math>
</file>

<file path=Object 148/content.xml><?xml version="1.0" encoding="utf-8"?>
<math xmlns="http://www.w3.org/1998/Math/MathML" display="block">
  <semantics>
    <mrow>
      <msub>
        <mi>x</mi>
        <mi mathvariant="italic">max</mi>
      </msub>
      <mo stretchy="false">=</mo>
      <mn>0</mn>
    </mrow>
    <annotation encoding="StarMath 5.0">x_max=0</annotation>
  </semantics>
</math>
</file>

<file path=Object 149/content.xml><?xml version="1.0" encoding="utf-8"?>
<math xmlns="http://www.w3.org/1998/Math/MathML" display="block">
  <semantics>
    <mrow>
      <mi>s</mi>
      <mrow>
        <mspace width="0.5em"/>
        <mo stretchy="false">=</mo>
        <mrow>
          <mspace width="0.5em"/>
          <mo stretchy="false">−</mo>
          <mrow>
            <msub>
              <mi>x</mi>
              <mi mathvariant="italic">min</mi>
            </msub>
            <mo stretchy="false">/</mo>
            <mn>65535</mn>
          </mrow>
        </mrow>
      </mrow>
    </mrow>
    <annotation encoding="StarMath 5.0">s` =` -x_min /65535</annotation>
  </semantics>
</math>
</file>

<file path=Object 15/content.xml><?xml version="1.0" encoding="utf-8"?>
<math xmlns="http://www.w3.org/1998/Math/MathML" display="block">
  <semantics>
    <mrow>
      <mi>k</mi>
      <mi>,</mi>
      <mrow>
        <mi>e</mi>
        <mo stretchy="false">∈</mo>
        <mi mathvariant="normal">ℤ</mi>
      </mrow>
    </mrow>
    <annotation encoding="StarMath 5.0">k,e in setZ</annotation>
  </semantics>
</math>
</file>

<file path=Object 150/content.xml><?xml version="1.0" encoding="utf-8"?>
<math xmlns="http://www.w3.org/1998/Math/MathML" display="block">
  <semantics>
    <mrow>
      <mo fence="true" stretchy="false">(</mo>
      <mrow>
        <mrow>
          <mi mathvariant="normal">α</mi>
          <mi>,</mi>
          <mi mathvariant="normal">β</mi>
        </mrow>
      </mrow>
      <mo fence="true" stretchy="false">)</mo>
    </mrow>
    <annotation encoding="StarMath 5.0">(%alpha,%beta)</annotation>
  </semantics>
</math>
</file>

<file path=Object 16/content.xml><?xml version="1.0" encoding="utf-8"?>
<math xmlns="http://www.w3.org/1998/Math/MathML" display="block">
  <semantics>
    <mrow>
      <mi>α</mi>
      <mrow>
        <mspace width="2em"/>
        <mo stretchy="false">=</mo>
        <mrow>
          <mspace width="2em"/>
          <mo stretchy="false">−</mo>
          <mi mathvariant="italic">zs</mi>
        </mrow>
      </mrow>
      <mi>;</mi>
      <mspace width="2em"/>
      <mi>β</mi>
      <mrow>
        <mspace width="2em"/>
        <mo stretchy="false">=</mo>
        <mspace width="2em"/>
      </mrow>
      <mrow>
        <mo fence="true" stretchy="false">(</mo>
        <mrow>
          <mrow>
            <mi>N</mi>
            <mo stretchy="false">−</mo>
            <mi>z</mi>
          </mrow>
        </mrow>
        <mo fence="true" stretchy="false">)</mo>
      </mrow>
      <mi>s</mi>
    </mrow>
    <annotation encoding="StarMath 5.0">%alpha ~=~ -zs; ~ %beta ~=~ (N-z)s</annotation>
  </semantics>
</math>
</file>

<file path=Object 17/content.xml><?xml version="1.0" encoding="utf-8"?>
<math xmlns="http://www.w3.org/1998/Math/MathML" display="block">
  <semantics>
    <mrow>
      <mn>32768</mn>
      <mo stretchy="false">≤</mo>
      <mi>k</mi>
      <mo stretchy="false">≤</mo>
      <mn>65535</mn>
    </mrow>
    <annotation encoding="StarMath 5.0">32768 &lt;= k &lt;= 65535</annotation>
  </semantics>
</math>
</file>

<file path=Object 18/content.xml><?xml version="1.0" encoding="utf-8"?>
<math xmlns="http://www.w3.org/1998/Math/MathML" display="block">
  <semantics>
    <mrow>
      <mi>α</mi>
      <mi>,</mi>
      <mi>β</mi>
    </mrow>
    <annotation encoding="StarMath 5.0">%alpha, %beta</annotation>
  </semantics>
</math>
</file>

<file path=Object 19/content.xml><?xml version="1.0" encoding="utf-8"?>
<math xmlns="http://www.w3.org/1998/Math/MathML" display="block">
  <semantics>
    <mrow>
      <mi>β</mi>
      <mo stretchy="false">−</mo>
      <mi>α</mi>
    </mrow>
    <annotation encoding="StarMath 5.0">%beta-%alpha</annotation>
  </semantics>
</math>
</file>

<file path=Object 2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n>2</mn>
        <mn>16</mn>
      </msup>
      <mrow>
        <mspace width="0.5em"/>
        <mo stretchy="false">=</mo>
        <mspace width="0.5em"/>
      </mrow>
      <mn>65536</mn>
    </mrow>
    <annotation encoding="StarMath 5.0">N`=`2^16`=`65536</annotation>
  </semantics>
</math>
</file>

<file path=Object 20/content.xml><?xml version="1.0" encoding="utf-8"?>
<math xmlns="http://www.w3.org/1998/Math/MathML" display="block">
  <semantics>
    <mrow>
      <mi>p</mi>
      <mo stretchy="false">=</mo>
      <mrow>
        <mn>255</mn>
        <mo stretchy="false">⋅</mo>
        <mi>b</mi>
      </mrow>
    </mrow>
    <annotation encoding="StarMath 5.0">p=255 cdot b</annotation>
  </semantics>
</math>
</file>

<file path=Object 21/content.xml><?xml version="1.0" encoding="utf-8"?>
<math xmlns="http://www.w3.org/1998/Math/MathML" display="block">
  <semantics>
    <mrow>
      <mn>2.319</mn>
      <mo stretchy="false">×</mo>
      <msup>
        <mn>10</mn>
        <mrow>
          <mo stretchy="false">−</mo>
          <mn>10</mn>
        </mrow>
      </msup>
    </mrow>
    <annotation encoding="StarMath 5.0">2.319 times 10^-10</annotation>
  </semantics>
</math>
</file>

<file path=Object 22/content.xml><?xml version="1.0" encoding="utf-8"?>
<math xmlns="http://www.w3.org/1998/Math/MathML" display="block">
  <semantics>
    <mrow>
      <mrow>
        <mi>b</mi>
        <mo stretchy="false">=</mo>
        <msub>
          <mi>r</mi>
          <mn>0</mn>
        </msub>
      </mrow>
      <mi>a</mi>
      <mrow>
        <mspace width="0.5em"/>
        <mo stretchy="false">+</mo>
        <mspace width="0.5em"/>
      </mrow>
      <msub>
        <mi>r</mi>
        <mn>1</mn>
      </msub>
      <mi>a</mi>
    </mrow>
    <annotation encoding="StarMath 5.0">b =  r_0  a `+` r_1 a</annotation>
  </semantics>
</math>
</file>

<file path=Object 23/content.xml><?xml version="1.0" encoding="utf-8"?>
<math xmlns="http://www.w3.org/1998/Math/MathML" display="block">
  <semantics>
    <mrow>
      <msub>
        <mi>r</mi>
        <mn>1</mn>
      </msub>
      <mo stretchy="false">=</mo>
      <mrow>
        <mrow>
          <mo stretchy="false">−</mo>
          <mn>2.3191758</mn>
        </mrow>
        <mo stretchy="false">×</mo>
        <msup>
          <mn>10</mn>
          <mrow>
            <mo stretchy="false">−</mo>
            <mn>10</mn>
          </mrow>
        </msup>
      </mrow>
    </mrow>
    <annotation encoding="StarMath 5.0">r_1  = -2.3191758 times 10^-10</annotation>
  </semantics>
</math>
</file>

<file path=Object 24/content.xml><?xml version="1.0" encoding="utf-8"?>
<math xmlns="http://www.w3.org/1998/Math/MathML" display="block">
  <semantics>
    <mrow>
      <msub>
        <mi>r</mi>
        <mn>0</mn>
      </msub>
      <mo stretchy="false">=</mo>
      <mrow>
        <mn>3.921568859</mn>
        <mo stretchy="false">×</mo>
        <msup>
          <mn>10</mn>
          <mrow>
            <mo stretchy="false">−</mo>
            <mn>3</mn>
          </mrow>
        </msup>
      </mrow>
    </mrow>
    <annotation encoding="StarMath 5.0"> r_0 = 3.921568859 times 10^-3</annotation>
  </semantics>
</math>
</file>

<file path=Object 25/content.xml><?xml version="1.0" encoding="utf-8"?>
<math xmlns="http://www.w3.org/1998/Math/MathML" display="block">
  <semantics>
    <mrow>
      <mo fence="true" stretchy="false">{</mo>
      <mrow>
        <msub>
          <mi>x</mi>
          <mi>i</mi>
        </msub>
      </mrow>
      <mo fence="true" stretchy="false">}</mo>
    </mrow>
    <annotation encoding="StarMath 5.0">lbrace x_i rbrace</annotation>
  </semantics>
</math>
</file>

<file path=Object 26/content.xml><?xml version="1.0" encoding="utf-8"?>
<math xmlns="http://www.w3.org/1998/Math/MathML" display="block">
  <semantics>
    <mrow>
      <msub>
        <mi>x</mi>
        <mi mathvariant="italic">min</mi>
      </msub>
      <mrow>
        <mspace width="2em"/>
        <mo stretchy="false">=</mo>
        <mspace width="2em"/>
      </mrow>
      <mi mathvariant="italic">min</mi>
      <mrow>
        <mo fence="true" stretchy="false">{</mo>
        <mrow>
          <mrow>
            <mn>0</mn>
            <mi>,</mi>
            <mspace width="0.5em"/>
            <msub>
              <mi>x</mi>
              <mn>0</mn>
            </msub>
            <mi>,</mi>
            <mspace width="0.5em"/>
            <msub>
              <mi>x</mi>
              <mn>1</mn>
            </msub>
            <mi>,</mi>
            <mspace width="0.5em"/>
            <mi>…</mi>
          </mrow>
        </mrow>
        <mo fence="true" stretchy="false">}</mo>
      </mrow>
    </mrow>
    <annotation encoding="StarMath 5.0">x_min ~=~ min lbrace 0 ,` x_0,` x_1,` … rbrace</annotation>
  </semantics>
</math>
</file>

<file path=Object 27/content.xml><?xml version="1.0" encoding="utf-8"?>
<math xmlns="http://www.w3.org/1998/Math/MathML" display="block">
  <semantics>
    <mrow>
      <msub>
        <mi>x</mi>
        <mi mathvariant="italic">max</mi>
      </msub>
      <mrow>
        <mspace width="2em"/>
        <mo stretchy="false">=</mo>
        <mspace width="2em"/>
      </mrow>
      <mi mathvariant="italic">max</mi>
      <mrow>
        <mo fence="true" stretchy="false">{</mo>
        <mrow>
          <mrow>
            <mn>0</mn>
            <mi>,</mi>
            <mspace width="0.5em"/>
            <msub>
              <mi>x</mi>
              <mn>0</mn>
            </msub>
            <mi>,</mi>
            <mspace width="0.5em"/>
            <msub>
              <mi>x</mi>
              <mn>1</mn>
            </msub>
            <mi>,</mi>
            <mspace width="0.5em"/>
            <mi>…</mi>
          </mrow>
        </mrow>
        <mo fence="true" stretchy="false">}</mo>
      </mrow>
    </mrow>
    <annotation encoding="StarMath 5.0">x_max ~=~ max lbrace 0 ,` x_0,` x_1,` … rbrace</annotation>
  </semantics>
</math>
</file>

<file path=Object 28/content.xml><?xml version="1.0" encoding="utf-8"?>
<math xmlns="http://www.w3.org/1998/Math/MathML" display="block">
  <semantics>
    <mrow>
      <msub>
        <mi>x</mi>
        <mi mathvariant="italic">min</mi>
      </msub>
      <mo stretchy="false">=</mo>
      <mn>0</mn>
    </mrow>
    <annotation encoding="StarMath 5.0">x_min = 0</annotation>
  </semantics>
</math>
</file>

<file path=Object 29/content.xml><?xml version="1.0" encoding="utf-8"?>
<math xmlns="http://www.w3.org/1998/Math/MathML" display="block">
  <semantics>
    <mrow>
      <mi>s</mi>
      <mrow>
        <mspace width="0.5em"/>
        <mo stretchy="false">=</mo>
        <mspace width="0.5em"/>
      </mrow>
      <mrow>
        <msub>
          <mi>x</mi>
          <mi mathvariant="italic">max</mi>
        </msub>
        <mo stretchy="false">/</mo>
        <mn>255</mn>
      </mrow>
    </mrow>
    <annotation encoding="StarMath 5.0">s` =` x_max /255</annotation>
  </semantics>
</math>
</file>

<file path=Object 3/content.xml><?xml version="1.0" encoding="utf-8"?>
<math xmlns="http://www.w3.org/1998/Math/MathML" display="block">
  <semantics>
    <mrow>
      <msub>
        <mi>x</mi>
        <mi>i</mi>
      </msub>
      <mrow>
        <mspace width="2em"/>
        <mo stretchy="false">=</mo>
        <mspace width="2em"/>
      </mrow>
      <mi>s</mi>
      <mrow>
        <mo fence="true" stretchy="false">(</mo>
        <mrow>
          <mrow>
            <msub>
              <mi>q</mi>
              <mi>i</mi>
            </msub>
            <mo stretchy="false">−</mo>
            <mi>z</mi>
          </mrow>
        </mrow>
        <mo fence="true" stretchy="false">)</mo>
      </mrow>
    </mrow>
    <annotation encoding="StarMath 5.0">x_i ~=~ s (q_i-z)</annotation>
  </semantics>
</math>
</file>

<file path=Object 30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1/content.xml><?xml version="1.0" encoding="utf-8"?>
<math xmlns="http://www.w3.org/1998/Math/MathML" display="block">
  <semantics>
    <mrow>
      <msub>
        <mi>x</mi>
        <mi mathvariant="italic">max</mi>
      </msub>
      <mo stretchy="false">=</mo>
      <mn>0</mn>
    </mrow>
    <annotation encoding="StarMath 5.0">x_max=0</annotation>
  </semantics>
</math>
</file>

<file path=Object 32/content.xml><?xml version="1.0" encoding="utf-8"?>
<math xmlns="http://www.w3.org/1998/Math/MathML" display="block">
  <semantics>
    <mrow>
      <mi>s</mi>
      <mo stretchy="false">=</mo>
      <msup>
        <mn>2</mn>
        <mrow>
          <mo stretchy="false">−</mo>
          <mn>8</mn>
        </mrow>
      </msup>
    </mrow>
    <annotation encoding="StarMath 5.0">s=2^-8</annotation>
  </semantics>
</math>
</file>

<file path=Object 33/content.xml><?xml version="1.0" encoding="utf-8"?>
<math xmlns="http://www.w3.org/1998/Math/MathML" display="block">
  <semantics>
    <mrow>
      <mrow>
        <mo fence="true" stretchy="false">(</mo>
        <mrow>
          <mrow>
            <mi>s</mi>
            <mi>,</mi>
            <mspace width="0.5em"/>
            <mi>z</mi>
          </mrow>
        </mrow>
        <mo fence="true" stretchy="false">)</mo>
      </mrow>
      <mrow>
        <mspace width="0.5em"/>
        <mo stretchy="false">=</mo>
        <mspace width="0.5em"/>
      </mrow>
      <mrow>
        <mo fence="true" stretchy="false">(</mo>
        <mrow>
          <mrow>
            <msub>
              <mi>s</mi>
              <mn>0</mn>
            </msub>
            <mi>,</mi>
            <mspace width="0.5em"/>
            <msub>
              <mi>z</mi>
              <mn>0</mn>
            </msub>
          </mrow>
        </mrow>
        <mo fence="true" stretchy="false">)</mo>
      </mrow>
    </mrow>
    <annotation encoding="StarMath 5.0">(s,`z) `=` (s_0,`z_0) </annotation>
  </semantics>
</math>
</file>

<file path=Object 34/content.xml><?xml version="1.0" encoding="utf-8"?>
<math xmlns="http://www.w3.org/1998/Math/MathML" display="block">
  <semantics>
    <mrow>
      <msub>
        <mi>s</mi>
        <mn>0</mn>
      </msub>
      <mo stretchy="false">&lt;</mo>
      <msub>
        <mi>s</mi>
        <mn>1</mn>
      </msub>
    </mrow>
    <annotation encoding="StarMath 5.0">s_0 &lt; s_1</annotation>
  </semantics>
</math>
</file>

<file path=Object 35/content.xml><?xml version="1.0" encoding="utf-8"?>
<math xmlns="http://www.w3.org/1998/Math/MathML" display="block">
  <semantics>
    <mrow>
      <mover accent="true">
        <mi>z</mi>
        <mo stretchy="false">^</mo>
      </mover>
      <mrow>
        <mspace width="2em"/>
        <mo stretchy="false">=</mo>
        <mrow>
          <mspace width="2em"/>
          <mo stretchy="false">−</mo>
          <mfrac>
            <mrow>
              <mn>255</mn>
              <mo stretchy="false">⋅</mo>
              <msub>
                <mi>x</mi>
                <mi mathvariant="italic">min</mi>
              </msub>
            </mrow>
            <mrow>
              <msub>
                <mi>x</mi>
                <mi mathvariant="italic">max</mi>
              </msub>
              <mo stretchy="false">−</mo>
              <msub>
                <mi>x</mi>
                <mi mathvariant="italic">min</mi>
              </msub>
            </mrow>
          </mfrac>
        </mrow>
      </mrow>
    </mrow>
    <annotation encoding="StarMath 5.0"> hat z ~=~ -{ 255 cdot x_min }over {  x_max - x_min }</annotation>
  </semantics>
</math>
</file>

<file path=Object 36/content.xml><?xml version="1.0" encoding="utf-8"?>
<math xmlns="http://www.w3.org/1998/Math/MathML" display="block">
  <semantics>
    <mrow>
      <msub>
        <mi>z</mi>
        <mn>0</mn>
      </msub>
      <mrow>
        <mspace width="0.5em"/>
        <mo stretchy="false">=</mo>
        <mspace width="0.5em"/>
      </mrow>
      <mrow>
        <mo fence="true" stretchy="false">⌊</mo>
        <mrow>
          <mover accent="true">
            <mi>z</mi>
            <mo stretchy="false">^</mo>
          </mover>
        </mrow>
        <mo fence="true" stretchy="false">⌋</mo>
      </mrow>
      <mi>,</mi>
      <mspace width="2em"/>
      <msub>
        <mi>z</mi>
        <mn>1</mn>
      </msub>
      <mrow>
        <mspace width="0.5em"/>
        <mo stretchy="false">=</mo>
        <mspace width="0.5em"/>
      </mrow>
      <mrow>
        <msub>
          <mi>z</mi>
          <mn>0</mn>
        </msub>
        <mo stretchy="false">+</mo>
        <mn>1</mn>
      </mrow>
    </mrow>
    <annotation encoding="StarMath 5.0">z_0 `=` lfloor hat z rfloor, ~ z_1 `=` z_0+1</annotation>
  </semantics>
</math>
</file>

<file path=Object 37/content.xml><?xml version="1.0" encoding="utf-8"?>
<math xmlns="http://www.w3.org/1998/Math/MathML" display="block">
  <semantics>
    <mrow>
      <msub>
        <mi>s</mi>
        <mn>0</mn>
      </msub>
      <mrow>
        <mspace width="2em"/>
        <mo stretchy="false">=</mo>
        <mrow>
          <mspace width="2em"/>
          <mo stretchy="false">−</mo>
          <mfrac>
            <msub>
              <mi>x</mi>
              <mi mathvariant="italic">min</mi>
            </msub>
            <msub>
              <mi>z</mi>
              <mn>0</mn>
            </msub>
          </mfrac>
        </mrow>
      </mrow>
      <mi>,</mi>
      <mspace width="2em"/>
      <msub>
        <mi>s</mi>
        <mn>1</mn>
      </msub>
      <mrow>
        <mspace width="2em"/>
        <mo stretchy="false">=</mo>
        <mspace width="2em"/>
      </mrow>
      <mfrac>
        <msub>
          <mi>x</mi>
          <mi mathvariant="italic">max</mi>
        </msub>
        <mrow>
          <mn>255</mn>
          <mo stretchy="false">−</mo>
          <msub>
            <mi>z</mi>
            <mn>1</mn>
          </msub>
        </mrow>
      </mfrac>
    </mrow>
    <annotation encoding="StarMath 5.0">s_0~=~ -x_min over z_0 , ~ s_1 ~=~ x_max over {255-z_1}</annotation>
  </semantics>
</math>
</file>

<file path=Object 38/content.xml><?xml version="1.0" encoding="utf-8"?>
<math xmlns="http://www.w3.org/1998/Math/MathML" display="block">
  <semantics>
    <mrow>
      <msub>
        <mi>s</mi>
        <mn>0</mn>
      </msub>
      <mo stretchy="false">&lt;</mo>
      <msub>
        <mi>s</mi>
        <mn>1</mn>
      </msub>
    </mrow>
    <annotation encoding="StarMath 5.0">s_0 &lt; s_1</annotation>
  </semantics>
</math>
</file>

<file path=Object 39/content.xml><?xml version="1.0" encoding="utf-8"?>
<math xmlns="http://www.w3.org/1998/Math/MathML" display="block">
  <semantics>
    <mrow>
      <mrow>
        <mo fence="true" stretchy="false">(</mo>
        <mrow>
          <mrow>
            <msub>
              <mi>z</mi>
              <mn>0</mn>
            </msub>
            <mo stretchy="false">−</mo>
            <mn>254</mn>
          </mrow>
        </mrow>
        <mo fence="true" stretchy="false">)</mo>
      </mrow>
      <msub>
        <mi>x</mi>
        <mi mathvariant="italic">min</mi>
      </msub>
      <mrow>
        <mspace width="0.5em"/>
        <mo stretchy="false">&lt;</mo>
        <mspace width="0.5em"/>
      </mrow>
      <msub>
        <mi>z</mi>
        <mn>0</mn>
      </msub>
      <msub>
        <mi>x</mi>
        <mi mathvariant="italic">max</mi>
      </msub>
    </mrow>
    <annotation encoding="StarMath 5.0">(z_0-254)x_min `&lt;` z_0 x_max</annotation>
  </semantics>
</math>
</file>

<file path=Object 4/content.xml><?xml version="1.0" encoding="utf-8"?>
<math xmlns="http://www.w3.org/1998/Math/MathML" display="block">
  <semantics>
    <mrow>
      <mi>α</mi>
      <mi>,</mi>
      <mi>β</mi>
    </mrow>
    <annotation encoding="StarMath 5.0">%alpha, %beta</annotation>
  </semantics>
</math>
</file>

<file path=Object 40/content.xml><?xml version="1.0" encoding="utf-8"?>
<math xmlns="http://www.w3.org/1998/Math/MathML" display="block">
  <semantics>
    <mrow>
      <mrow>
        <mo fence="true" stretchy="false">(</mo>
        <mrow>
          <mrow>
            <mi>s</mi>
            <mi>,</mi>
            <mspace width="0.5em"/>
            <mi>z</mi>
          </mrow>
        </mrow>
        <mo fence="true" stretchy="false">)</mo>
      </mrow>
      <mrow>
        <mspace width="0.5em"/>
        <mo stretchy="false">=</mo>
        <mspace width="0.5em"/>
      </mrow>
      <mrow>
        <mo fence="true" stretchy="false">(</mo>
        <mrow>
          <mrow>
            <msub>
              <mi>s</mi>
              <mn>1</mn>
            </msub>
            <mi>,</mi>
            <mspace width="0.5em"/>
            <msub>
              <mi>z</mi>
              <mn>1</mn>
            </msub>
          </mrow>
        </mrow>
        <mo fence="true" stretchy="false">)</mo>
      </mrow>
    </mrow>
    <annotation encoding="StarMath 5.0">(s,`z) `=` (s_1,`z_1) </annotation>
  </semantics>
</math>
</file>

<file path=Object 41/content.xml><?xml version="1.0" encoding="utf-8"?>
<math xmlns="http://www.w3.org/1998/Math/MathML" display="block">
  <semantics>
    <mrow>
      <mi>α</mi>
      <mi>,</mi>
      <mi>β</mi>
    </mrow>
    <annotation encoding="StarMath 5.0">%alpha, %beta</annotation>
  </semantics>
</math>
</file>

<file path=Object 42/content.xml><?xml version="1.0" encoding="utf-8"?>
<math xmlns="http://www.w3.org/1998/Math/MathML" display="block">
  <semantics>
    <mrow>
      <mrow>
        <mi>α</mi>
        <mo stretchy="false">≤</mo>
        <msub>
          <mi>x</mi>
          <mi mathvariant="italic">min</mi>
        </msub>
      </mrow>
      <mi>,</mi>
      <mspace width="0.5em"/>
      <mrow>
        <msub>
          <mi>x</mi>
          <mi mathvariant="italic">max</mi>
        </msub>
        <mo stretchy="false">≤</mo>
        <mi>β</mi>
      </mrow>
    </mrow>
    <annotation encoding="StarMath 5.0">%alpha &lt;= x_min, ` x_max &lt;= %beta</annotation>
  </semantics>
</math>
</file>

<file path=Object 43/content.xml><?xml version="1.0" encoding="utf-8"?>
<math xmlns="http://www.w3.org/1998/Math/MathML" display="block">
  <semantics>
    <mrow>
      <msub>
        <mi>z</mi>
        <mn>0</mn>
      </msub>
      <mo stretchy="false">&gt;</mo>
      <mn>0</mn>
    </mrow>
    <annotation encoding="StarMath 5.0">z_0  &gt;  0</annotation>
  </semantics>
</math>
</file>

<file path=Object 44/content.xml><?xml version="1.0" encoding="utf-8"?>
<math xmlns="http://www.w3.org/1998/Math/MathML" display="block">
  <semantics>
    <mrow>
      <msub>
        <mi>z</mi>
        <mn>1</mn>
      </msub>
      <mo stretchy="false">≥</mo>
      <mn>255</mn>
    </mrow>
    <annotation encoding="StarMath 5.0">z_1 &gt;=255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sub>
              <mi>z</mi>
              <mn>0</mn>
            </msub>
            <mo stretchy="false">−</mo>
            <mn>65534</mn>
          </mrow>
        </mrow>
        <mo fence="true" stretchy="false">)</mo>
      </mrow>
      <msub>
        <mi>x</mi>
        <mi mathvariant="italic">min</mi>
      </msub>
      <mrow>
        <mspace width="0.5em"/>
        <mo stretchy="false">&lt;</mo>
        <mspace width="0.5em"/>
      </mrow>
      <msub>
        <mi>z</mi>
        <mn>0</mn>
      </msub>
      <msub>
        <mi>x</mi>
        <mi mathvariant="italic">max</mi>
      </msub>
    </mrow>
    <annotation encoding="StarMath 5.0">(z_0-65534)x_min `&lt;` z_0 x_max</annotation>
  </semantics>
</math>
</file>

<file path=Object 46/content.xml><?xml version="1.0" encoding="utf-8"?>
<math xmlns="http://www.w3.org/1998/Math/MathML" display="block">
  <semantics>
    <mrow>
      <mo fence="true" stretchy="false">(</mo>
      <mrow>
        <mrow>
          <mi>α</mi>
          <mi>,</mi>
          <mi>β</mi>
        </mrow>
      </mrow>
      <mo fence="true" stretchy="false">)</mo>
    </mrow>
    <annotation encoding="StarMath 5.0">(%alpha,%beta)</annotation>
  </semantics>
</math>
</file>

<file path=Object 47/content.xml><?xml version="1.0" encoding="utf-8"?>
<math xmlns="http://www.w3.org/1998/Math/MathML" display="block">
  <semantics>
    <mrow>
      <msub>
        <mi>s</mi>
        <mn>0</mn>
      </msub>
      <mo stretchy="false">&lt;</mo>
      <msub>
        <mi>s</mi>
        <mn>1</mn>
      </msub>
    </mrow>
    <annotation encoding="StarMath 5.0">s_0 &lt; s_1</annotation>
  </semantics>
</math>
</file>

<file path=Object 48/content.xml><?xml version="1.0" encoding="utf-8"?>
<math xmlns="http://www.w3.org/1998/Math/MathML" display="block">
  <semantics>
    <mrow>
      <mo fence="true" stretchy="false">{</mo>
      <mrow>
        <msub>
          <mi>x</mi>
          <mi>i</mi>
        </msub>
      </mrow>
      <mo fence="true" stretchy="false">}</mo>
    </mrow>
    <annotation encoding="StarMath 5.0">lbrace x_i rbrace</annotation>
  </semantics>
</math>
</file>

<file path=Object 49/content.xml><?xml version="1.0" encoding="utf-8"?>
<math xmlns="http://www.w3.org/1998/Math/MathML" display="block">
  <semantics>
    <mi>α</mi>
    <annotation encoding="StarMath 5.0">%alpha</annotation>
  </semantics>
</math>
</file>

<file path=Object 5/content.xml><?xml version="1.0" encoding="utf-8"?>
<math xmlns="http://www.w3.org/1998/Math/MathML" display="block">
  <semantics>
    <mrow>
      <msub>
        <mi>x</mi>
        <mi>i</mi>
      </msub>
      <mrow>
        <mspace width="2em"/>
        <mo stretchy="false">=</mo>
        <mspace width="2em"/>
      </mrow>
      <mrow>
        <mi>α</mi>
        <mo stretchy="false">+</mo>
        <mfrac>
          <mrow>
            <mi>β</mi>
            <mo stretchy="false">−</mo>
            <mi>α</mi>
          </mrow>
          <mi>N</mi>
        </mfrac>
      </mrow>
      <msub>
        <mi>q</mi>
        <mi>i</mi>
      </msub>
    </mrow>
    <annotation encoding="StarMath 5.0">x_i ~=~ %alpha + {%beta-%alpha} over N q_i</annotation>
  </semantics>
</math>
</file>

<file path=Object 50/content.xml><?xml version="1.0" encoding="utf-8"?>
<math xmlns="http://www.w3.org/1998/Math/MathML" display="block">
  <semantics>
    <mi>β</mi>
    <annotation encoding="StarMath 5.0">%beta</annotation>
  </semantics>
</math>
</file>

<file path=Object 51/content.xml><?xml version="1.0" encoding="utf-8"?>
<math xmlns="http://www.w3.org/1998/Math/MathML" display="block">
  <semantics>
    <mrow>
      <mi>α</mi>
      <mi>,</mi>
      <mi>β</mi>
    </mrow>
    <annotation encoding="StarMath 5.0">%alpha, %beta</annotation>
  </semantics>
</math>
</file>

<file path=Object 52/content.xml><?xml version="1.0" encoding="utf-8"?>
<math xmlns="http://www.w3.org/1998/Math/MathML" display="block">
  <semantics>
    <mrow>
      <mi>β</mi>
      <mo stretchy="false">−</mo>
      <mi>α</mi>
    </mrow>
    <annotation encoding="StarMath 5.0">%beta-%alpha</annotation>
  </semantics>
</math>
</file>

<file path=Object 53/content.xml><?xml version="1.0" encoding="utf-8"?>
<math xmlns="http://www.w3.org/1998/Math/MathML" display="block">
  <semantics>
    <mrow>
      <mn>65536</mn>
      <mi>s</mi>
    </mrow>
    <annotation encoding="StarMath 5.0">65536 s</annotation>
  </semantics>
</math>
</file>

<file path=Object 54/content.xml><?xml version="1.0" encoding="utf-8"?>
<math xmlns="http://www.w3.org/1998/Math/MathML" display="block">
  <semantics>
    <mrow>
      <mi>z</mi>
      <mo stretchy="false">=</mo>
      <mrow>
        <mrow>
          <mo stretchy="false">−</mo>
          <mi mathvariant="normal">α</mi>
        </mrow>
        <mo stretchy="false">/</mo>
        <mi>s</mi>
      </mrow>
    </mrow>
    <annotation encoding="StarMath 5.0">z=-%alpha/s</annotation>
  </semantics>
</math>
</file>

<file path=Object 55/content.xml><?xml version="1.0" encoding="utf-8"?>
<math xmlns="http://www.w3.org/1998/Math/MathML" display="block">
  <semantics>
    <mrow>
      <mo stretchy="false">±</mo>
      <msup>
        <mn>2</mn>
        <mrow>
          <mo stretchy="false">−</mo>
          <mn>8</mn>
        </mrow>
      </msup>
    </mrow>
    <annotation encoding="StarMath 5.0">+- 2^-8</annotation>
  </semantics>
</math>
</file>

<file path=Object 56/content.xml><?xml version="1.0" encoding="utf-8"?>
<math xmlns="http://www.w3.org/1998/Math/MathML" display="block">
  <semantics>
    <mrow>
      <mo fence="true" stretchy="false">{</mo>
      <mrow>
        <msub>
          <mi>x</mi>
          <mi>i</mi>
        </msub>
      </mrow>
      <mo fence="true" stretchy="false">}</mo>
    </mrow>
    <annotation encoding="StarMath 5.0">lbrace x_i rbrace</annotation>
  </semantics>
</math>
</file>

<file path=Object 57/content.xml><?xml version="1.0" encoding="utf-8"?>
<math xmlns="http://www.w3.org/1998/Math/MathML" display="block">
  <semantics>
    <mrow>
      <msub>
        <mi>x</mi>
        <mi mathvariant="italic">min</mi>
      </msub>
      <mrow>
        <mspace width="2em"/>
        <mo stretchy="false">=</mo>
        <mspace width="2em"/>
      </mrow>
      <mi mathvariant="italic">min</mi>
      <mrow>
        <mo fence="true" stretchy="false">{</mo>
        <mrow>
          <mrow>
            <mn>0</mn>
            <mi>,</mi>
            <mspace width="0.5em"/>
            <msub>
              <mi>x</mi>
              <mn>0</mn>
            </msub>
            <mi>,</mi>
            <mspace width="0.5em"/>
            <msub>
              <mi>x</mi>
              <mn>1</mn>
            </msub>
            <mi>,</mi>
            <mspace width="0.5em"/>
            <mi>…</mi>
          </mrow>
        </mrow>
        <mo fence="true" stretchy="false">}</mo>
      </mrow>
    </mrow>
    <annotation encoding="StarMath 5.0">x_min ~=~ min lbrace 0 ,` x_0,` x_1,` … rbrace</annotation>
  </semantics>
</math>
</file>

<file path=Object 58/content.xml><?xml version="1.0" encoding="utf-8"?>
<math xmlns="http://www.w3.org/1998/Math/MathML" display="block">
  <semantics>
    <mrow>
      <msub>
        <mi>x</mi>
        <mi mathvariant="italic">max</mi>
      </msub>
      <mrow>
        <mspace width="2em"/>
        <mo stretchy="false">=</mo>
        <mspace width="2em"/>
      </mrow>
      <mi mathvariant="italic">max</mi>
      <mrow>
        <mo fence="true" stretchy="false">{</mo>
        <mrow>
          <mrow>
            <mn>0</mn>
            <mi>,</mi>
            <mspace width="0.5em"/>
            <msub>
              <mi>x</mi>
              <mn>0</mn>
            </msub>
            <mi>,</mi>
            <mspace width="0.5em"/>
            <msub>
              <mi>x</mi>
              <mn>1</mn>
            </msub>
            <mi>,</mi>
            <mspace width="0.5em"/>
            <mi>…</mi>
          </mrow>
        </mrow>
        <mo fence="true" stretchy="false">}</mo>
      </mrow>
    </mrow>
    <annotation encoding="StarMath 5.0">x_max ~=~ max lbrace 0 ,` x_0,` x_1,` … rbrace</annotation>
  </semantics>
</math>
</file>

<file path=Object 59/content.xml><?xml version="1.0" encoding="utf-8"?>
<math xmlns="http://www.w3.org/1998/Math/MathML" display="block">
  <semantics>
    <mrow>
      <msub>
        <mi>x</mi>
        <mi mathvariant="italic">min</mi>
      </msub>
      <mo stretchy="false">=</mo>
      <mn>0</mn>
    </mrow>
    <annotation encoding="StarMath 5.0">x_min = 0</annotation>
  </semantics>
</math>
</file>

<file path=Object 6/content.xml><?xml version="1.0" encoding="utf-8"?>
<math xmlns="http://www.w3.org/1998/Math/MathML" display="block">
  <semantics>
    <mrow>
      <msub>
        <mi>q</mi>
        <mi>i</mi>
      </msub>
      <mo stretchy="false">=</mo>
      <mi>N</mi>
    </mrow>
    <annotation encoding="StarMath 5.0">q_i=N</annotation>
  </semantics>
</math>
</file>

<file path=Object 60/content.xml><?xml version="1.0" encoding="utf-8"?>
<math xmlns="http://www.w3.org/1998/Math/MathML" display="block">
  <semantics>
    <mrow>
      <mi>s</mi>
      <mrow>
        <mspace width="0.5em"/>
        <mo stretchy="false">=</mo>
        <mspace width="0.5em"/>
      </mrow>
      <mrow>
        <msub>
          <mi>x</mi>
          <mi mathvariant="italic">max</mi>
        </msub>
        <mo stretchy="false">/</mo>
        <mn>65535</mn>
      </mrow>
    </mrow>
    <annotation encoding="StarMath 5.0">s` =` x_max /65535</annotation>
  </semantics>
</math>
</file>

<file path=Object 61/content.xml><?xml version="1.0" encoding="utf-8"?>
<math xmlns="http://www.w3.org/1998/Math/MathML" display="block">
  <semantics>
    <mrow>
      <msub>
        <mi>x</mi>
        <mi mathvariant="italic">max</mi>
      </msub>
      <mo stretchy="false">=</mo>
      <mn>0</mn>
    </mrow>
    <annotation encoding="StarMath 5.0">x_max=0</annotation>
  </semantics>
</math>
</file>

<file path=Object 6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63/content.xml><?xml version="1.0" encoding="utf-8"?>
<math xmlns="http://www.w3.org/1998/Math/MathML" display="block">
  <semantics>
    <mrow>
      <mi>s</mi>
      <mo stretchy="false">=</mo>
      <msup>
        <mn>2</mn>
        <mrow>
          <mo stretchy="false">−</mo>
          <mn>16</mn>
        </mrow>
      </msup>
    </mrow>
    <annotation encoding="StarMath 5.0">s=2^-16</annotation>
  </semantics>
</math>
</file>

<file path=Object 64/content.xml><?xml version="1.0" encoding="utf-8"?>
<math xmlns="http://www.w3.org/1998/Math/MathML" display="block">
  <semantics>
    <mrow>
      <mover accent="true">
        <mi>z</mi>
        <mo stretchy="false">^</mo>
      </mover>
      <mrow>
        <mspace width="2em"/>
        <mo stretchy="false">=</mo>
        <mrow>
          <mspace width="2em"/>
          <mo stretchy="false">−</mo>
          <mfrac>
            <mrow>
              <mn>65535</mn>
              <mo stretchy="false">⋅</mo>
              <msub>
                <mi>x</mi>
                <mi mathvariant="italic">min</mi>
              </msub>
            </mrow>
            <mrow>
              <msub>
                <mi>x</mi>
                <mi mathvariant="italic">max</mi>
              </msub>
              <mo stretchy="false">−</mo>
              <msub>
                <mi>x</mi>
                <mi mathvariant="italic">min</mi>
              </msub>
            </mrow>
          </mfrac>
        </mrow>
      </mrow>
    </mrow>
    <annotation encoding="StarMath 5.0"> hat z ~=~ -{65535 cdot x_min }over {  x_max - x_min }</annotation>
  </semantics>
</math>
</file>

<file path=Object 65/content.xml><?xml version="1.0" encoding="utf-8"?>
<math xmlns="http://www.w3.org/1998/Math/MathML" display="block">
  <semantics>
    <mrow>
      <msub>
        <mi>z</mi>
        <mn>0</mn>
      </msub>
      <mrow>
        <mspace width="0.5em"/>
        <mo stretchy="false">=</mo>
        <mspace width="0.5em"/>
      </mrow>
      <mrow>
        <mo fence="true" stretchy="false">⌊</mo>
        <mrow>
          <mover accent="true">
            <mi>z</mi>
            <mo stretchy="false">^</mo>
          </mover>
        </mrow>
        <mo fence="true" stretchy="false">⌋</mo>
      </mrow>
      <mi>,</mi>
      <mspace width="2em"/>
      <msub>
        <mi>z</mi>
        <mn>1</mn>
      </msub>
      <mrow>
        <mspace width="0.5em"/>
        <mo stretchy="false">=</mo>
        <mspace width="0.5em"/>
      </mrow>
      <mrow>
        <msub>
          <mi>z</mi>
          <mn>0</mn>
        </msub>
        <mo stretchy="false">+</mo>
        <mn>1</mn>
      </mrow>
    </mrow>
    <annotation encoding="StarMath 5.0">z_0 `=` lfloor hat z rfloor, ~ z_1 `=` z_0+1</annotation>
  </semantics>
</math>
</file>

<file path=Object 66/content.xml><?xml version="1.0" encoding="utf-8"?>
<math xmlns="http://www.w3.org/1998/Math/MathML" display="block">
  <semantics>
    <mrow>
      <msub>
        <mi>s</mi>
        <mn>0</mn>
      </msub>
      <mrow>
        <mspace width="2em"/>
        <mo stretchy="false">=</mo>
        <mrow>
          <mspace width="2em"/>
          <mo stretchy="false">−</mo>
          <mfrac>
            <msub>
              <mi>x</mi>
              <mi mathvariant="italic">min</mi>
            </msub>
            <msub>
              <mi>z</mi>
              <mn>0</mn>
            </msub>
          </mfrac>
        </mrow>
      </mrow>
      <mi>,</mi>
      <mspace width="2em"/>
      <msub>
        <mi>s</mi>
        <mn>1</mn>
      </msub>
      <mrow>
        <mspace width="2em"/>
        <mo stretchy="false">=</mo>
        <mspace width="2em"/>
      </mrow>
      <mfrac>
        <msub>
          <mi>x</mi>
          <mi mathvariant="italic">max</mi>
        </msub>
        <mrow>
          <mn>65535</mn>
          <mo stretchy="false">−</mo>
          <msub>
            <mi>z</mi>
            <mn>1</mn>
          </msub>
        </mrow>
      </mfrac>
    </mrow>
    <annotation encoding="StarMath 5.0">s_0~=~ -x_min over z_0 , ~ s_1 ~=~ x_max over {65535-z_1}</annotation>
  </semantics>
</math>
</file>

<file path=Object 67/content.xml><?xml version="1.0" encoding="utf-8"?>
<math xmlns="http://www.w3.org/1998/Math/MathML" display="block">
  <semantics>
    <mrow>
      <mrow>
        <mo fence="true" stretchy="false">(</mo>
        <mrow>
          <mrow>
            <mi>s</mi>
            <mi>,</mi>
            <mspace width="0.5em"/>
            <mi>z</mi>
          </mrow>
        </mrow>
        <mo fence="true" stretchy="false">)</mo>
      </mrow>
      <mrow>
        <mspace width="0.5em"/>
        <mo stretchy="false">=</mo>
        <mspace width="0.5em"/>
      </mrow>
      <mrow>
        <mo fence="true" stretchy="false">(</mo>
        <mrow>
          <mrow>
            <msub>
              <mi>s</mi>
              <mn>0</mn>
            </msub>
            <mi>,</mi>
            <mspace width="0.5em"/>
            <msub>
              <mi>z</mi>
              <mn>0</mn>
            </msub>
          </mrow>
        </mrow>
        <mo fence="true" stretchy="false">)</mo>
      </mrow>
    </mrow>
    <annotation encoding="StarMath 5.0">(s,`z) `=` (s_0,`z_0) </annotation>
  </semantics>
</math>
</file>

<file path=Object 68/content.xml><?xml version="1.0" encoding="utf-8"?>
<math xmlns="http://www.w3.org/1998/Math/MathML" display="block">
  <semantics>
    <mrow>
      <msub>
        <mi>z</mi>
        <mn>0</mn>
      </msub>
      <mo stretchy="false">&gt;</mo>
      <mn>0</mn>
    </mrow>
    <annotation encoding="StarMath 5.0">z_0  &gt;  0</annotation>
  </semantics>
</math>
</file>

<file path=Object 69/content.xml><?xml version="1.0" encoding="utf-8"?>
<math xmlns="http://www.w3.org/1998/Math/MathML" display="block">
  <semantics>
    <mrow>
      <msub>
        <mi>z</mi>
        <mn>1</mn>
      </msub>
      <mo stretchy="false">≥</mo>
      <mn>65535</mn>
    </mrow>
    <annotation encoding="StarMath 5.0">z_1 &gt;=65535</annotation>
  </semantics>
</math>
</file>

<file path=Object 7/content.xml><?xml version="1.0" encoding="utf-8"?>
<math xmlns="http://www.w3.org/1998/Math/MathML" display="block">
  <semantics>
    <mi>α</mi>
    <annotation encoding="StarMath 5.0">%alpha</annotation>
  </semantics>
</math>
</file>

<file path=Object 70/content.xml><?xml version="1.0" encoding="utf-8"?>
<math xmlns="http://www.w3.org/1998/Math/MathML" display="block">
  <semantics>
    <mrow>
      <msub>
        <mi>s</mi>
        <mn>0</mn>
      </msub>
      <mo stretchy="false">&lt;</mo>
      <msub>
        <mi>s</mi>
        <mn>1</mn>
      </msub>
    </mrow>
    <annotation encoding="StarMath 5.0">s_0 &lt; s_1</annotation>
  </semantics>
</math>
</file>

<file path=Object 71/content.xml><?xml version="1.0" encoding="utf-8"?>
<math xmlns="http://www.w3.org/1998/Math/MathML" display="block">
  <semantics>
    <mrow>
      <mrow>
        <mo fence="true" stretchy="false">(</mo>
        <mrow>
          <mrow>
            <mi>s</mi>
            <mi>,</mi>
            <mspace width="0.5em"/>
            <mi>z</mi>
          </mrow>
        </mrow>
        <mo fence="true" stretchy="false">)</mo>
      </mrow>
      <mrow>
        <mspace width="0.5em"/>
        <mo stretchy="false">=</mo>
        <mspace width="0.5em"/>
      </mrow>
      <mrow>
        <mo fence="true" stretchy="false">(</mo>
        <mrow>
          <mrow>
            <msub>
              <mi>s</mi>
              <mn>1</mn>
            </msub>
            <mi>,</mi>
            <mspace width="0.5em"/>
            <msub>
              <mi>z</mi>
              <mn>1</mn>
            </msub>
          </mrow>
        </mrow>
        <mo fence="true" stretchy="false">)</mo>
      </mrow>
    </mrow>
    <annotation encoding="StarMath 5.0">(s,`z) `=` (s_1,`z_1) </annotation>
  </semantics>
</math>
</file>

<file path=Object 72/content.xml><?xml version="1.0" encoding="utf-8"?>
<math xmlns="http://www.w3.org/1998/Math/MathML" display="block">
  <semantics>
    <mrow>
      <mi>α</mi>
      <mi>,</mi>
      <mi>β</mi>
    </mrow>
    <annotation encoding="StarMath 5.0">%alpha, %beta</annotation>
  </semantics>
</math>
</file>

<file path=Object 73/content.xml><?xml version="1.0" encoding="utf-8"?>
<math xmlns="http://www.w3.org/1998/Math/MathML" display="block">
  <semantics>
    <mrow>
      <mrow>
        <mi mathvariant="normal">α</mi>
        <mo stretchy="false">≤</mo>
        <msub>
          <mi>x</mi>
          <mi mathvariant="italic">min</mi>
        </msub>
      </mrow>
      <mi>,</mi>
      <mspace width="0.5em"/>
      <mrow>
        <msub>
          <mi>x</mi>
          <mi mathvariant="italic">max</mi>
        </msub>
        <mo stretchy="false">≤</mo>
        <mrow>
          <mo fence="true" stretchy="false">(</mo>
          <mrow>
            <mrow>
              <mi mathvariant="normal">β</mi>
              <mo stretchy="false">−</mo>
              <mi>s</mi>
            </mrow>
          </mrow>
          <mo fence="true" stretchy="false">)</mo>
        </mrow>
      </mrow>
    </mrow>
    <annotation encoding="StarMath 5.0">%alpha &lt;= x_min, ` x_max &lt;= (%beta-s)</annotation>
  </semantics>
</math>
</file>

<file path=Object 74/content.xml><?xml version="1.0" encoding="utf-8"?>
<math xmlns="http://www.w3.org/1998/Math/MathML" display="block">
  <semantics>
    <mrow>
      <mo fence="true" stretchy="false">(</mo>
      <mrow>
        <mrow>
          <mi>α</mi>
          <mi>,</mi>
          <mi>β</mi>
        </mrow>
      </mrow>
      <mo fence="true" stretchy="false">)</mo>
    </mrow>
    <annotation encoding="StarMath 5.0">(%alpha, %beta)</annotation>
  </semantics>
</math>
</file>

<file path=Object 75/content.xml><?xml version="1.0" encoding="utf-8"?>
<math xmlns="http://www.w3.org/1998/Math/MathML" display="block">
  <semantics>
    <mrow>
      <mo fence="true" stretchy="false">(</mo>
      <mrow>
        <mrow>
          <msub>
            <mi>x</mi>
            <mi mathvariant="italic">min</mi>
          </msub>
          <mi>,</mi>
          <msub>
            <mi>x</mi>
            <mi mathvariant="italic">max</mi>
          </msub>
        </mrow>
      </mrow>
      <mo fence="true" stretchy="false">)</mo>
    </mrow>
    <annotation encoding="StarMath 5.0">(x_min, x_max)</annotation>
  </semantics>
</math>
</file>

<file path=Object 76/content.xml><?xml version="1.0" encoding="utf-8"?>
<math xmlns="http://www.w3.org/1998/Math/MathML" display="block">
  <semantics>
    <mrow>
      <mo fence="true" stretchy="false">(</mo>
      <mrow>
        <mrow>
          <mi>α</mi>
          <mi>,</mi>
          <mi>β</mi>
        </mrow>
      </mrow>
      <mo fence="true" stretchy="false">)</mo>
    </mrow>
    <annotation encoding="StarMath 5.0">(%alpha, %beta)</annotation>
  </semantics>
</math>
</file>

<file path=Object 77/content.xml><?xml version="1.0" encoding="utf-8"?>
<math xmlns="http://www.w3.org/1998/Math/MathML" display="block">
  <semantics>
    <mrow>
      <mo fence="true" stretchy="false">(</mo>
      <mrow>
        <mrow>
          <mi>α</mi>
          <mi>,</mi>
          <mi>β</mi>
        </mrow>
      </mrow>
      <mo fence="true" stretchy="false">)</mo>
    </mrow>
    <annotation encoding="StarMath 5.0">(%alpha, %beta)</annotation>
  </semantics>
</math>
</file>

<file path=Object 78/content.xml><?xml version="1.0" encoding="utf-8"?>
<math xmlns="http://www.w3.org/1998/Math/MathML" display="block">
  <semantics>
    <mrow>
      <mo fence="true" stretchy="false">(</mo>
      <mrow>
        <mrow>
          <msub>
            <mi>x</mi>
            <mi mathvariant="italic">min</mi>
          </msub>
          <mi>,</mi>
          <msub>
            <mi>x</mi>
            <mi mathvariant="italic">max</mi>
          </msub>
        </mrow>
      </mrow>
      <mo fence="true" stretchy="false">)</mo>
    </mrow>
    <annotation encoding="StarMath 5.0">(x_min, x_max)</annotation>
  </semantics>
</math>
</file>

<file path=Object 8/content.xml><?xml version="1.0" encoding="utf-8"?>
<math xmlns="http://www.w3.org/1998/Math/MathML" display="block">
  <semantics>
    <mrow>
      <msub>
        <mi>q</mi>
        <mi>i</mi>
      </msub>
      <mo stretchy="false">=</mo>
      <mn>0</mn>
    </mrow>
    <annotation encoding="StarMath 5.0">q_i=0</annotation>
  </semantics>
</math>
</file>

<file path=Object 80/content.xml><?xml version="1.0" encoding="utf-8"?>
<math xmlns="http://www.w3.org/1998/Math/MathML" display="block">
  <semantics>
    <mrow>
      <mrow>
        <mo stretchy="false">±</mo>
        <msup>
          <mn>2</mn>
          <mrow>
            <mo stretchy="false">−</mo>
            <mn>17</mn>
          </mrow>
        </msup>
      </mrow>
      <mrow>
        <mo fence="true" stretchy="false">(</mo>
        <mrow>
          <mrow>
            <mi mathvariant="normal">β</mi>
            <mo stretchy="false">−</mo>
            <mi mathvariant="normal">α</mi>
          </mrow>
        </mrow>
        <mo fence="true" stretchy="false">)</mo>
      </mrow>
    </mrow>
    <annotation encoding="StarMath 5.0">+- 2^-17 (%beta-%alpha)</annotation>
  </semantics>
</math>
</file>

<file path=Object 81/content.xml><?xml version="1.0" encoding="utf-8"?>
<math xmlns="http://www.w3.org/1998/Math/MathML" display="block">
  <semantics>
    <mrow>
      <mi>α</mi>
      <mo stretchy="false">=</mo>
      <mn>0</mn>
    </mrow>
    <annotation encoding="StarMath 5.0">%alpha=0</annotation>
  </semantics>
</math>
</file>

<file path=Object 82/content.xml><?xml version="1.0" encoding="utf-8"?>
<math xmlns="http://www.w3.org/1998/Math/MathML" display="block">
  <semantics>
    <mi>β</mi>
    <annotation encoding="StarMath 5.0"> %beta</annotation>
  </semantics>
</math>
</file>

<file path=Object 83/content.xml><?xml version="1.0" encoding="utf-8"?>
<math xmlns="http://www.w3.org/1998/Math/MathML" display="block">
  <semantics>
    <mrow>
      <mrow>
        <mi mathvariant="normal">β</mi>
        <mo stretchy="false">=</mo>
        <msup>
          <mn>2</mn>
          <mn>16</mn>
        </msup>
      </mrow>
      <mi>s</mi>
    </mrow>
    <annotation encoding="StarMath 5.0">%beta=2^16 s</annotation>
  </semantics>
</math>
</file>

<file path=Object 84/content.xml><?xml version="1.0" encoding="utf-8"?>
<math xmlns="http://www.w3.org/1998/Math/MathML" display="block">
  <semantics>
    <mrow>
      <msub>
        <mi>x</mi>
        <mi>i</mi>
      </msub>
      <mrow>
        <mspace width="0.5em"/>
        <mo stretchy="false">=</mo>
        <mspace width="0.5em"/>
      </mrow>
      <mi>s</mi>
      <mrow>
        <mo fence="true" stretchy="false">(</mo>
        <mrow>
          <mrow>
            <msub>
              <mi>q</mi>
              <mi>i</mi>
            </msub>
            <mo stretchy="false">−</mo>
            <mi>z</mi>
          </mrow>
        </mrow>
        <mo fence="true" stretchy="false">)</mo>
      </mrow>
    </mrow>
    <annotation encoding="StarMath 5.0">x_i `=` s ( q_i -z )</annotation>
  </semantics>
</math>
</file>

<file path=Object 85/content.xml><?xml version="1.0" encoding="utf-8"?>
<math xmlns="http://www.w3.org/1998/Math/MathML" display="block">
  <semantics>
    <mrow>
      <msub>
        <mi>x</mi>
        <mi>i</mi>
      </msub>
      <mrow>
        <mspace width="0.5em"/>
        <mo stretchy="false">=</mo>
        <mspace width="0.5em"/>
      </mrow>
      <mrow>
        <mi>α</mi>
        <mo stretchy="false">+</mo>
        <msub>
          <mi mathvariant="italic">sq</mi>
          <mi>i</mi>
        </msub>
      </mrow>
    </mrow>
    <annotation encoding="StarMath 5.0">x_i `=`%alpha + sq_i</annotation>
  </semantics>
</math>
</file>

<file path=Object 86/content.xml><?xml version="1.0" encoding="utf-8"?>
<math xmlns="http://www.w3.org/1998/Math/MathML" display="block">
  <semantics>
    <mrow>
      <mo fence="true" stretchy="false">(</mo>
      <mrow>
        <mrow>
          <msub>
            <mi>x</mi>
            <mi mathvariant="italic">min</mi>
          </msub>
          <mi>,</mi>
          <msub>
            <mi>x</mi>
            <mi mathvariant="italic">max</mi>
          </msub>
        </mrow>
      </mrow>
      <mo fence="true" stretchy="false">)</mo>
    </mrow>
    <annotation encoding="StarMath 5.0">(x_min, x_max)</annotation>
  </semantics>
</math>
</file>

<file path=Object 87/content.xml><?xml version="1.0" encoding="utf-8"?>
<math xmlns="http://www.w3.org/1998/Math/MathML" display="block">
  <semantics>
    <mrow>
      <msub>
        <mi>s</mi>
        <mn>0</mn>
      </msub>
      <mi>,</mi>
      <msub>
        <mi>s</mi>
        <mn>1</mn>
      </msub>
    </mrow>
    <annotation encoding="StarMath 5.0">s_0,s_1</annotation>
  </semantics>
</math>
</file>

<file path=Object 88/content.xml><?xml version="1.0" encoding="utf-8"?>
<math xmlns="http://www.w3.org/1998/Math/MathML" display="block">
  <semantics>
    <msup>
      <mn>2</mn>
      <mn>8</mn>
    </msup>
    <annotation encoding="StarMath 5.0">2^8</annotation>
  </semantics>
</math>
</file>

<file path=Object 89/content.xml><?xml version="1.0" encoding="utf-8"?>
<math xmlns="http://www.w3.org/1998/Math/MathML" display="block">
  <semantics>
    <msup>
      <mn>2</mn>
      <mn>16</mn>
    </msup>
    <annotation encoding="StarMath 5.0">2^16</annotation>
  </semantics>
</math>
</file>

<file path=Object 9/content.xml><?xml version="1.0" encoding="utf-8"?>
<math xmlns="http://www.w3.org/1998/Math/MathML" display="block">
  <semantics>
    <mi>β</mi>
    <annotation encoding="StarMath 5.0">%beta</annotation>
  </semantics>
</math>
</file>

<file path=Object 90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91/content.xml><?xml version="1.0" encoding="utf-8"?>
<math xmlns="http://www.w3.org/1998/Math/MathML" display="block">
  <semantics>
    <msub>
      <mi>q</mi>
      <mi>i</mi>
    </msub>
    <annotation encoding="StarMath 5.0">q_i </annotation>
  </semantics>
</math>
</file>

<file path=Object 92/content.xml><?xml version="1.0" encoding="utf-8"?>
<math xmlns="http://www.w3.org/1998/Math/MathML" display="block">
  <semantics>
    <msup>
      <mn>2</mn>
      <mn>37</mn>
    </msup>
    <annotation encoding="StarMath 5.0">2^37 </annotation>
  </semantics>
</math>
</file>

<file path=Object 93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x</mi>
                <mi mathvariant="italic">min</mi>
              </msub>
              <mi>,</mi>
              <mspace width="0.5em"/>
              <msub>
                <mi>x</mi>
                <mi mathvariant="italic">max</mi>
              </msub>
            </mrow>
          </mrow>
          <mo fence="true" stretchy="false">)</mo>
        </mrow>
        <mo stretchy="false">=</mo>
        <mrow>
          <mo fence="true" stretchy="false">(</mo>
          <mrow>
            <mrow>
              <mn>0,</mn>
              <mspace width="0.5em"/>
              <mn>1</mn>
            </mrow>
          </mrow>
          <mo fence="true" stretchy="false">)</mo>
        </mrow>
      </mrow>
      <mspace width="2em"/>
      <mo stretchy="false">⇒</mo>
      <mspace width="2em"/>
      <mrow>
        <mrow>
          <mo fence="true" stretchy="false">(</mo>
          <mrow>
            <mrow>
              <mi>s</mi>
              <mi>,</mi>
              <mspace width="0.5em"/>
              <mi>z</mi>
            </mrow>
          </mrow>
          <mo fence="true" stretchy="false">)</mo>
        </mrow>
        <mo stretchy="false">=</mo>
        <mrow>
          <mo fence="true" stretchy="false">(</mo>
          <mrow>
            <mrow>
              <mn>0.003921628,</mn>
              <mspace width="0.5em"/>
              <mn>0</mn>
            </mrow>
          </mrow>
          <mo fence="true" stretchy="false">)</mo>
        </mrow>
      </mrow>
      <mspace width="2em"/>
      <mo stretchy="false">⇒</mo>
      <mspace width="2em"/>
      <mrow>
        <mrow>
          <mo fence="true" stretchy="false">(</mo>
          <mrow>
            <mrow>
              <mi mathvariant="normal">α</mi>
              <mi>,</mi>
              <mspace width="0.5em"/>
              <mi mathvariant="normal">β</mi>
            </mrow>
          </mrow>
          <mo fence="true" stretchy="false">)</mo>
        </mrow>
        <mo stretchy="false">=</mo>
        <mrow>
          <mo fence="true" stretchy="false">(</mo>
          <mrow>
            <mrow>
              <mn>0,</mn>
              <mspace width="0.5em"/>
              <mn>1.0000151</mn>
            </mrow>
          </mrow>
          <mo fence="true" stretchy="false">)</mo>
        </mrow>
      </mrow>
    </mrow>
    <annotation encoding="StarMath 5.0">(x_min,`x_max) = (0,`1) ~drarrow~  (s,`z) = (0.003921628,`0) ~drarrow~ (%alpha,`%beta)=(0,`1.0000151)</annotation>
  </semantics>
</math>
</file>

<file path=Object 94/content.xml><?xml version="1.0" encoding="utf-8"?>
<math xmlns="http://www.w3.org/1998/Math/MathML" display="block">
  <semantics>
    <mrow>
      <mi>s</mi>
      <mo stretchy="false">=</mo>
      <mrow>
        <mtext>0x8081</mtext>
        <mo stretchy="false">×</mo>
        <msup>
          <mn>2</mn>
          <mrow>
            <mo stretchy="false">−</mo>
            <mn>23</mn>
          </mrow>
        </msup>
      </mrow>
    </mrow>
    <annotation encoding="StarMath 5.0">s = "0x8081" times 2^-23</annotation>
  </semantics>
</math>
</file>

<file path=Object 95/content.xml><?xml version="1.0" encoding="utf-8"?>
<math xmlns="http://www.w3.org/1998/Math/MathML" display="block">
  <semantics>
    <mrow>
      <mi mathvariant="normal">β</mi>
      <mo stretchy="false">=</mo>
      <mrow>
        <mtext>0x80007F</mtext>
        <mo stretchy="false">×</mo>
        <msup>
          <mn>2</mn>
          <mrow>
            <mo stretchy="false">−</mo>
            <mn>23</mn>
          </mrow>
        </msup>
      </mrow>
    </mrow>
    <annotation encoding="StarMath 5.0">%beta = "0x80007F" times 2^-23 </annotation>
  </semantics>
</math>
</file>

<file path=Object 96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x</mi>
                <mi mathvariant="italic">min</mi>
              </msub>
              <mi>,</mi>
              <mspace width="0.5em"/>
              <msub>
                <mi>x</mi>
                <mi mathvariant="italic">max</mi>
              </msub>
            </mrow>
          </mrow>
          <mo fence="true" stretchy="false">)</mo>
        </mrow>
        <mo stretchy="false">=</mo>
        <mrow>
          <mo fence="true" stretchy="false">(</mo>
          <mrow>
            <mrow>
              <mrow>
                <mo stretchy="false">−</mo>
                <mn>1,</mn>
              </mrow>
              <mspace width="0.5em"/>
              <mn>1</mn>
            </mrow>
          </mrow>
          <mo fence="true" stretchy="false">)</mo>
        </mrow>
      </mrow>
      <mspace width="2em"/>
      <mo stretchy="false">⇒</mo>
      <mspace width="2em"/>
      <mrow>
        <mrow>
          <mo fence="true" stretchy="false">(</mo>
          <mrow>
            <mrow>
              <mi>s</mi>
              <mi>,</mi>
              <mspace width="0.5em"/>
              <mi>z</mi>
            </mrow>
          </mrow>
          <mo fence="true" stretchy="false">)</mo>
        </mrow>
        <mo stretchy="false">=</mo>
        <mrow>
          <mo fence="true" stretchy="false">(</mo>
          <mrow>
            <mrow>
              <mn>0.0078742504,</mn>
              <mspace width="0.5em"/>
              <mn>128</mn>
            </mrow>
          </mrow>
          <mo fence="true" stretchy="false">)</mo>
        </mrow>
      </mrow>
      <mspace width="2em"/>
      <mo stretchy="false">⇒</mo>
      <mspace width="2em"/>
      <mrow>
        <mrow>
          <mo fence="true" stretchy="false">(</mo>
          <mrow>
            <mrow>
              <mi mathvariant="normal">α</mi>
              <mi>,</mi>
              <mspace width="0.5em"/>
              <mi mathvariant="normal">β</mi>
            </mrow>
          </mrow>
          <mo fence="true" stretchy="false">)</mo>
        </mrow>
        <mo stretchy="false">=</mo>
        <mrow>
          <mo fence="true" stretchy="false">(</mo>
          <mrow>
            <mrow>
              <mrow>
                <mo stretchy="false">−</mo>
                <mn>1.0079041,</mn>
              </mrow>
              <mspace width="0.5em"/>
              <mn>1.0000298</mn>
            </mrow>
          </mrow>
          <mo fence="true" stretchy="false">)</mo>
        </mrow>
      </mrow>
    </mrow>
    <annotation encoding="StarMath 5.0">(x_min,`x_max) = (-1,`1) ~drarrow~  (s,`z) = (0.0078742504,`128) ~drarrow~ (%alpha,`%beta)=(-1.0079041,`1.0000298)</annotation>
  </semantics>
</math>
</file>

<file path=Object 97/content.xml><?xml version="1.0" encoding="utf-8"?>
<math xmlns="http://www.w3.org/1998/Math/MathML" display="block">
  <semantics>
    <mrow>
      <mi>s</mi>
      <mo stretchy="false">=</mo>
      <mrow>
        <mtext>0x8103</mtext>
        <mo stretchy="false">×</mo>
        <msup>
          <mn>2</mn>
          <mrow>
            <mo stretchy="false">−</mo>
            <mn>22</mn>
          </mrow>
        </msup>
      </mrow>
    </mrow>
    <annotation encoding="StarMath 5.0">s = "0x8103" times 2^-22</annotation>
  </semantics>
</math>
</file>

<file path=Object 98/content.xml><?xml version="1.0" encoding="utf-8"?>
<math xmlns="http://www.w3.org/1998/Math/MathML" display="block">
  <semantics>
    <mrow>
      <mrow>
        <mi mathvariant="normal">α</mi>
        <mo stretchy="false">=</mo>
        <mrow>
          <mrow>
            <mo stretchy="false">−</mo>
            <mtext>0x8103</mtext>
          </mrow>
          <mo stretchy="false">×</mo>
          <msup>
            <mn>2</mn>
            <mrow>
              <mo stretchy="false">−</mo>
              <mn>15</mn>
            </mrow>
          </msup>
        </mrow>
      </mrow>
      <mi>,</mi>
      <mspace width="0.5em"/>
      <mrow>
        <mi mathvariant="normal">β</mi>
        <mo stretchy="false">=</mo>
        <mrow>
          <mtext>0x40007D</mtext>
          <mo stretchy="false">×</mo>
          <msup>
            <mn>2</mn>
            <mrow>
              <mo stretchy="false">−</mo>
              <mn>22</mn>
            </mrow>
          </msup>
        </mrow>
      </mrow>
    </mrow>
    <annotation encoding="StarMath 5.0">%alpha = -"0x8103" times 2^-15 ,` %beta = "0x40007D" times 2^-22 </annotation>
  </semantics>
</math>
</file>

<file path=Object 99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